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Grades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First name</text:p>
          </table:table-cell>
          <table:table-cell office:value-type="string">
            <text:p>Surname</text:p>
          </table:table-cell>
          <table:table-cell office:value-type="string">
            <text:p>ID number</text:p>
          </table:table-cell>
          <table:table-cell office:value-type="string">
            <text:p>Institution</text:p>
          </table:table-cell>
          <table:table-cell office:value-type="string">
            <text:p>Department</text:p>
          </table:table-cell>
          <table:table-cell office:value-type="string">
            <text:p>Email address</text:p>
          </table:table-cell>
          <table:table-cell office:value-type="string">
            <text:p>Register Midterm (Real)</text:p>
          </table:table-cell>
          <table:table-cell office:value-type="string">
            <text:p>Register Midterm (Feedback)</text:p>
          </table:table-cell>
          <table:table-cell office:value-type="string">
            <text:p>Register Endterm (Real)</text:p>
          </table:table-cell>
          <table:table-cell office:value-type="string">
            <text:p>Register Endterm (Feedback)</text:p>
          </table:table-cell>
          <table:table-cell office:value-type="string">
            <text:p>Register Term (Real)</text:p>
          </table:table-cell>
          <table:table-cell office:value-type="string">
            <text:p>Register Term (Feedback)</text:p>
          </table:table-cell>
          <table:table-cell office:value-type="string">
            <text:p>Register Final (Real)</text:p>
          </table:table-cell>
          <table:table-cell office:value-type="string">
            <text:p>Register Final (Feedback)</text:p>
          </table:table-cell>
          <table:table-cell office:value-type="string">
            <text:p>Register(not to edit) total (Real)</text:p>
          </table:table-cell>
          <table:table-cell office:value-type="string">
            <text:p>Register(not to edit) total (Feedback)</text:p>
          </table:table-cell>
          <table:table-cell office:value-type="string">
            <text:p>Attendance: Attendance (Real)</text:p>
          </table:table-cell>
          <table:table-cell office:value-type="string">
            <text:p>Attendance: Attendance (Feedback)</text:p>
          </table:table-cell>
          <table:table-cell office:value-type="string">
            <text:p>Assignment: Midterm (Real)</text:p>
          </table:table-cell>
          <table:table-cell office:value-type="string">
            <text:p>Assignment: Midterm (Feedback)</text:p>
          </table:table-cell>
          <table:table-cell office:value-type="string">
            <text:p>Assignment: Endterm (Real)</text:p>
          </table:table-cell>
          <table:table-cell office:value-type="string">
            <text:p>Assignment: Endterm (Feedback)</text:p>
          </table:table-cell>
          <table:table-cell office:value-type="string">
            <text:p>Quiz: Final Test (Real)</text:p>
          </table:table-cell>
          <table:table-cell office:value-type="string">
            <text:p>Quiz: Final Test (Feedback)</text:p>
          </table:table-cell>
          <table:table-cell office:value-type="string">
            <text:p>Assignment: Final Exam (Real)</text:p>
          </table:table-cell>
          <table:table-cell office:value-type="string">
            <text:p>Assignment: Final Exam (Feedback)</text:p>
          </table:table-cell>
          <table:table-cell office:value-type="string">
            <text:p>Quiz: Final Test FX (Real)</text:p>
          </table:table-cell>
          <table:table-cell office:value-type="string">
            <text:p>Quiz: Final Test FX (Feedback)</text:p>
          </table:table-cell>
          <table:table-cell office:value-type="string">
            <text:p>Assignment: Final Exam FX (Real)</text:p>
          </table:table-cell>
          <table:table-cell office:value-type="string">
            <text:p>Assignment: Final Exam FX (Feedback)</text:p>
          </table:table-cell>
          <table:table-cell office:value-type="string">
            <text:p>Assignment: Week 2 (contester) !!!Don't send anything (Real)</text:p>
          </table:table-cell>
          <table:table-cell office:value-type="string">
            <text:p>Assignment: Week 2 (contester) !!!Don't send anything (Feedback)</text:p>
          </table:table-cell>
          <table:table-cell office:value-type="string">
            <text:p>Quiz: Quiz (1-3 lectures) (Real)</text:p>
          </table:table-cell>
          <table:table-cell office:value-type="string">
            <text:p>Quiz: Quiz (1-3 lectures) (Feedback)</text:p>
          </table:table-cell>
          <table:table-cell office:value-type="string">
            <text:p>Assignment: Week 3 (contester) !!!Don't send anything (Real)</text:p>
          </table:table-cell>
          <table:table-cell office:value-type="string">
            <text:p>Assignment: Week 3 (contester) !!!Don't send anything (Feedback)</text:p>
          </table:table-cell>
          <table:table-cell office:value-type="string">
            <text:p>Assignment: Week 4 (Real)</text:p>
          </table:table-cell>
          <table:table-cell office:value-type="string">
            <text:p>Assignment: Week 4 (Feedback)</text:p>
          </table:table-cell>
          <table:table-cell office:value-type="string">
            <text:p>Assignment: Midterm Practice (Real)</text:p>
          </table:table-cell>
          <table:table-cell office:value-type="string">
            <text:p>Assignment: Midterm Practice (Feedback)</text:p>
          </table:table-cell>
          <table:table-cell office:value-type="string">
            <text:p>Quiz: Midterm Quiz (Real)</text:p>
          </table:table-cell>
          <table:table-cell office:value-type="string">
            <text:p>Quiz: Midterm Quiz (Feedback)</text:p>
          </table:table-cell>
          <table:table-cell office:value-type="string">
            <text:p>Assignment: Week 5 (Real)</text:p>
          </table:table-cell>
          <table:table-cell office:value-type="string">
            <text:p>Assignment: Week 5 (Feedback)</text:p>
          </table:table-cell>
          <table:table-cell office:value-type="string">
            <text:p>Assignment: Week 7 (classroom task=30% included) (Real)</text:p>
          </table:table-cell>
          <table:table-cell office:value-type="string">
            <text:p>Assignment: Week 7 (classroom task=30% included) (Feedback)</text:p>
          </table:table-cell>
          <table:table-cell office:value-type="string">
            <text:p>Assignment: Week 6 (Real)</text:p>
          </table:table-cell>
          <table:table-cell office:value-type="string">
            <text:p>Assignment: Week 6 (Feedback)</text:p>
          </table:table-cell>
          <table:table-cell office:value-type="string">
            <text:p>Assignment: Week 8 (Real)</text:p>
          </table:table-cell>
          <table:table-cell office:value-type="string">
            <text:p>Assignment: Week 8 (Feedback)</text:p>
          </table:table-cell>
          <table:table-cell office:value-type="string">
            <text:p>Quiz: Q_8 (Real)</text:p>
          </table:table-cell>
          <table:table-cell office:value-type="string">
            <text:p>Quiz: Q_8 (Feedback)</text:p>
          </table:table-cell>
          <table:table-cell office:value-type="string">
            <text:p>Quiz: Classroom tasks = 30% (Real)</text:p>
          </table:table-cell>
          <table:table-cell office:value-type="string">
            <text:p>Quiz: Classroom tasks = 30% (Feedback)</text:p>
          </table:table-cell>
          <table:table-cell office:value-type="string">
            <text:p>Assignment: Week 9 (Real)</text:p>
          </table:table-cell>
          <table:table-cell office:value-type="string">
            <text:p>Assignment: Week 9 (Feedback)</text:p>
          </table:table-cell>
          <table:table-cell office:value-type="string">
            <text:p>Assignment: Week 10 (Contester = defense) (Real)</text:p>
          </table:table-cell>
          <table:table-cell office:value-type="string">
            <text:p>Assignment: Week 10 (Contester = defense) (Feedback)</text:p>
          </table:table-cell>
          <table:table-cell office:value-type="string">
            <text:p>Assignment: Endterm Practice (Real)</text:p>
          </table:table-cell>
          <table:table-cell office:value-type="string">
            <text:p>Assignment: Endterm Practice (Feedback)</text:p>
          </table:table-cell>
          <table:table-cell office:value-type="string">
            <text:p>Quiz: Endterm Quiz (Real)</text:p>
          </table:table-cell>
          <table:table-cell office:value-type="string">
            <text:p>Quiz: Endterm Quiz (Feedback)</text:p>
          </table:table-cell>
          <table:table-cell office:value-type="string">
            <text:p>Course total (Real)</text:p>
          </table:table-cell>
          <table:table-cell office:value-type="string">
            <text:p>Course total (Feedback)</text:p>
          </table:table-cell>
          <table:table-cell office:value-type="string">
            <text:p>Last downloaded from this course</text:p>
          </table:table-cell>
        </table:table-row>
        <table:table-row>
          <table:table-cell office:value-type="string">
            <text:p>Aidana</text:p>
          </table:table-cell>
          <table:table-cell office:value-type="string">
            <text:p>Abdimutalip</text:p>
          </table:table-cell>
          <table:table-cell office:value-type="string">
            <text:p>241373@astanait.edu.kz</text:p>
          </table:table-cell>
          <table:table-cell office:value-type="string">
            <text:p/>
          </table:table-cell>
          <table:table-cell office:value-type="string">
            <text:p>SE-2419</text:p>
          </table:table-cell>
          <table:table-cell office:value-type="string">
            <text:p>241373@astanait.edu.kz</text:p>
          </table:table-cell>
          <table:table-cell office:value-type="float" office:value="85.31">
            <text:p>85.31</text:p>
          </table:table-cell>
          <table:table-cell office:value-type="string">
            <text:p/>
          </table:table-cell>
          <table:table-cell office:value-type="float" office:value="80.40">
            <text:p>80.40</text:p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float" office:value="88.89">
            <text:p>88.89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.50">
            <text:p>7.5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8.33">
            <text:p>88.3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Sorting alg, extra tasks for the higher grade are not solved 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- hometask </text:p>
          </table:table-cell>
          <table:table-cell office:value-type="float" office:value="85.00">
            <text:p>85.00</text:p>
          </table:table-cell>
          <table:table-cell office:value-type="string">
            <text:p>- defense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4/5 tasks </text:p>
          </table:table-cell>
          <table:table-cell office:value-type="float" office:value="85.00">
            <text:p>85.00</text:p>
          </table:table-cell>
          <table:table-cell office:value-type="string">
            <text:p>- defense </text:p>
          </table:table-cell>
          <table:table-cell office:value-type="float" office:value="70.00">
            <text:p>70.00</text:p>
          </table:table-cell>
          <table:table-cell office:value-type="string">
            <text:p>70% of the group had the same solution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Zhaniya</text:p>
          </table:table-cell>
          <table:table-cell office:value-type="string">
            <text:p>Abdraiym</text:p>
          </table:table-cell>
          <table:table-cell office:value-type="string">
            <text:p>241003@astanait.edu.kz</text:p>
          </table:table-cell>
          <table:table-cell office:value-type="string">
            <text:p/>
          </table:table-cell>
          <table:table-cell office:value-type="string">
            <text:p>SE-2421</text:p>
          </table:table-cell>
          <table:table-cell office:value-type="string">
            <text:p>241003@astanait.edu.kz</text:p>
          </table:table-cell>
          <table:table-cell office:value-type="float" office:value="84.47">
            <text:p>84.47</text:p>
          </table:table-cell>
          <table:table-cell office:value-type="string">
            <text:p/>
          </table:table-cell>
          <table:table-cell office:value-type="float" office:value="75.07">
            <text:p>75.0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1.67">
            <text:p>81.6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Sorting alg, extra tasks for the higher grade are not solved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- additional tasks </text:p>
          </table:table-cell>
          <table:table-cell office:value-type="float" office:value="75.00">
            <text:p>75.00</text:p>
          </table:table-cell>
          <table:table-cell office:value-type="string">
            <text:p>- defense 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4/5 tasks </text:p>
          </table:table-cell>
          <table:table-cell office:value-type="float" office:value="70.00">
            <text:p>70.00</text:p>
          </table:table-cell>
          <table:table-cell office:value-type="string">
            <text:p>Defense?</text:p>
          </table:table-cell>
          <table:table-cell office:value-type="float" office:value="60.00">
            <text:p>60.00</text:p>
          </table:table-cell>
          <table:table-cell office:value-type="string">
            <text:p>70% of the group had the same solution</text:p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Nazerke</text:p>
          </table:table-cell>
          <table:table-cell office:value-type="string">
            <text:p>Abzhamal</text:p>
          </table:table-cell>
          <table:table-cell office:value-type="string">
            <text:p>242304@astanait.edu.kz</text:p>
          </table:table-cell>
          <table:table-cell office:value-type="string">
            <text:p/>
          </table:table-cell>
          <table:table-cell office:value-type="string">
            <text:p>SE-2422</text:p>
          </table:table-cell>
          <table:table-cell office:value-type="string">
            <text:p>242304@astanait.edu.kz</text:p>
          </table:table-cell>
          <table:table-cell office:value-type="float" office:value="90.21">
            <text:p>90.21</text:p>
          </table:table-cell>
          <table:table-cell office:value-type="string">
            <text:p/>
          </table:table-cell>
          <table:table-cell office:value-type="float" office:value="75.67">
            <text:p>75.67</text:p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.00">
            <text:p>8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1.67">
            <text:p>91.67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Extra tasks for the higher grade are not solved</text:p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- additional tasks </text:p>
          </table:table-cell>
          <table:table-cell office:value-type="float" office:value="80.00">
            <text:p>80.00</text:p>
          </table:table-cell>
          <table:table-cell office:value-type="string">
            <text:p>- classroom task 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- defense </text:p>
          </table:table-cell>
          <table:table-cell office:value-type="float" office:value="70.00">
            <text:p>70.00</text:p>
          </table:table-cell>
          <table:table-cell office:value-type="string">
            <text:p>Defense?</text:p>
          </table:table-cell>
          <table:table-cell office:value-type="float" office:value="60.00">
            <text:p>60.00</text:p>
          </table:table-cell>
          <table:table-cell office:value-type="string">
            <text:p>70% of the group had the same solution</text:p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Shakarim</text:p>
          </table:table-cell>
          <table:table-cell office:value-type="string">
            <text:p>Ainatayev</text:p>
          </table:table-cell>
          <table:table-cell office:value-type="string">
            <text:p>242099@astanait.edu.kz</text:p>
          </table:table-cell>
          <table:table-cell office:value-type="string">
            <text:p/>
          </table:table-cell>
          <table:table-cell office:value-type="string">
            <text:p>SE-2414</text:p>
          </table:table-cell>
          <table:table-cell office:value-type="string">
            <text:p>242099@astanait.edu.kz</text:p>
          </table:table-cell>
          <table:table-cell office:value-type="float" office:value="90.73">
            <text:p>90.73</text:p>
          </table:table-cell>
          <table:table-cell office:value-type="string">
            <text:p/>
          </table:table-cell>
          <table:table-cell office:value-type="float" office:value="67.37">
            <text:p>67.37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77.00">
            <text:p>77.00</text:p>
          </table:table-cell>
          <table:table-cell office:value-type="string">
            <text:p/>
          </table:table-cell>
          <table:table-cell office:value-type="float" office:value="87.50">
            <text:p>87.5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2.00">
            <text:p>92.00</text:p>
          </table:table-cell>
          <table:table-cell office:value-type="string">
            <text:p/>
          </table:table-cell>
          <table:table-cell office:value-type="float" office:value="4.50">
            <text:p>4.5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Late submission, sorting alg not solved</text:p>
          </table:table-cell>
          <table:table-cell office:value-type="float" office:value="90.00">
            <text:p>90.00</text:p>
          </table:table-cell>
          <table:table-cell office:value-type="string">
            <text:p>defense</text:p>
          </table:table-cell>
          <table:table-cell office:value-type="float" office:value="85.00">
            <text:p>85.00</text:p>
          </table:table-cell>
          <table:table-cell office:value-type="string">
            <text:p>late submission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Late submission 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77.00">
            <text:p>77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Nurassyl</text:p>
          </table:table-cell>
          <table:table-cell office:value-type="string">
            <text:p>Aitbay</text:p>
          </table:table-cell>
          <table:table-cell office:value-type="string">
            <text:p>241981@astanait.edu.kz</text:p>
          </table:table-cell>
          <table:table-cell office:value-type="string">
            <text:p/>
          </table:table-cell>
          <table:table-cell office:value-type="string">
            <text:p>SE-2415</text:p>
          </table:table-cell>
          <table:table-cell office:value-type="string">
            <text:p>241981@astanait.edu.kz</text:p>
          </table:table-cell>
          <table:table-cell office:value-type="float" office:value="91.84">
            <text:p>91.84</text:p>
          </table:table-cell>
          <table:table-cell office:value-type="string">
            <text:p/>
          </table:table-cell>
          <table:table-cell office:value-type="float" office:value="48.30">
            <text:p>48.3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71.00">
            <text:p>71.00</text:p>
          </table:table-cell>
          <table:table-cell office:value-type="string">
            <text:p/>
          </table:table-cell>
          <table:table-cell office:value-type="float" office:value="88.89">
            <text:p>88.89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.00">
            <text:p>8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2.00">
            <text:p>92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Week 5 - empty/ late submission </text:p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No hometask?! Functions</text:p>
          </table:table-cell>
          <table:table-cell office:value-type="float" office:value="85.00">
            <text:p>85.00</text:p>
          </table:table-cell>
          <table:table-cell office:value-type="string">
            <text:p>send your tasks in contester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9 - empty (10.11.24)</text:p>
          </table:table-cell>
          <table:table-cell office:value-type="float" office:value="85.00">
            <text:p>85.00</text:p>
          </table:table-cell>
          <table:table-cell office:value-type="string">
            <text:p>- defense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1.00">
            <text:p>71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Baknur</text:p>
          </table:table-cell>
          <table:table-cell office:value-type="string">
            <text:p>Aitimbet</text:p>
          </table:table-cell>
          <table:table-cell office:value-type="string">
            <text:p>240756@astanait.edu.kz</text:p>
          </table:table-cell>
          <table:table-cell office:value-type="string">
            <text:p/>
          </table:table-cell>
          <table:table-cell office:value-type="string">
            <text:p>SE-2418</text:p>
          </table:table-cell>
          <table:table-cell office:value-type="string">
            <text:p>240756@astanait.edu.kz</text:p>
          </table:table-cell>
          <table:table-cell office:value-type="float" office:value="90.77">
            <text:p>90.77</text:p>
          </table:table-cell>
          <table:table-cell office:value-type="string">
            <text:p/>
          </table:table-cell>
          <table:table-cell office:value-type="float" office:value="82.27">
            <text:p>82.27</text:p>
          </table:table-cell>
          <table:table-cell office:value-type="string">
            <text:p/>
          </table:table-cell>
          <table:table-cell office:value-type="float" office:value="87.00">
            <text:p>87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8.24">
            <text:p>88.2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.50">
            <text:p>8.50</text:p>
          </table:table-cell>
          <table:table-cell office:value-type="string">
            <text:p/>
          </table:table-cell>
          <table:table-cell office:value-type="float" office:value="92.00">
            <text:p>92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Sorting alg, extra tasks for the higher grade are not solved 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Late submission </text:p>
          </table:table-cell>
          <table:table-cell office:value-type="float" office:value="80.00">
            <text:p>80.00</text:p>
          </table:table-cell>
          <table:table-cell office:value-type="string">
            <text:p>Late submission 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70% of the group had the same solution</text:p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Serik</text:p>
          </table:table-cell>
          <table:table-cell office:value-type="string">
            <text:p>Aitkazyyev</text:p>
          </table:table-cell>
          <table:table-cell office:value-type="string">
            <text:p>241862@astanait.edu.kz</text:p>
          </table:table-cell>
          <table:table-cell office:value-type="string">
            <text:p/>
          </table:table-cell>
          <table:table-cell office:value-type="string">
            <text:p>SE-2419</text:p>
          </table:table-cell>
          <table:table-cell office:value-type="string">
            <text:p>241862@astanait.edu.kz</text:p>
          </table:table-cell>
          <table:table-cell office:value-type="float" office:value="84.15">
            <text:p>84.15</text:p>
          </table:table-cell>
          <table:table-cell office:value-type="string">
            <text:p/>
          </table:table-cell>
          <table:table-cell office:value-type="float" office:value="73.50">
            <text:p>73.50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77.00">
            <text:p>77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Late submission, extra tasks for the higher grade are not solved</text:p>
          </table:table-cell>
          <table:table-cell office:value-type="float" office:value="70.00">
            <text:p>70.00</text:p>
          </table:table-cell>
          <table:table-cell office:value-type="string">
            <text:p>grade depends on your defence</text:p>
          </table:table-cell>
          <table:table-cell office:value-type="float" office:value="75.00">
            <text:p>75.00</text:p>
          </table:table-cell>
          <table:table-cell office:value-type="string">
            <text:p>- hometask </text:p>
          </table:table-cell>
          <table:table-cell office:value-type="float" office:value="75.00">
            <text:p>75.00</text:p>
          </table:table-cell>
          <table:table-cell office:value-type="string">
            <text:p>- classroom task 
- extra tasks for the higher grade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Week 9 empty 
! - extra tasks for the higher grade </text:p>
          </table:table-cell>
          <table:table-cell office:value-type="float" office:value="70.00">
            <text:p>70.00</text:p>
          </table:table-cell>
          <table:table-cell office:value-type="string">
            <text:p>- defense </text:p>
          </table:table-cell>
          <table:table-cell office:value-type="float" office:value="60.00">
            <text:p>60.00</text:p>
          </table:table-cell>
          <table:table-cell office:value-type="string">
            <text:p>70% of the group had the same solution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7.00">
            <text:p>77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Murat</text:p>
          </table:table-cell>
          <table:table-cell office:value-type="string">
            <text:p>Aitmaganbetov</text:p>
          </table:table-cell>
          <table:table-cell office:value-type="string">
            <text:p>241051@astanait.edu.kz</text:p>
          </table:table-cell>
          <table:table-cell office:value-type="string">
            <text:p/>
          </table:table-cell>
          <table:table-cell office:value-type="string">
            <text:p>SE-2421</text:p>
          </table:table-cell>
          <table:table-cell office:value-type="string">
            <text:p>241051@astanait.edu.kz</text:p>
          </table:table-cell>
          <table:table-cell office:value-type="float" office:value="82.36">
            <text:p>82.36</text:p>
          </table:table-cell>
          <table:table-cell office:value-type="string">
            <text:p/>
          </table:table-cell>
          <table:table-cell office:value-type="float" office:value="79.67">
            <text:p>79.67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97.06">
            <text:p>97.06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>contester empty</text:p>
          </table:table-cell>
          <table:table-cell office:value-type="float" office:value="7.50">
            <text:p>7.5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Extra tasks for the higher grade are not solved</text:p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- extra tasks for the higher grade 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2/5 (tasks)</text:p>
          </table:table-cell>
          <table:table-cell office:value-type="float" office:value="85.00">
            <text:p>85.00</text:p>
          </table:table-cell>
          <table:table-cell office:value-type="string">
            <text:p>- defense </text:p>
          </table:table-cell>
          <table:table-cell office:value-type="float" office:value="70.00">
            <text:p>70.00</text:p>
          </table:table-cell>
          <table:table-cell office:value-type="string">
            <text:p>Task 1,3</text:p>
          </table:table-cell>
          <table:table-cell office:value-type="float" office:value="96.67">
            <text:p>96.67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Assylkhan</text:p>
          </table:table-cell>
          <table:table-cell office:value-type="string">
            <text:p>Aitzhan</text:p>
          </table:table-cell>
          <table:table-cell office:value-type="string">
            <text:p>240427@astanait.edu.kz</text:p>
          </table:table-cell>
          <table:table-cell office:value-type="string">
            <text:p/>
          </table:table-cell>
          <table:table-cell office:value-type="string">
            <text:p>SE-2416</text:p>
          </table:table-cell>
          <table:table-cell office:value-type="string">
            <text:p>240427@astanait.edu.kz</text:p>
          </table:table-cell>
          <table:table-cell office:value-type="float" office:value="66.54">
            <text:p>66.54</text:p>
          </table:table-cell>
          <table:table-cell office:value-type="string">
            <text:p/>
          </table:table-cell>
          <table:table-cell office:value-type="float" office:value="73.87">
            <text:p>73.87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76.47">
            <text:p>76.4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.50">
            <text:p>8.5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8.00">
            <text:p>98.00</text:p>
          </table:table-cell>
          <table:table-cell office:value-type="string">
            <text:p>" "</text:p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Sorting alg, extra tasks for the higher grade are not solved </text:p>
          </table:table-cell>
          <table:table-cell office:value-type="float" office:value="75.00">
            <text:p>75.00</text:p>
          </table:table-cell>
          <table:table-cell office:value-type="string">
            <text:p>- defense</text:p>
          </table:table-cell>
          <table:table-cell office:value-type="float" office:value="75.00">
            <text:p>75.00</text:p>
          </table:table-cell>
          <table:table-cell office:value-type="string">
            <text:p>Late submission, - defense</text:p>
          </table:table-cell>
          <table:table-cell office:value-type="float" office:value="80.00">
            <text:p>80.00</text:p>
          </table:table-cell>
          <table:table-cell office:value-type="string">
            <text:p>Late submission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- defense </text:p>
          </table:table-cell>
          <table:table-cell office:value-type="float" office:value="70.00">
            <text:p>70.00</text:p>
          </table:table-cell>
          <table:table-cell office:value-type="string">
            <text:p>- defense</text:p>
          </table:table-cell>
          <table:table-cell office:value-type="float" office:value="60.00">
            <text:p>60.00</text:p>
          </table:table-cell>
          <table:table-cell office:value-type="string">
            <text:p>Task 1 - array 1D, 
70% of the group had the same solution</text:p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Iliyas</text:p>
          </table:table-cell>
          <table:table-cell office:value-type="string">
            <text:p>Aitzhan</text:p>
          </table:table-cell>
          <table:table-cell office:value-type="string">
            <text:p>241705@astanait.edu.kz</text:p>
          </table:table-cell>
          <table:table-cell office:value-type="string">
            <text:p/>
          </table:table-cell>
          <table:table-cell office:value-type="string">
            <text:p>SE-2417</text:p>
          </table:table-cell>
          <table:table-cell office:value-type="string">
            <text:p>241705@astanait.edu.kz</text:p>
          </table:table-cell>
          <table:table-cell office:value-type="float" office:value="85.24">
            <text:p>85.24</text:p>
          </table:table-cell>
          <table:table-cell office:value-type="string">
            <text:p/>
          </table:table-cell>
          <table:table-cell office:value-type="float" office:value="87.07">
            <text:p>87.07</text:p>
          </table:table-cell>
          <table:table-cell office:value-type="string">
            <text:p/>
          </table:table-cell>
          <table:table-cell office:value-type="float" office:value="86.00">
            <text:p>86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float" office:value="94.12">
            <text:p>94.1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.00">
            <text:p>9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92.00">
            <text:p>92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Late submission </text:p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Late submission 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Late submission 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Task 3</text:p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Medet</text:p>
          </table:table-cell>
          <table:table-cell office:value-type="string">
            <text:p>Akpayev</text:p>
          </table:table-cell>
          <table:table-cell office:value-type="string">
            <text:p>242366@astanait.edu.kz</text:p>
          </table:table-cell>
          <table:table-cell office:value-type="string">
            <text:p/>
          </table:table-cell>
          <table:table-cell office:value-type="string">
            <text:p>SE-2420</text:p>
          </table:table-cell>
          <table:table-cell office:value-type="string">
            <text:p>242366@astanait.edu.kz</text:p>
          </table:table-cell>
          <table:table-cell office:value-type="float" office:value="56.66">
            <text:p>56.66</text:p>
          </table:table-cell>
          <table:table-cell office:value-type="string">
            <text:p/>
          </table:table-cell>
          <table:table-cell office:value-type="float" office:value="77.95">
            <text:p>77.95</text:p>
          </table:table-cell>
          <table:table-cell office:value-type="string">
            <text:p/>
          </table:table-cell>
          <table:table-cell office:value-type="float" office:value="67.00">
            <text:p>67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66.00">
            <text:p>66.00</text:p>
          </table:table-cell>
          <table:table-cell office:value-type="string">
            <text:p/>
          </table:table-cell>
          <table:table-cell office:value-type="float" office:value="76.47">
            <text:p>76.4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1st</text:p>
          </table:table-cell>
          <table:table-cell office:value-type="float" office:value="8.50">
            <text:p>8.5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task 2 = /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Extra tasks for the higher grade are not solved 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30.00">
            <text:p>30.00</text:p>
          </table:table-cell>
          <table:table-cell office:value-type="string">
            <text:p>- week 6 = 1/6
- hometask </text:p>
          </table:table-cell>
          <table:table-cell office:value-type="float" office:value="75.00">
            <text:p>75.00</text:p>
          </table:table-cell>
          <table:table-cell office:value-type="string">
            <text:p>- classroom task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9.00">
            <text:p>89.00</text:p>
          </table:table-cell>
          <table:table-cell office:value-type="string">
            <text:p>- extra tasks for the higher grade</text:p>
          </table:table-cell>
          <table:table-cell office:value-type="float" office:value="70.00">
            <text:p>70.00</text:p>
          </table:table-cell>
          <table:table-cell office:value-type="string">
            <text:p>- defense</text:p>
          </table:table-cell>
          <table:table-cell office:value-type="float" office:value="85.00">
            <text:p>85.00</text:p>
          </table:table-cell>
          <table:table-cell office:value-type="string">
            <text:p>Time limit </text:p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66.00">
            <text:p>66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Ramazan</text:p>
          </table:table-cell>
          <table:table-cell office:value-type="string">
            <text:p>Akylbekuly</text:p>
          </table:table-cell>
          <table:table-cell office:value-type="string">
            <text:p>242546@astanait.edu.kz</text:p>
          </table:table-cell>
          <table:table-cell office:value-type="string">
            <text:p/>
          </table:table-cell>
          <table:table-cell office:value-type="string">
            <text:p>SE-2422</text:p>
          </table:table-cell>
          <table:table-cell office:value-type="string">
            <text:p>242546@astanait.edu.kz</text:p>
          </table:table-cell>
          <table:table-cell office:value-type="float" office:value="74.88">
            <text:p>74.88</text:p>
          </table:table-cell>
          <table:table-cell office:value-type="string">
            <text:p/>
          </table:table-cell>
          <table:table-cell office:value-type="float" office:value="69.60">
            <text:p>69.60</text:p>
          </table:table-cell>
          <table:table-cell office:value-type="string">
            <text:p/>
          </table:table-cell>
          <table:table-cell office:value-type="float" office:value="72.00">
            <text:p>72.00</text:p>
          </table:table-cell>
          <table:table-cell office:value-type="string">
            <text:p/>
          </table:table-cell>
          <table:table-cell office:value-type="float" office:value="53.33">
            <text:p>53.33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3.33">
            <text:p>5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.50">
            <text:p>7.5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>task 2</text:p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Extra tasks for the higher grade are not solved</text:p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- additional tasks </text:p>
          </table:table-cell>
          <table:table-cell office:value-type="float" office:value="85.00">
            <text:p>85.00</text:p>
          </table:table-cell>
          <table:table-cell office:value-type="string">
            <text:p>- extra tasks for the higher grade 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9 - empty (10.11.24)</text:p>
          </table:table-cell>
          <table:table-cell office:value-type="float" office:value="70.00">
            <text:p>70.00</text:p>
          </table:table-cell>
          <table:table-cell office:value-type="string">
            <text:p>Defense?</text:p>
          </table:table-cell>
          <table:table-cell office:value-type="float" office:value="75.00">
            <text:p>75.00</text:p>
          </table:table-cell>
          <table:table-cell office:value-type="string">
            <text:p>Task 2 - 70% of the group had the same solution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Rakymov</text:p>
          </table:table-cell>
          <table:table-cell office:value-type="string">
            <text:p>Alikhan</text:p>
          </table:table-cell>
          <table:table-cell office:value-type="string">
            <text:p>240164@astanait.edu.kz</text:p>
          </table:table-cell>
          <table:table-cell office:value-type="string">
            <text:p/>
          </table:table-cell>
          <table:table-cell office:value-type="string">
            <text:p>SE-2414</text:p>
          </table:table-cell>
          <table:table-cell office:value-type="string">
            <text:p>240164@astanait.edu.kz</text:p>
          </table:table-cell>
          <table:table-cell office:value-type="float" office:value="10.80">
            <text:p>10.80</text:p>
          </table:table-cell>
          <table:table-cell office:value-type="string">
            <text:p/>
          </table:table-cell>
          <table:table-cell office:value-type="float" office:value="8.40">
            <text:p>8.4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56.25">
            <text:p>56.25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5 - empty, sorting alg not solved </text:p>
          </table:table-cell>
          <table:table-cell office:value-type="float" office:value="0.00">
            <text:p>0.00</text:p>
          </table:table-cell>
          <table:table-cell office:value-type="string">
            <text:p>Week 7 - empty </text:p>
          </table:table-cell>
          <table:table-cell office:value-type="float" office:value="0.00">
            <text:p>0.00</text:p>
          </table:table-cell>
          <table:table-cell office:value-type="string">
            <text:p>Week 6 - empty</text:p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- hometask (10.11.24)</text:p>
          </table:table-cell>
          <table:table-cell office:value-type="float" office:value="70.00">
            <text:p>70.00</text:p>
          </table:table-cell>
          <table:table-cell office:value-type="string">
            <text:p>- defense?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Yerassyl</text:p>
          </table:table-cell>
          <table:table-cell office:value-type="string">
            <text:p>Alimbek</text:p>
          </table:table-cell>
          <table:table-cell office:value-type="string">
            <text:p>242507@astanait.edu.kz</text:p>
          </table:table-cell>
          <table:table-cell office:value-type="string">
            <text:p/>
          </table:table-cell>
          <table:table-cell office:value-type="string">
            <text:p>SE-2422</text:p>
          </table:table-cell>
          <table:table-cell office:value-type="string">
            <text:p>242507@astanait.edu.kz</text:p>
          </table:table-cell>
          <table:table-cell office:value-type="float" office:value="86.59">
            <text:p>86.59</text:p>
          </table:table-cell>
          <table:table-cell office:value-type="string">
            <text:p/>
          </table:table-cell>
          <table:table-cell office:value-type="float" office:value="83.29">
            <text:p>83.29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4.00">
            <text:p>84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.50">
            <text:p>8.5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task 2</text:p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Extra tasks for the higher grade are not solved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- additional tasks 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Late submission 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>Task 1 -</text:p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4.00">
            <text:p>84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Adilzhan</text:p>
          </table:table-cell>
          <table:table-cell office:value-type="string">
            <text:p>Amangeldi</text:p>
          </table:table-cell>
          <table:table-cell office:value-type="string">
            <text:p>240515@astanait.edu.kz</text:p>
          </table:table-cell>
          <table:table-cell office:value-type="string">
            <text:p/>
          </table:table-cell>
          <table:table-cell office:value-type="string">
            <text:p>SE-2414</text:p>
          </table:table-cell>
          <table:table-cell office:value-type="string">
            <text:p>240515@astanait.edu.kz</text:p>
          </table:table-cell>
          <table:table-cell office:value-type="float" office:value="84.62">
            <text:p>84.62</text:p>
          </table:table-cell>
          <table:table-cell office:value-type="string">
            <text:p/>
          </table:table-cell>
          <table:table-cell office:value-type="float" office:value="77.47">
            <text:p>77.47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contester-week2=empty 1/2</text:p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6.67">
            <text:p>96.67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Late submission, sorting alg not solved</text:p>
          </table:table-cell>
          <table:table-cell office:value-type="float" office:value="89.00">
            <text:p>89.00</text:p>
          </table:table-cell>
          <table:table-cell office:value-type="string">
            <text:p>grade depends on your defense (contester)</text:p>
          </table:table-cell>
          <table:table-cell office:value-type="float" office:value="80.00">
            <text:p>80.00</text:p>
          </table:table-cell>
          <table:table-cell office:value-type="string">
            <text:p>2/3, late submission </text:p>
          </table:table-cell>
          <table:table-cell office:value-type="float" office:value="80.00">
            <text:p>80.00</text:p>
          </table:table-cell>
          <table:table-cell office:value-type="string">
            <text:p>- extra tasks for the higher grade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- defense?</text:p>
          </table:table-cell>
          <table:table-cell office:value-type="float" office:value="70.00">
            <text:p>70.00</text:p>
          </table:table-cell>
          <table:table-cell office:value-type="string">
            <text:p>Task 1
70% of the group had the same solution</text:p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Islam</text:p>
          </table:table-cell>
          <table:table-cell office:value-type="string">
            <text:p>Amangeldi</text:p>
          </table:table-cell>
          <table:table-cell office:value-type="string">
            <text:p>240860@astanait.edu.kz</text:p>
          </table:table-cell>
          <table:table-cell office:value-type="string">
            <text:p/>
          </table:table-cell>
          <table:table-cell office:value-type="string">
            <text:p>SE-2415</text:p>
          </table:table-cell>
          <table:table-cell office:value-type="string">
            <text:p>240860@astanait.edu.kz</text:p>
          </table:table-cell>
          <table:table-cell office:value-type="float" office:value="80.69">
            <text:p>80.69</text:p>
          </table:table-cell>
          <table:table-cell office:value-type="string">
            <text:p/>
          </table:table-cell>
          <table:table-cell office:value-type="float" office:value="71.67">
            <text:p>71.67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.50">
            <text:p>9.5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Extra tasks for the higher grade are not solved </text:p>
          </table:table-cell>
          <table:table-cell office:value-type="float" office:value="50.00">
            <text:p>50.00</text:p>
          </table:table-cell>
          <table:table-cell office:value-type="string">
            <text:p>- hometask </text:p>
          </table:table-cell>
          <table:table-cell office:value-type="float" office:value="70.00">
            <text:p>70.00</text:p>
          </table:table-cell>
          <table:table-cell office:value-type="string">
            <text:p>No hometask, - defense</text:p>
          </table:table-cell>
          <table:table-cell office:value-type="float" office:value="80.00">
            <text:p>80.00</text:p>
          </table:table-cell>
          <table:table-cell office:value-type="string">
            <text:p>late submission</text:p>
          </table:table-cell>
          <table:table-cell office:value-type="float" office:value="81.82">
            <text:p>81.8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- extra tasks for the higher grade </text:p>
          </table:table-cell>
          <table:table-cell office:value-type="float" office:value="75.00">
            <text:p>75.00</text:p>
          </table:table-cell>
          <table:table-cell office:value-type="string">
            <text:p>-defense?</text:p>
          </table:table-cell>
          <table:table-cell office:value-type="float" office:value="60.00">
            <text:p>60.00</text:p>
          </table:table-cell>
          <table:table-cell office:value-type="string">
            <text:p>70% of the group had the same solution</text:p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Merey</text:p>
          </table:table-cell>
          <table:table-cell office:value-type="string">
            <text:p>Amangeldi</text:p>
          </table:table-cell>
          <table:table-cell office:value-type="string">
            <text:p>240941@astanait.edu.kz</text:p>
          </table:table-cell>
          <table:table-cell office:value-type="string">
            <text:p/>
          </table:table-cell>
          <table:table-cell office:value-type="string">
            <text:p>SE-2416</text:p>
          </table:table-cell>
          <table:table-cell office:value-type="string">
            <text:p>240941@astanait.edu.kz</text:p>
          </table:table-cell>
          <table:table-cell office:value-type="float" office:value="90.52">
            <text:p>90.52</text:p>
          </table:table-cell>
          <table:table-cell office:value-type="string">
            <text:p/>
          </table:table-cell>
          <table:table-cell office:value-type="float" office:value="85.87">
            <text:p>85.87</text:p>
          </table:table-cell>
          <table:table-cell office:value-type="string">
            <text:p/>
          </table:table-cell>
          <table:table-cell office:value-type="float" office:value="88.00">
            <text:p>88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.50">
            <text:p>9.5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Late submission, sorting alg not solved </text:p>
          </table:table-cell>
          <table:table-cell office:value-type="float" office:value="90.00">
            <text:p>90.00</text:p>
          </table:table-cell>
          <table:table-cell office:value-type="string">
            <text:p>Late submission</text:p>
          </table:table-cell>
          <table:table-cell office:value-type="float" office:value="100.00">
            <text:p>100.00</text:p>
          </table:table-cell>
          <table:table-cell office:value-type="string">
            <text:p>No hometask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Task 1 - array 1D, 
70% of the group had the same solution</text:p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Diyar</text:p>
          </table:table-cell>
          <table:table-cell office:value-type="string">
            <text:p>Amangeldiyev</text:p>
          </table:table-cell>
          <table:table-cell office:value-type="string">
            <text:p>241513@astanait.edu.kz</text:p>
          </table:table-cell>
          <table:table-cell office:value-type="string">
            <text:p/>
          </table:table-cell>
          <table:table-cell office:value-type="string">
            <text:p>SE-2417</text:p>
          </table:table-cell>
          <table:table-cell office:value-type="string">
            <text:p>241513@astanait.edu.kz</text:p>
          </table:table-cell>
          <table:table-cell office:value-type="float" office:value="90.32">
            <text:p>90.32</text:p>
          </table:table-cell>
          <table:table-cell office:value-type="string">
            <text:p/>
          </table:table-cell>
          <table:table-cell office:value-type="float" office:value="70.27">
            <text:p>70.2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float" office:value="82.35">
            <text:p>82.35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8.00">
            <text:p>98.00</text:p>
          </table:table-cell>
          <table:table-cell office:value-type="string">
            <text:p>task 2,3 " "</text:p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Extra tasks for the higher grade are not solved </text:p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Late submission </text:p>
          </table:table-cell>
          <table:table-cell office:value-type="float" office:value="80.00">
            <text:p>80.00</text:p>
          </table:table-cell>
          <table:table-cell office:value-type="string">
            <text:p>- extra tasks for the higher grade </text:p>
          </table:table-cell>
          <table:table-cell office:value-type="float" office:value="90.91">
            <text:p>90.91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9 - empty (10.11.24)</text:p>
          </table:table-cell>
          <table:table-cell office:value-type="float" office:value="80.00">
            <text:p>80.00</text:p>
          </table:table-cell>
          <table:table-cell office:value-type="string">
            <text:p>- defense</text:p>
          </table:table-cell>
          <table:table-cell office:value-type="float" office:value="75.00">
            <text:p>75.00</text:p>
          </table:table-cell>
          <table:table-cell office:value-type="string">
            <text:p>70% of the group had the same solution</text:p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Zere</text:p>
          </table:table-cell>
          <table:table-cell office:value-type="string">
            <text:p>Amantai</text:p>
          </table:table-cell>
          <table:table-cell office:value-type="string">
            <text:p>241540@astanait.edu.kz</text:p>
          </table:table-cell>
          <table:table-cell office:value-type="string">
            <text:p/>
          </table:table-cell>
          <table:table-cell office:value-type="string">
            <text:p>SE-2418</text:p>
          </table:table-cell>
          <table:table-cell office:value-type="string">
            <text:p>241540@astanait.edu.kz</text:p>
          </table:table-cell>
          <table:table-cell office:value-type="float" office:value="79.59">
            <text:p>79.59</text:p>
          </table:table-cell>
          <table:table-cell office:value-type="string">
            <text:p/>
          </table:table-cell>
          <table:table-cell office:value-type="float" office:value="81.41">
            <text:p>81.41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86.00">
            <text:p>86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.50">
            <text:p>8.5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Extra tasks for the higher grade are not solved 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Late submission, - hometask </text:p>
          </table:table-cell>
          <table:table-cell office:value-type="float" office:value="85.00">
            <text:p>85.00</text:p>
          </table:table-cell>
          <table:table-cell office:value-type="string">
            <text:p>Late submission </text:p>
          </table:table-cell>
          <table:table-cell office:value-type="float" office:value="81.82">
            <text:p>81.8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9.00">
            <text:p>89.00</text:p>
          </table:table-cell>
          <table:table-cell office:value-type="string">
            <text:p>- extra tasks for the higher grade 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70% of the group had the same solution</text:p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86.00">
            <text:p>86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Aitolkyn</text:p>
          </table:table-cell>
          <table:table-cell office:value-type="string">
            <text:p>Amantay</text:p>
          </table:table-cell>
          <table:table-cell office:value-type="string">
            <text:p>241364@astanait.edu.kz</text:p>
          </table:table-cell>
          <table:table-cell office:value-type="string">
            <text:p/>
          </table:table-cell>
          <table:table-cell office:value-type="string">
            <text:p>SE-2420</text:p>
          </table:table-cell>
          <table:table-cell office:value-type="string">
            <text:p>241364@astanait.edu.kz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17.65">
            <text:p>17.65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>contestor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Balnur</text:p>
          </table:table-cell>
          <table:table-cell office:value-type="string">
            <text:p>Amantay</text:p>
          </table:table-cell>
          <table:table-cell office:value-type="string">
            <text:p>240532@astanait.edu.kz</text:p>
          </table:table-cell>
          <table:table-cell office:value-type="string">
            <text:p/>
          </table:table-cell>
          <table:table-cell office:value-type="string">
            <text:p>SE-2417</text:p>
          </table:table-cell>
          <table:table-cell office:value-type="string">
            <text:p>240532@astanait.edu.kz</text:p>
          </table:table-cell>
          <table:table-cell office:value-type="float" office:value="90.29">
            <text:p>90.29</text:p>
          </table:table-cell>
          <table:table-cell office:value-type="string">
            <text:p/>
          </table:table-cell>
          <table:table-cell office:value-type="float" office:value="85.25">
            <text:p>85.25</text:p>
          </table:table-cell>
          <table:table-cell office:value-type="string">
            <text:p/>
          </table:table-cell>
          <table:table-cell office:value-type="float" office:value="88.00">
            <text:p>88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7.00">
            <text:p>87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.50">
            <text:p>9.5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2.00">
            <text:p>92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Extra tasks for the higher grade are not solved </text:p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Additional tasks - late submission 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9.00">
            <text:p>89.00</text:p>
          </table:table-cell>
          <table:table-cell office:value-type="string">
            <text:p>Late submission </text:p>
          </table:table-cell>
          <table:table-cell office:value-type="float" office:value="85.00">
            <text:p>85.00</text:p>
          </table:table-cell>
          <table:table-cell office:value-type="string">
            <text:p>- defense</text:p>
          </table:table-cell>
          <table:table-cell office:value-type="float" office:value="75.00">
            <text:p>75.00</text:p>
          </table:table-cell>
          <table:table-cell office:value-type="string">
            <text:p>70% of the group had the same solution</text:p>
          </table:table-cell>
          <table:table-cell office:value-type="float" office:value="96.67">
            <text:p>96.67</text:p>
          </table:table-cell>
          <table:table-cell office:value-type="string">
            <text:p/>
          </table:table-cell>
          <table:table-cell office:value-type="float" office:value="87.00">
            <text:p>87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Yerassyl</text:p>
          </table:table-cell>
          <table:table-cell office:value-type="string">
            <text:p>Amantay</text:p>
          </table:table-cell>
          <table:table-cell office:value-type="string">
            <text:p>240764@astanait.edu.kz</text:p>
          </table:table-cell>
          <table:table-cell office:value-type="string">
            <text:p/>
          </table:table-cell>
          <table:table-cell office:value-type="string">
            <text:p>SE-2418</text:p>
          </table:table-cell>
          <table:table-cell office:value-type="string">
            <text:p>240764@astanait.edu.kz</text:p>
          </table:table-cell>
          <table:table-cell office:value-type="float" office:value="90.19">
            <text:p>90.19</text:p>
          </table:table-cell>
          <table:table-cell office:value-type="string">
            <text:p/>
          </table:table-cell>
          <table:table-cell office:value-type="float" office:value="69.93">
            <text:p>69.9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.50">
            <text:p>9.50</text:p>
          </table:table-cell>
          <table:table-cell office:value-type="string">
            <text:p/>
          </table:table-cell>
          <table:table-cell office:value-type="float" office:value="96.00">
            <text:p>96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not all tasks have been solved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Late submission </text:p>
          </table:table-cell>
          <table:table-cell office:value-type="float" office:value="70.00">
            <text:p>70.00</text:p>
          </table:table-cell>
          <table:table-cell office:value-type="string">
            <text:p>- hometask 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9 - empty (10.11.24)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Task 2=70% of the group had the same solution</text:p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Zhan</text:p>
          </table:table-cell>
          <table:table-cell office:value-type="string">
            <text:p>Amantay</text:p>
          </table:table-cell>
          <table:table-cell office:value-type="string">
            <text:p>242615@astanait.edu.kz</text:p>
          </table:table-cell>
          <table:table-cell office:value-type="string">
            <text:p/>
          </table:table-cell>
          <table:table-cell office:value-type="string">
            <text:p>SE-2419</text:p>
          </table:table-cell>
          <table:table-cell office:value-type="string">
            <text:p>242615@astanait.edu.kz</text:p>
          </table:table-cell>
          <table:table-cell office:value-type="float" office:value="82.10">
            <text:p>82.10</text:p>
          </table:table-cell>
          <table:table-cell office:value-type="string">
            <text:p/>
          </table:table-cell>
          <table:table-cell office:value-type="float" office:value="74.37">
            <text:p>74.37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.50">
            <text:p>9.5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Late submission, extra tasks for the higher grade are not solved</text:p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- hometask </text:p>
          </table:table-cell>
          <table:table-cell office:value-type="float" office:value="80.00">
            <text:p>80.00</text:p>
          </table:table-cell>
          <table:table-cell office:value-type="string">
            <text:p>- extra tasks for the higher grade </text:p>
          </table:table-cell>
          <table:table-cell office:value-type="float" office:value="90.91">
            <text:p>90.91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Week 9 empty 
! - extra tasks for the higher grade </text:p>
          </table:table-cell>
          <table:table-cell office:value-type="float" office:value="70.00">
            <text:p>70.00</text:p>
          </table:table-cell>
          <table:table-cell office:value-type="string">
            <text:p>- defense </text:p>
          </table:table-cell>
          <table:table-cell office:value-type="float" office:value="70.00">
            <text:p>70.00</text:p>
          </table:table-cell>
          <table:table-cell office:value-type="string">
            <text:p>70% of the group had the same solution</text:p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Nurali</text:p>
          </table:table-cell>
          <table:table-cell office:value-type="string">
            <text:p>Aslanbekov</text:p>
          </table:table-cell>
          <table:table-cell office:value-type="string">
            <text:p>242588@astanait.edu.kz</text:p>
          </table:table-cell>
          <table:table-cell office:value-type="string">
            <text:p/>
          </table:table-cell>
          <table:table-cell office:value-type="string">
            <text:p>SE-2420</text:p>
          </table:table-cell>
          <table:table-cell office:value-type="string">
            <text:p>242588@astanait.edu.kz</text:p>
          </table:table-cell>
          <table:table-cell office:value-type="float" office:value="79.81">
            <text:p>79.81</text:p>
          </table:table-cell>
          <table:table-cell office:value-type="string">
            <text:p/>
          </table:table-cell>
          <table:table-cell office:value-type="float" office:value="62.11">
            <text:p>62.11</text:p>
          </table:table-cell>
          <table:table-cell office:value-type="string">
            <text:p/>
          </table:table-cell>
          <table:table-cell office:value-type="float" office:value="71.00">
            <text:p>71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77.00">
            <text:p>77.00</text:p>
          </table:table-cell>
          <table:table-cell office:value-type="string">
            <text:p/>
          </table:table-cell>
          <table:table-cell office:value-type="float" office:value="70.59">
            <text:p>70.59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.50">
            <text:p>8.5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98.00">
            <text:p>98.00</text:p>
          </table:table-cell>
          <table:table-cell office:value-type="string">
            <text:p>task 2 []</text:p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>? Week 5 - empty</text:p>
          </table:table-cell>
          <table:table-cell office:value-type="float" office:value="89.00">
            <text:p>89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- tasks for the higher grade 
- hometask </text:p>
          </table:table-cell>
          <table:table-cell office:value-type="float" office:value="75.00">
            <text:p>75.00</text:p>
          </table:table-cell>
          <table:table-cell office:value-type="string">
            <text:p>- classroom task, defense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9 - empty (10.11.24)</text:p>
          </table:table-cell>
          <table:table-cell office:value-type="float" office:value="75.00">
            <text:p>75.00</text:p>
          </table:table-cell>
          <table:table-cell office:value-type="string">
            <text:p>- defense</text:p>
          </table:table-cell>
          <table:table-cell office:value-type="float" office:value="80.00">
            <text:p>80.00</text:p>
          </table:table-cell>
          <table:table-cell office:value-type="string">
            <text:p>Task 3</text:p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77.00">
            <text:p>77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Daulet</text:p>
          </table:table-cell>
          <table:table-cell office:value-type="string">
            <text:p>Assylbekov</text:p>
          </table:table-cell>
          <table:table-cell office:value-type="string">
            <text:p>242067@astanait.edu.kz</text:p>
          </table:table-cell>
          <table:table-cell office:value-type="string">
            <text:p/>
          </table:table-cell>
          <table:table-cell office:value-type="string">
            <text:p>SE-2421</text:p>
          </table:table-cell>
          <table:table-cell office:value-type="string">
            <text:p>242067@astanait.edu.kz</text:p>
          </table:table-cell>
          <table:table-cell office:value-type="float" office:value="86.72">
            <text:p>86.72</text:p>
          </table:table-cell>
          <table:table-cell office:value-type="string">
            <text:p/>
          </table:table-cell>
          <table:table-cell office:value-type="float" office:value="75.33">
            <text:p>75.33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float" office:value="94.12">
            <text:p>94.1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.50">
            <text:p>8.5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Late submission 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- tasks for the higher grade 
- hometask </text:p>
          </table:table-cell>
          <table:table-cell office:value-type="float" office:value="75.00">
            <text:p>75.00</text:p>
          </table:table-cell>
          <table:table-cell office:value-type="string">
            <text:p>- extra tasks for the higher grade 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! Late submission 
Week 9 - empty / you have time to solve - deadline 7.11.24</text:p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70% of the group had the same solution</text:p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Alibek</text:p>
          </table:table-cell>
          <table:table-cell office:value-type="string">
            <text:p>Assylbekuly</text:p>
          </table:table-cell>
          <table:table-cell office:value-type="string">
            <text:p>241452@astanait.edu.kz</text:p>
          </table:table-cell>
          <table:table-cell office:value-type="string">
            <text:p/>
          </table:table-cell>
          <table:table-cell office:value-type="string">
            <text:p>SE-2422</text:p>
          </table:table-cell>
          <table:table-cell office:value-type="string">
            <text:p>241452@astanait.edu.kz</text:p>
          </table:table-cell>
          <table:table-cell office:value-type="float" office:value="86.50">
            <text:p>86.50</text:p>
          </table:table-cell>
          <table:table-cell office:value-type="string">
            <text:p/>
          </table:table-cell>
          <table:table-cell office:value-type="float" office:value="84.60">
            <text:p>84.60</text:p>
          </table:table-cell>
          <table:table-cell office:value-type="string">
            <text:p/>
          </table:table-cell>
          <table:table-cell office:value-type="float" office:value="86.00">
            <text:p>86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77.00">
            <text:p>77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.50">
            <text:p>9.5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Extra tasks for the higher grade are not solved</text:p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- additional tasks </text:p>
          </table:table-cell>
          <table:table-cell office:value-type="float" office:value="90.00">
            <text:p>90.00</text:p>
          </table:table-cell>
          <table:table-cell office:value-type="string">
            <text:p>- extra tasks for the higher grade 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4/5 (tasks)</text:p>
          </table:table-cell>
          <table:table-cell office:value-type="float" office:value="75.00">
            <text:p>75.00</text:p>
          </table:table-cell>
          <table:table-cell office:value-type="string">
            <text:p>- defense</text:p>
          </table:table-cell>
          <table:table-cell office:value-type="float" office:value="90.00">
            <text:p>90.00</text:p>
          </table:table-cell>
          <table:table-cell office:value-type="string">
            <text:p>(10+rand()%21)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7.00">
            <text:p>77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Altynay</text:p>
          </table:table-cell>
          <table:table-cell office:value-type="string">
            <text:p>Ayazbayeva</text:p>
          </table:table-cell>
          <table:table-cell office:value-type="string">
            <text:p>240038@astanait.edu.kz</text:p>
          </table:table-cell>
          <table:table-cell office:value-type="string">
            <text:p/>
          </table:table-cell>
          <table:table-cell office:value-type="string">
            <text:p>SE-2421</text:p>
          </table:table-cell>
          <table:table-cell office:value-type="string">
            <text:p>240038@astanait.edu.kz</text:p>
          </table:table-cell>
          <table:table-cell office:value-type="float" office:value="90.74">
            <text:p>90.74</text:p>
          </table:table-cell>
          <table:table-cell office:value-type="string">
            <text:p/>
          </table:table-cell>
          <table:table-cell office:value-type="float" office:value="84.43">
            <text:p>84.43</text:p>
          </table:table-cell>
          <table:table-cell office:value-type="string">
            <text:p/>
          </table:table-cell>
          <table:table-cell office:value-type="float" office:value="88.00">
            <text:p>88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.50">
            <text:p>9.5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Extra tasks for the higher grade are not solved</text:p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- extra tasks for the higher grade 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- extra tasks for the higher grade 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- task 3</text:p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Yesbol</text:p>
          </table:table-cell>
          <table:table-cell office:value-type="string">
            <text:p>Bagyt</text:p>
          </table:table-cell>
          <table:table-cell office:value-type="string">
            <text:p>242038@astanait.edu.kz</text:p>
          </table:table-cell>
          <table:table-cell office:value-type="string">
            <text:p/>
          </table:table-cell>
          <table:table-cell office:value-type="string">
            <text:p>SE-2415</text:p>
          </table:table-cell>
          <table:table-cell office:value-type="string">
            <text:p>242038@astanait.edu.kz</text:p>
          </table:table-cell>
          <table:table-cell office:value-type="float" office:value="80.23">
            <text:p>80.23</text:p>
          </table:table-cell>
          <table:table-cell office:value-type="string">
            <text:p/>
          </table:table-cell>
          <table:table-cell office:value-type="float" office:value="68.23">
            <text:p>68.23</text:p>
          </table:table-cell>
          <table:table-cell office:value-type="string">
            <text:p/>
          </table:table-cell>
          <table:table-cell office:value-type="float" office:value="74.00">
            <text:p>74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2.00">
            <text:p>72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.50">
            <text:p>7.5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Week 5 - empty, sorting alg not solved / late submission 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Late submission, no hometask, - defense</text:p>
          </table:table-cell>
          <table:table-cell office:value-type="float" office:value="75.00">
            <text:p>75.00</text:p>
          </table:table-cell>
          <table:table-cell office:value-type="string">
            <text:p>send your tasks in contester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9 - empty (10.11.24)</text:p>
          </table:table-cell>
          <table:table-cell office:value-type="float" office:value="85.00">
            <text:p>85.00</text:p>
          </table:table-cell>
          <table:table-cell office:value-type="string">
            <text:p>- defense</text:p>
          </table:table-cell>
          <table:table-cell office:value-type="float" office:value="70.00">
            <text:p>70.00</text:p>
          </table:table-cell>
          <table:table-cell office:value-type="string">
            <text:p>Task 1
70% of the group had the same solution</text:p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72.00">
            <text:p>72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Zhetpis</text:p>
          </table:table-cell>
          <table:table-cell office:value-type="string">
            <text:p>Baigulov</text:p>
          </table:table-cell>
          <table:table-cell office:value-type="string">
            <text:p>242181@astanait.edu.kz</text:p>
          </table:table-cell>
          <table:table-cell office:value-type="string">
            <text:p/>
          </table:table-cell>
          <table:table-cell office:value-type="string">
            <text:p>SE-2417</text:p>
          </table:table-cell>
          <table:table-cell office:value-type="string">
            <text:p>242181@astanait.edu.kz</text:p>
          </table:table-cell>
          <table:table-cell office:value-type="float" office:value="82.69">
            <text:p>82.69</text:p>
          </table:table-cell>
          <table:table-cell office:value-type="string">
            <text:p/>
          </table:table-cell>
          <table:table-cell office:value-type="float" office:value="69.00">
            <text:p>69.00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66.00">
            <text:p>66.00</text:p>
          </table:table-cell>
          <table:table-cell office:value-type="string">
            <text:p/>
          </table:table-cell>
          <table:table-cell office:value-type="float" office:value="94.12">
            <text:p>94.1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.50">
            <text:p>9.5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Sorting alg, extra tasks for the higher grade are not solved </text:p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No hometask?! Functions/6week</text:p>
          </table:table-cell>
          <table:table-cell office:value-type="float" office:value="75.00">
            <text:p>75.00</text:p>
          </table:table-cell>
          <table:table-cell office:value-type="string">
            <text:p>Late submission 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9 - empty (10.11.24)</text:p>
          </table:table-cell>
          <table:table-cell office:value-type="float" office:value="70.00">
            <text:p>70.00</text:p>
          </table:table-cell>
          <table:table-cell office:value-type="string">
            <text:p>- defense </text:p>
          </table:table-cell>
          <table:table-cell office:value-type="float" office:value="80.00">
            <text:p>80.00</text:p>
          </table:table-cell>
          <table:table-cell office:value-type="string">
            <text:p>Task 3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66.00">
            <text:p>66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Alrami</text:p>
          </table:table-cell>
          <table:table-cell office:value-type="string">
            <text:p>Baimakhanbetov</text:p>
          </table:table-cell>
          <table:table-cell office:value-type="string">
            <text:p>241335@astanait.edu.kz</text:p>
          </table:table-cell>
          <table:table-cell office:value-type="string">
            <text:p/>
          </table:table-cell>
          <table:table-cell office:value-type="string">
            <text:p>SE-2419</text:p>
          </table:table-cell>
          <table:table-cell office:value-type="string">
            <text:p>241335@astanait.edu.kz</text:p>
          </table:table-cell>
          <table:table-cell office:value-type="float" office:value="79.85">
            <text:p>79.85</text:p>
          </table:table-cell>
          <table:table-cell office:value-type="string">
            <text:p/>
          </table:table-cell>
          <table:table-cell office:value-type="float" office:value="68.01">
            <text:p>68.01</text:p>
          </table:table-cell>
          <table:table-cell office:value-type="string">
            <text:p/>
          </table:table-cell>
          <table:table-cell office:value-type="float" office:value="74.00">
            <text:p>74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91.67">
            <text:p>91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.50">
            <text:p>9.5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Late submission, extra tasks for the higher grade are not solved </text:p>
          </table:table-cell>
          <table:table-cell office:value-type="float" office:value="80.00">
            <text:p>80.00</text:p>
          </table:table-cell>
          <table:table-cell office:value-type="string">
            <text:p>extra tasks are not solved</text:p>
          </table:table-cell>
          <table:table-cell office:value-type="float" office:value="30.00">
            <text:p>30.00</text:p>
          </table:table-cell>
          <table:table-cell office:value-type="string">
            <text:p>- hometask </text:p>
          </table:table-cell>
          <table:table-cell office:value-type="float" office:value="80.00">
            <text:p>80.00</text:p>
          </table:table-cell>
          <table:table-cell office:value-type="string">
            <text:p>- extra tasks for the higher grade </text:p>
          </table:table-cell>
          <table:table-cell office:value-type="float" office:value="81.82">
            <text:p>81.8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>Hometask? </text:p>
          </table:table-cell>
          <table:table-cell office:value-type="float" office:value="75.00">
            <text:p>75.00</text:p>
          </table:table-cell>
          <table:table-cell office:value-type="string">
            <text:p>- defense </text:p>
          </table:table-cell>
          <table:table-cell office:value-type="float" office:value="82.00">
            <text:p>82.00</text:p>
          </table:table-cell>
          <table:table-cell office:value-type="string">
            <text:p>70% of the group had the same solution</text:p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Sanzhar</text:p>
          </table:table-cell>
          <table:table-cell office:value-type="string">
            <text:p>Baiserikov</text:p>
          </table:table-cell>
          <table:table-cell office:value-type="string">
            <text:p>241043@astanait.edu.kz</text:p>
          </table:table-cell>
          <table:table-cell office:value-type="string">
            <text:p/>
          </table:table-cell>
          <table:table-cell office:value-type="string">
            <text:p>SE-2420</text:p>
          </table:table-cell>
          <table:table-cell office:value-type="string">
            <text:p>241043@astanait.edu.kz</text:p>
          </table:table-cell>
          <table:table-cell office:value-type="float" office:value="85.80">
            <text:p>85.80</text:p>
          </table:table-cell>
          <table:table-cell office:value-type="string">
            <text:p/>
          </table:table-cell>
          <table:table-cell office:value-type="float" office:value="84.13">
            <text:p>84.13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float" office:value="94.12">
            <text:p>94.1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1st</text:p>
          </table:table-cell>
          <table:table-cell office:value-type="float" office:value="5.50">
            <text:p>5.5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Extra tasks for the higher grade are not solved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- tasks for the higher grade 
- hometask 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Week 9 - empty (10.11.24)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- report </text:p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Anel</text:p>
          </table:table-cell>
          <table:table-cell office:value-type="string">
            <text:p>Bakash</text:p>
          </table:table-cell>
          <table:table-cell office:value-type="string">
            <text:p>241905@astanait.edu.kz</text:p>
          </table:table-cell>
          <table:table-cell office:value-type="string">
            <text:p/>
          </table:table-cell>
          <table:table-cell office:value-type="string">
            <text:p>SE-2415</text:p>
          </table:table-cell>
          <table:table-cell office:value-type="string">
            <text:p>241905@astanait.edu.kz</text:p>
          </table:table-cell>
          <table:table-cell office:value-type="float" office:value="86.87">
            <text:p>86.87</text:p>
          </table:table-cell>
          <table:table-cell office:value-type="string">
            <text:p/>
          </table:table-cell>
          <table:table-cell office:value-type="float" office:value="40.17">
            <text:p>40.17</text:p>
          </table:table-cell>
          <table:table-cell office:value-type="string">
            <text:p/>
          </table:table-cell>
          <table:table-cell office:value-type="float" office:value="64.00">
            <text:p>64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69.00">
            <text:p>69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2.00">
            <text:p>92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6.67">
            <text:p>96.67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5 - empty</text:p>
          </table:table-cell>
          <table:table-cell office:value-type="float" office:value="75.00">
            <text:p>75.00</text:p>
          </table:table-cell>
          <table:table-cell office:value-type="string">
            <text:p>- defense</text:p>
          </table:table-cell>
          <table:table-cell office:value-type="float" office:value="70.00">
            <text:p>70.00</text:p>
          </table:table-cell>
          <table:table-cell office:value-type="string">
            <text:p>hometask solved without functions</text:p>
          </table:table-cell>
          <table:table-cell office:value-type="float" office:value="85.00">
            <text:p>85.00</text:p>
          </table:table-cell>
          <table:table-cell office:value-type="string">
            <text:p>send your tasks in contester</text:p>
          </table:table-cell>
          <table:table-cell office:value-type="float" office:value="81.82">
            <text:p>81.8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9 - empty (10.11.24)</text:p>
          </table:table-cell>
          <table:table-cell office:value-type="float" office:value="75.00">
            <text:p>75.00</text:p>
          </table:table-cell>
          <table:table-cell office:value-type="string">
            <text:p>-defense?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69.00">
            <text:p>69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Abzal</text:p>
          </table:table-cell>
          <table:table-cell office:value-type="string">
            <text:p>Bakhytov</text:p>
          </table:table-cell>
          <table:table-cell office:value-type="string">
            <text:p>241939@astanait.edu.kz</text:p>
          </table:table-cell>
          <table:table-cell office:value-type="string">
            <text:p/>
          </table:table-cell>
          <table:table-cell office:value-type="string">
            <text:p>SE-2414</text:p>
          </table:table-cell>
          <table:table-cell office:value-type="string">
            <text:p>241939@astanait.edu.kz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4.30">
            <text:p>74.30</text:p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Late submission, sorting alg not solved</text:p>
          </table:table-cell>
          <table:table-cell office:value-type="float" office:value="75.00">
            <text:p>75.00</text:p>
          </table:table-cell>
          <table:table-cell office:value-type="string">
            <text:p>grade depends on your defense (contester)</text:p>
          </table:table-cell>
          <table:table-cell office:value-type="float" office:value="80.00">
            <text:p>80.00</text:p>
          </table:table-cell>
          <table:table-cell office:value-type="string">
            <text:p>late submission - defense</text:p>
          </table:table-cell>
          <table:table-cell office:value-type="float" office:value="75.00">
            <text:p>75.00</text:p>
          </table:table-cell>
          <table:table-cell office:value-type="string">
            <text:p>Late submission </text:p>
          </table:table-cell>
          <table:table-cell office:value-type="float" office:value="81.82">
            <text:p>81.8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3/5 (tasks)</text:p>
          </table:table-cell>
          <table:table-cell office:value-type="float" office:value="70.00">
            <text:p>70.00</text:p>
          </table:table-cell>
          <table:table-cell office:value-type="string">
            <text:p>- defense?</text:p>
          </table:table-cell>
          <table:table-cell office:value-type="float" office:value="70.00">
            <text:p>70.00</text:p>
          </table:table-cell>
          <table:table-cell office:value-type="string">
            <text:p>70% of the group had the same solution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Nurzhan</text:p>
          </table:table-cell>
          <table:table-cell office:value-type="string">
            <text:p>Bakirov</text:p>
          </table:table-cell>
          <table:table-cell office:value-type="string">
            <text:p>241276@astanait.edu.kz</text:p>
          </table:table-cell>
          <table:table-cell office:value-type="string">
            <text:p/>
          </table:table-cell>
          <table:table-cell office:value-type="string">
            <text:p>SE-2421</text:p>
          </table:table-cell>
          <table:table-cell office:value-type="string">
            <text:p>241276@astanait.edu.kz</text:p>
          </table:table-cell>
          <table:table-cell office:value-type="float" office:value="85.70">
            <text:p>85.70</text:p>
          </table:table-cell>
          <table:table-cell office:value-type="string">
            <text:p/>
          </table:table-cell>
          <table:table-cell office:value-type="float" office:value="81.17">
            <text:p>81.17</text:p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float" office:value="88.24">
            <text:p>88.2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1st</text:p>
          </table:table-cell>
          <table:table-cell office:value-type="float" office:value="9.50">
            <text:p>9.5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Extra tasks for the higher grade are not solved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Time interval between solved tasks?!</text:p>
          </table:table-cell>
          <table:table-cell office:value-type="float" office:value="80.00">
            <text:p>80.00</text:p>
          </table:table-cell>
          <table:table-cell office:value-type="string">
            <text:p>Late submission 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4/5 tasks </text:p>
          </table:table-cell>
          <table:table-cell office:value-type="float" office:value="75.00">
            <text:p>75.00</text:p>
          </table:table-cell>
          <table:table-cell office:value-type="string">
            <text:p>- defense </text:p>
          </table:table-cell>
          <table:table-cell office:value-type="float" office:value="75.00">
            <text:p>75.00</text:p>
          </table:table-cell>
          <table:table-cell office:value-type="string">
            <text:p>1 task : array 1D</text:p>
          </table:table-cell>
          <table:table-cell office:value-type="float" office:value="96.67">
            <text:p>96.67</text:p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Aman</text:p>
          </table:table-cell>
          <table:table-cell office:value-type="string">
            <text:p>Baku</text:p>
          </table:table-cell>
          <table:table-cell office:value-type="string">
            <text:p>240821@astanait.edu.kz</text:p>
          </table:table-cell>
          <table:table-cell office:value-type="string">
            <text:p/>
          </table:table-cell>
          <table:table-cell office:value-type="string">
            <text:p>SE-2422</text:p>
          </table:table-cell>
          <table:table-cell office:value-type="string">
            <text:p>240821@astanait.edu.kz</text:p>
          </table:table-cell>
          <table:table-cell office:value-type="float" office:value="85.93">
            <text:p>85.93</text:p>
          </table:table-cell>
          <table:table-cell office:value-type="string">
            <text:p/>
          </table:table-cell>
          <table:table-cell office:value-type="float" office:value="71.63">
            <text:p>71.63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71.00">
            <text:p>71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.50">
            <text:p>7.5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t 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Extra tasks for the higher grade are not solved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- additional tasks </text:p>
          </table:table-cell>
          <table:table-cell office:value-type="float" office:value="85.00">
            <text:p>85.00</text:p>
          </table:table-cell>
          <table:table-cell office:value-type="string">
            <text:p>- extra tasks for the higher grade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9 - empty (10.11.24)</text:p>
          </table:table-cell>
          <table:table-cell office:value-type="float" office:value="80.00">
            <text:p>80.00</text:p>
          </table:table-cell>
          <table:table-cell office:value-type="string">
            <text:p>- Defense</text:p>
          </table:table-cell>
          <table:table-cell office:value-type="float" office:value="75.00">
            <text:p>75.00</text:p>
          </table:table-cell>
          <table:table-cell office:value-type="string">
            <text:p>Task 3</text:p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71.00">
            <text:p>71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Ayauzhan</text:p>
          </table:table-cell>
          <table:table-cell office:value-type="string">
            <text:p>Baurzhanova</text:p>
          </table:table-cell>
          <table:table-cell office:value-type="string">
            <text:p>241614@astanait.edu.kz</text:p>
          </table:table-cell>
          <table:table-cell office:value-type="string">
            <text:p/>
          </table:table-cell>
          <table:table-cell office:value-type="string">
            <text:p>SE-2416</text:p>
          </table:table-cell>
          <table:table-cell office:value-type="string">
            <text:p>241614@astanait.edu.kz</text:p>
          </table:table-cell>
          <table:table-cell office:value-type="float" office:value="82.59">
            <text:p>82.59</text:p>
          </table:table-cell>
          <table:table-cell office:value-type="string">
            <text:p/>
          </table:table-cell>
          <table:table-cell office:value-type="float" office:value="78.90">
            <text:p>78.90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4.50">
            <text:p>4.5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98.00">
            <text:p>98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Sorting alg, 507,508 extra tasks for the higher grade are not solved 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Late submission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91">
            <text:p>90.91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- task 1</text:p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Sultan</text:p>
          </table:table-cell>
          <table:table-cell office:value-type="string">
            <text:p>Baydildinov</text:p>
          </table:table-cell>
          <table:table-cell office:value-type="string">
            <text:p>240610@astanait.edu.kz</text:p>
          </table:table-cell>
          <table:table-cell office:value-type="string">
            <text:p/>
          </table:table-cell>
          <table:table-cell office:value-type="string">
            <text:p>SE-2418</text:p>
          </table:table-cell>
          <table:table-cell office:value-type="string">
            <text:p>240610@astanait.edu.kz</text:p>
          </table:table-cell>
          <table:table-cell office:value-type="float" office:value="21.00">
            <text:p>21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32.35">
            <text:p>32.35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Aldiyar</text:p>
          </table:table-cell>
          <table:table-cell office:value-type="string">
            <text:p>Bazarbayev</text:p>
          </table:table-cell>
          <table:table-cell office:value-type="string">
            <text:p>241091@astanait.edu.kz</text:p>
          </table:table-cell>
          <table:table-cell office:value-type="string">
            <text:p/>
          </table:table-cell>
          <table:table-cell office:value-type="string">
            <text:p>SE-2416</text:p>
          </table:table-cell>
          <table:table-cell office:value-type="string">
            <text:p>241091@astanait.edu.kz</text:p>
          </table:table-cell>
          <table:table-cell office:value-type="float" office:value="91.32">
            <text:p>91.32</text:p>
          </table:table-cell>
          <table:table-cell office:value-type="string">
            <text:p/>
          </table:table-cell>
          <table:table-cell office:value-type="float" office:value="79.63">
            <text:p>79.63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6.47">
            <text:p>76.4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.50">
            <text:p>9.5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8.33">
            <text:p>98.3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Week 5 - empty </text:p>
          </table:table-cell>
          <table:table-cell office:value-type="float" office:value="80.00">
            <text:p>80.00</text:p>
          </table:table-cell>
          <table:table-cell office:value-type="string">
            <text:p>- defense</text:p>
          </table:table-cell>
          <table:table-cell office:value-type="float" office:value="85.00">
            <text:p>85.00</text:p>
          </table:table-cell>
          <table:table-cell office:value-type="string">
            <text:p>- defense, late submission</text:p>
          </table:table-cell>
          <table:table-cell office:value-type="float" office:value="85.00">
            <text:p>85.00</text:p>
          </table:table-cell>
          <table:table-cell office:value-type="string">
            <text:p>- extra tasks for the higher grade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- extra tasks for the higher grade </text:p>
          </table:table-cell>
          <table:table-cell office:value-type="float" office:value="80.00">
            <text:p>80.00</text:p>
          </table:table-cell>
          <table:table-cell office:value-type="string">
            <text:p>- defense</text:p>
          </table:table-cell>
          <table:table-cell office:value-type="float" office:value="70.00">
            <text:p>70.00</text:p>
          </table:table-cell>
          <table:table-cell office:value-type="string">
            <text:p>70% of the group had the same solution</text:p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Nazly</text:p>
          </table:table-cell>
          <table:table-cell office:value-type="string">
            <text:p>Beisenbek</text:p>
          </table:table-cell>
          <table:table-cell office:value-type="string">
            <text:p>240094@astanait.edu.kz</text:p>
          </table:table-cell>
          <table:table-cell office:value-type="string">
            <text:p/>
          </table:table-cell>
          <table:table-cell office:value-type="string">
            <text:p>SE-2420</text:p>
          </table:table-cell>
          <table:table-cell office:value-type="string">
            <text:p>240094@astanait.edu.kz</text:p>
          </table:table-cell>
          <table:table-cell office:value-type="float" office:value="83.99">
            <text:p>83.99</text:p>
          </table:table-cell>
          <table:table-cell office:value-type="string">
            <text:p/>
          </table:table-cell>
          <table:table-cell office:value-type="float" office:value="65.10">
            <text:p>65.1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float" office:value="68.00">
            <text:p>68.00</text:p>
          </table:table-cell>
          <table:table-cell office:value-type="string">
            <text:p/>
          </table:table-cell>
          <table:table-cell office:value-type="float" office:value="94.12">
            <text:p>94.1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.50">
            <text:p>8.5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8.00">
            <text:p>98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Late submission </text:p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>- tasks for the higher grade 
- hometask </text:p>
          </table:table-cell>
          <table:table-cell office:value-type="float" office:value="75.00">
            <text:p>75.00</text:p>
          </table:table-cell>
          <table:table-cell office:value-type="string">
            <text:p>Late submission </text:p>
          </table:table-cell>
          <table:table-cell office:value-type="float" office:value="90.91">
            <text:p>90.91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9 - empty (10.11.24)</text:p>
          </table:table-cell>
          <table:table-cell office:value-type="float" office:value="60.00">
            <text:p>60.00</text:p>
          </table:table-cell>
          <table:table-cell office:value-type="string">
            <text:p>Defense?</text:p>
          </table:table-cell>
          <table:table-cell office:value-type="float" office:value="70.00">
            <text:p>70.00</text:p>
          </table:table-cell>
          <table:table-cell office:value-type="string">
            <text:p>70% of the group had the same solution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68.00">
            <text:p>68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Dana</text:p>
          </table:table-cell>
          <table:table-cell office:value-type="string">
            <text:p>Bekbosyn</text:p>
          </table:table-cell>
          <table:table-cell office:value-type="string">
            <text:p>241228@astanait.edu.kz</text:p>
          </table:table-cell>
          <table:table-cell office:value-type="string">
            <text:p/>
          </table:table-cell>
          <table:table-cell office:value-type="string">
            <text:p>SE-2414</text:p>
          </table:table-cell>
          <table:table-cell office:value-type="string">
            <text:p>241228@astanait.edu.kz</text:p>
          </table:table-cell>
          <table:table-cell office:value-type="float" office:value="90.10">
            <text:p>90.10</text:p>
          </table:table-cell>
          <table:table-cell office:value-type="string">
            <text:p/>
          </table:table-cell>
          <table:table-cell office:value-type="float" office:value="79.37">
            <text:p>79.37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6.00">
            <text:p>86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contester-week2=empty 1/2</text:p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92.00">
            <text:p>92.00</text:p>
          </table:table-cell>
          <table:table-cell office:value-type="string">
            <text:p/>
          </table:table-cell>
          <table:table-cell office:value-type="float" office:value="92.00">
            <text:p>92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Late submission, sorting alg not solved</text:p>
          </table:table-cell>
          <table:table-cell office:value-type="float" office:value="75.00">
            <text:p>75.00</text:p>
          </table:table-cell>
          <table:table-cell office:value-type="string">
            <text:p>grade depends on your defense (contester)</text:p>
          </table:table-cell>
          <table:table-cell office:value-type="float" office:value="80.00">
            <text:p>80.00</text:p>
          </table:table-cell>
          <table:table-cell office:value-type="string">
            <text:p>Late submission (extra tasks)</text:p>
          </table:table-cell>
          <table:table-cell office:value-type="float" office:value="80.00">
            <text:p>80.00</text:p>
          </table:table-cell>
          <table:table-cell office:value-type="string">
            <text:p>- extra tasks for the higher grade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- defense</text:p>
          </table:table-cell>
          <table:table-cell office:value-type="float" office:value="60.00">
            <text:p>60.00</text:p>
          </table:table-cell>
          <table:table-cell office:value-type="string">
            <text:p>- report</text:p>
          </table:table-cell>
          <table:table-cell office:value-type="float" office:value="96.67">
            <text:p>96.67</text:p>
          </table:table-cell>
          <table:table-cell office:value-type="string">
            <text:p/>
          </table:table-cell>
          <table:table-cell office:value-type="float" office:value="86.00">
            <text:p>86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Danila</text:p>
          </table:table-cell>
          <table:table-cell office:value-type="string">
            <text:p>Bussygin</text:p>
          </table:table-cell>
          <table:table-cell office:value-type="string">
            <text:p>241657@astanait.edu.kz</text:p>
          </table:table-cell>
          <table:table-cell office:value-type="string">
            <text:p/>
          </table:table-cell>
          <table:table-cell office:value-type="string">
            <text:p>SE-2414</text:p>
          </table:table-cell>
          <table:table-cell office:value-type="string">
            <text:p>241657@astanait.edu.kz</text:p>
          </table:table-cell>
          <table:table-cell office:value-type="float" office:value="91.95">
            <text:p>91.95</text:p>
          </table:table-cell>
          <table:table-cell office:value-type="string">
            <text:p/>
          </table:table-cell>
          <table:table-cell office:value-type="float" office:value="92.27">
            <text:p>92.27</text:p>
          </table:table-cell>
          <table:table-cell office:value-type="string">
            <text:p/>
          </table:table-cell>
          <table:table-cell office:value-type="float" office:value="92.00">
            <text:p>92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2.00">
            <text:p>92.00</text:p>
          </table:table-cell>
          <table:table-cell office:value-type="string">
            <text:p/>
          </table:table-cell>
          <table:table-cell office:value-type="float" office:value="6.50">
            <text:p>6.5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6.67">
            <text:p>96.67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>Late submission </text:p>
          </table:table-cell>
          <table:table-cell office:value-type="float" office:value="90.00">
            <text:p>90.00</text:p>
          </table:table-cell>
          <table:table-cell office:value-type="string">
            <text:p>defense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91">
            <text:p>90.91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Time limit</text:p>
          </table:table-cell>
          <table:table-cell office:value-type="float" office:value="96.67">
            <text:p>96.67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Sergey</text:p>
          </table:table-cell>
          <table:table-cell office:value-type="string">
            <text:p>Chepurnenko</text:p>
          </table:table-cell>
          <table:table-cell office:value-type="string">
            <text:p>241557@astanait.edu.kz</text:p>
          </table:table-cell>
          <table:table-cell office:value-type="string">
            <text:p/>
          </table:table-cell>
          <table:table-cell office:value-type="string">
            <text:p>SE-2422</text:p>
          </table:table-cell>
          <table:table-cell office:value-type="string">
            <text:p>241557@astanait.edu.kz</text:p>
          </table:table-cell>
          <table:table-cell office:value-type="float" office:value="87.46">
            <text:p>87.46</text:p>
          </table:table-cell>
          <table:table-cell office:value-type="string">
            <text:p/>
          </table:table-cell>
          <table:table-cell office:value-type="float" office:value="83.17">
            <text:p>83.17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float" office:value="94.12">
            <text:p>94.1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.00">
            <text:p>8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>Extra tasks for the higher grade are not solved</text:p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- additional tasks </text:p>
          </table:table-cell>
          <table:table-cell office:value-type="float" office:value="80.00">
            <text:p>80.00</text:p>
          </table:table-cell>
          <table:table-cell office:value-type="string">
            <text:p>- extra tasks for the higher grade </text:p>
          </table:table-cell>
          <table:table-cell office:value-type="float" office:value="81.82">
            <text:p>81.8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- extra tasks for the higher grade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(1,3)</text:p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Aitolkyn</text:p>
          </table:table-cell>
          <table:table-cell office:value-type="string">
            <text:p>Dauletbayeva</text:p>
          </table:table-cell>
          <table:table-cell office:value-type="string">
            <text:p>240561@astanait.edu.kz</text:p>
          </table:table-cell>
          <table:table-cell office:value-type="string">
            <text:p/>
          </table:table-cell>
          <table:table-cell office:value-type="string">
            <text:p>SE-2415</text:p>
          </table:table-cell>
          <table:table-cell office:value-type="string">
            <text:p>240561@astanait.edu.kz</text:p>
          </table:table-cell>
          <table:table-cell office:value-type="float" office:value="87.33">
            <text:p>87.33</text:p>
          </table:table-cell>
          <table:table-cell office:value-type="string">
            <text:p/>
          </table:table-cell>
          <table:table-cell office:value-type="float" office:value="68.20">
            <text:p>68.20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.50">
            <text:p>7.50</text:p>
          </table:table-cell>
          <table:table-cell office:value-type="string">
            <text:p/>
          </table:table-cell>
          <table:table-cell office:value-type="float" office:value="92.00">
            <text:p>92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Extra tasks for the higher grade are not solved </text:p>
          </table:table-cell>
          <table:table-cell office:value-type="float" office:value="90.00">
            <text:p>90.00</text:p>
          </table:table-cell>
          <table:table-cell office:value-type="string">
            <text:p>defense</text:p>
          </table:table-cell>
          <table:table-cell office:value-type="float" office:value="80.00">
            <text:p>80.00</text:p>
          </table:table-cell>
          <table:table-cell office:value-type="string">
            <text:p>Late submission, extra tasks are not solved (full week 6), defense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91">
            <text:p>90.91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9 - empty (10.11.24)</text:p>
          </table:table-cell>
          <table:table-cell office:value-type="float" office:value="80.00">
            <text:p>80.00</text:p>
          </table:table-cell>
          <table:table-cell office:value-type="string">
            <text:p>-defense?</text:p>
          </table:table-cell>
          <table:table-cell office:value-type="float" office:value="70.00">
            <text:p>70.00</text:p>
          </table:table-cell>
          <table:table-cell office:value-type="string">
            <text:p>Task 1
70% of the group had the same solution</text:p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Mariya</text:p>
          </table:table-cell>
          <table:table-cell office:value-type="string">
            <text:p>Dauletkhan</text:p>
          </table:table-cell>
          <table:table-cell office:value-type="string">
            <text:p>240546@astanait.edu.kz</text:p>
          </table:table-cell>
          <table:table-cell office:value-type="string">
            <text:p/>
          </table:table-cell>
          <table:table-cell office:value-type="string">
            <text:p>SE-2417</text:p>
          </table:table-cell>
          <table:table-cell office:value-type="string">
            <text:p>240546@astanait.edu.kz</text:p>
          </table:table-cell>
          <table:table-cell office:value-type="float" office:value="84.34">
            <text:p>84.34</text:p>
          </table:table-cell>
          <table:table-cell office:value-type="string">
            <text:p/>
          </table:table-cell>
          <table:table-cell office:value-type="float" office:value="81.88">
            <text:p>81.88</text:p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74.00">
            <text:p>74.00</text:p>
          </table:table-cell>
          <table:table-cell office:value-type="string">
            <text:p/>
          </table:table-cell>
          <table:table-cell office:value-type="float" office:value="85.29">
            <text:p>85.29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.50">
            <text:p>9.5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8.00">
            <text:p>98.00</text:p>
          </table:table-cell>
          <table:table-cell office:value-type="string">
            <text:p>I, i</text:p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Week 5 - empty/ late submission, time interval between solving tasks?!</text:p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Time interval between solved tasks?!</text:p>
          </table:table-cell>
          <table:table-cell office:value-type="float" office:value="85.00">
            <text:p>85.00</text:p>
          </table:table-cell>
          <table:table-cell office:value-type="string">
            <text:p>- extra tasks for the higher grade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9.00">
            <text:p>89.00</text:p>
          </table:table-cell>
          <table:table-cell office:value-type="string">
            <text:p>Late submission </text:p>
          </table:table-cell>
          <table:table-cell office:value-type="float" office:value="80.00">
            <text:p>80.00</text:p>
          </table:table-cell>
          <table:table-cell office:value-type="string">
            <text:p>- defense</text:p>
          </table:table-cell>
          <table:table-cell office:value-type="float" office:value="75.00">
            <text:p>75.00</text:p>
          </table:table-cell>
          <table:table-cell office:value-type="string">
            <text:p>Task 1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4.00">
            <text:p>74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Amina</text:p>
          </table:table-cell>
          <table:table-cell office:value-type="string">
            <text:p>Dossan</text:p>
          </table:table-cell>
          <table:table-cell office:value-type="string">
            <text:p>242239@astanait.edu.kz</text:p>
          </table:table-cell>
          <table:table-cell office:value-type="string">
            <text:p/>
          </table:table-cell>
          <table:table-cell office:value-type="string">
            <text:p>SE-2422</text:p>
          </table:table-cell>
          <table:table-cell office:value-type="string">
            <text:p>242239@astanait.edu.kz</text:p>
          </table:table-cell>
          <table:table-cell office:value-type="float" office:value="85.24">
            <text:p>85.24</text:p>
          </table:table-cell>
          <table:table-cell office:value-type="string">
            <text:p/>
          </table:table-cell>
          <table:table-cell office:value-type="float" office:value="69.83">
            <text:p>69.83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94.12">
            <text:p>94.1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.00">
            <text:p>8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? Week 5 - empty / late submission 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- additional tasks 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9 - empty (10.11.24)</text:p>
          </table:table-cell>
          <table:table-cell office:value-type="float" office:value="70.00">
            <text:p>70.00</text:p>
          </table:table-cell>
          <table:table-cell office:value-type="string">
            <text:p>Defense?</text:p>
          </table:table-cell>
          <table:table-cell office:value-type="float" office:value="70.00">
            <text:p>70.00</text:p>
          </table:table-cell>
          <table:table-cell office:value-type="string">
            <text:p>task 1=1D, task 2 (4 functions=1 solution)</text:p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Gulnaz</text:p>
          </table:table-cell>
          <table:table-cell office:value-type="string">
            <text:p>Duiseman</text:p>
          </table:table-cell>
          <table:table-cell office:value-type="string">
            <text:p>242354@astanait.edu.kz</text:p>
          </table:table-cell>
          <table:table-cell office:value-type="string">
            <text:p/>
          </table:table-cell>
          <table:table-cell office:value-type="string">
            <text:p>SE-2417</text:p>
          </table:table-cell>
          <table:table-cell office:value-type="string">
            <text:p>242354@astanait.edu.kz</text:p>
          </table:table-cell>
          <table:table-cell office:value-type="float" office:value="90.71">
            <text:p>90.71</text:p>
          </table:table-cell>
          <table:table-cell office:value-type="string">
            <text:p/>
          </table:table-cell>
          <table:table-cell office:value-type="float" office:value="83.75">
            <text:p>83.75</text:p>
          </table:table-cell>
          <table:table-cell office:value-type="string">
            <text:p/>
          </table:table-cell>
          <table:table-cell office:value-type="float" office:value="87.00">
            <text:p>87.00</text:p>
          </table:table-cell>
          <table:table-cell office:value-type="string">
            <text:p/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29">
            <text:p>85.29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.50">
            <text:p>8.5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Sorting alg, extra tasks for the higher grade are not solved </text:p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Time interval between solved tasks?!</text:p>
          </table:table-cell>
          <table:table-cell office:value-type="float" office:value="80.00">
            <text:p>80.00</text:p>
          </table:table-cell>
          <table:table-cell office:value-type="string">
            <text:p>Time interval between solved tasks?!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9.00">
            <text:p>89.00</text:p>
          </table:table-cell>
          <table:table-cell office:value-type="string">
            <text:p>Late submission </text:p>
          </table:table-cell>
          <table:table-cell office:value-type="float" office:value="85.00">
            <text:p>85.00</text:p>
          </table:table-cell>
          <table:table-cell office:value-type="string">
            <text:p>- defense</text:p>
          </table:table-cell>
          <table:table-cell office:value-type="float" office:value="80.00">
            <text:p>80.00</text:p>
          </table:table-cell>
          <table:table-cell office:value-type="string">
            <text:p>- rand</text:p>
          </table:table-cell>
          <table:table-cell office:value-type="float" office:value="96.67">
            <text:p>96.67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Zhandaulet</text:p>
          </table:table-cell>
          <table:table-cell office:value-type="string">
            <text:p>Ermekov</text:p>
          </table:table-cell>
          <table:table-cell office:value-type="string">
            <text:p>240089@astanait.edu.kz</text:p>
          </table:table-cell>
          <table:table-cell office:value-type="string">
            <text:p/>
          </table:table-cell>
          <table:table-cell office:value-type="string">
            <text:p>SE-2414</text:p>
          </table:table-cell>
          <table:table-cell office:value-type="string">
            <text:p>240089@astanait.edu.kz</text:p>
          </table:table-cell>
          <table:table-cell office:value-type="float" office:value="84.80">
            <text:p>84.80</text:p>
          </table:table-cell>
          <table:table-cell office:value-type="string">
            <text:p/>
          </table:table-cell>
          <table:table-cell office:value-type="float" office:value="77.07">
            <text:p>77.07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contester-week2=empty 1/2</text:p>
          </table:table-cell>
          <table:table-cell office:value-type="float" office:value="7.50">
            <text:p>7.5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98.00">
            <text:p>98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Week 5 - empty, sorting alg not solved / late submission </text:p>
          </table:table-cell>
          <table:table-cell office:value-type="float" office:value="80.00">
            <text:p>80.00</text:p>
          </table:table-cell>
          <table:table-cell office:value-type="string">
            <text:p>grade depends on your defense (contester)</text:p>
          </table:table-cell>
          <table:table-cell office:value-type="float" office:value="70.00">
            <text:p>70.00</text:p>
          </table:table-cell>
          <table:table-cell office:value-type="string">
            <text:p>2/3, late submission </text:p>
          </table:table-cell>
          <table:table-cell office:value-type="float" office:value="85.00">
            <text:p>85.00</text:p>
          </table:table-cell>
          <table:table-cell office:value-type="string">
            <text:p>- extra tasks for the higher grade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3/5 (tasks)</text:p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Task 1 - array 1D, 
Task 2</text:p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Zhantore</text:p>
          </table:table-cell>
          <table:table-cell office:value-type="string">
            <text:p>Gaineden</text:p>
          </table:table-cell>
          <table:table-cell office:value-type="string">
            <text:p>242028@astanait.edu.kz</text:p>
          </table:table-cell>
          <table:table-cell office:value-type="string">
            <text:p/>
          </table:table-cell>
          <table:table-cell office:value-type="string">
            <text:p>SE-2415</text:p>
          </table:table-cell>
          <table:table-cell office:value-type="string">
            <text:p>242028@astanait.edu.kz</text:p>
          </table:table-cell>
          <table:table-cell office:value-type="float" office:value="77.26">
            <text:p>77.26</text:p>
          </table:table-cell>
          <table:table-cell office:value-type="string">
            <text:p/>
          </table:table-cell>
          <table:table-cell office:value-type="float" office:value="62.87">
            <text:p>62.87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40.00">
            <text:p>4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40.00">
            <text:p>4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.50">
            <text:p>8.5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Week 5 - empty/ late submission </text:p>
          </table:table-cell>
          <table:table-cell office:value-type="float" office:value="90.00">
            <text:p>90.00</text:p>
          </table:table-cell>
          <table:table-cell office:value-type="string">
            <text:p>- defense</text:p>
          </table:table-cell>
          <table:table-cell office:value-type="float" office:value="80.00">
            <text:p>80.00</text:p>
          </table:table-cell>
          <table:table-cell office:value-type="string">
            <text:p>Late submission</text:p>
          </table:table-cell>
          <table:table-cell office:value-type="float" office:value="0.00">
            <text:p>0.00</text:p>
          </table:table-cell>
          <table:table-cell office:value-type="string">
            <text:p>- hometask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9 - empty (10.11.24)</text:p>
          </table:table-cell>
          <table:table-cell office:value-type="float" office:value="85.00">
            <text:p>85.00</text:p>
          </table:table-cell>
          <table:table-cell office:value-type="string">
            <text:p>- defense</text:p>
          </table:table-cell>
          <table:table-cell office:value-type="float" office:value="70.00">
            <text:p>70.00</text:p>
          </table:table-cell>
          <table:table-cell office:value-type="string">
            <text:p>70% of the group had the same solution</text:p>
          </table:table-cell>
          <table:table-cell office:value-type="float" office:value="96.67">
            <text:p>96.67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Aldiyar</text:p>
          </table:table-cell>
          <table:table-cell office:value-type="string">
            <text:p>Gaisa</text:p>
          </table:table-cell>
          <table:table-cell office:value-type="string">
            <text:p>241563@astanait.edu.kz</text:p>
          </table:table-cell>
          <table:table-cell office:value-type="string">
            <text:p/>
          </table:table-cell>
          <table:table-cell office:value-type="string">
            <text:p>SE-2416</text:p>
          </table:table-cell>
          <table:table-cell office:value-type="string">
            <text:p>241563@astanait.edu.kz</text:p>
          </table:table-cell>
          <table:table-cell office:value-type="float" office:value="82.22">
            <text:p>82.22</text:p>
          </table:table-cell>
          <table:table-cell office:value-type="string">
            <text:p/>
          </table:table-cell>
          <table:table-cell office:value-type="float" office:value="82.43">
            <text:p>82.43</text:p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.50">
            <text:p>8.5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Sorting alg, extra tasks for the higher grade are not solved </text:p>
          </table:table-cell>
          <table:table-cell office:value-type="float" office:value="90.00">
            <text:p>90.00</text:p>
          </table:table-cell>
          <table:table-cell office:value-type="string">
            <text:p>- defense</text:p>
          </table:table-cell>
          <table:table-cell office:value-type="float" office:value="85.00">
            <text:p>85.00</text:p>
          </table:table-cell>
          <table:table-cell office:value-type="string">
            <text:p>Late submission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- extra tasks for the higher grade </text:p>
          </table:table-cell>
          <table:table-cell office:value-type="float" office:value="85.00">
            <text:p>85.00</text:p>
          </table:table-cell>
          <table:table-cell office:value-type="string">
            <text:p>- defense</text:p>
          </table:table-cell>
          <table:table-cell office:value-type="float" office:value="70.00">
            <text:p>70.00</text:p>
          </table:table-cell>
          <table:table-cell office:value-type="string">
            <text:p>70% of the group had the same solution</text:p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Aibek</text:p>
          </table:table-cell>
          <table:table-cell office:value-type="string">
            <text:p>Galmbekov</text:p>
          </table:table-cell>
          <table:table-cell office:value-type="string">
            <text:p>241044@astanait.edu.kz</text:p>
          </table:table-cell>
          <table:table-cell office:value-type="string">
            <text:p/>
          </table:table-cell>
          <table:table-cell office:value-type="string">
            <text:p>SE-2417</text:p>
          </table:table-cell>
          <table:table-cell office:value-type="string">
            <text:p>241044@astanait.edu.kz</text:p>
          </table:table-cell>
          <table:table-cell office:value-type="float" office:value="86.27">
            <text:p>86.27</text:p>
          </table:table-cell>
          <table:table-cell office:value-type="string">
            <text:p/>
          </table:table-cell>
          <table:table-cell office:value-type="float" office:value="74.33">
            <text:p>74.3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4.00">
            <text:p>84.00</text:p>
          </table:table-cell>
          <table:table-cell office:value-type="string">
            <text:p/>
          </table:table-cell>
          <table:table-cell office:value-type="float" office:value="94.12">
            <text:p>94.1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.00">
            <text:p>8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Sorting alg, extra tasks for the higher grade are not solved 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Additional tasks - late submission </text:p>
          </table:table-cell>
          <table:table-cell office:value-type="float" office:value="80.00">
            <text:p>80.00</text:p>
          </table:table-cell>
          <table:table-cell office:value-type="string">
            <text:p>Late submission </text:p>
          </table:table-cell>
          <table:table-cell office:value-type="float" office:value="90.91">
            <text:p>90.91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>Week 9 - empty (10.11.24)</text:p>
          </table:table-cell>
          <table:table-cell office:value-type="float" office:value="85.00">
            <text:p>85.00</text:p>
          </table:table-cell>
          <table:table-cell office:value-type="string">
            <text:p>- defense</text:p>
          </table:table-cell>
          <table:table-cell office:value-type="float" office:value="60.00">
            <text:p>60.00</text:p>
          </table:table-cell>
          <table:table-cell office:value-type="string">
            <text:p>70% of the group had the same solution</text:p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84.00">
            <text:p>84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Gapar</text:p>
          </table:table-cell>
          <table:table-cell office:value-type="string">
            <text:p>Galym</text:p>
          </table:table-cell>
          <table:table-cell office:value-type="string">
            <text:p>240928@astanait.edu.kz</text:p>
          </table:table-cell>
          <table:table-cell office:value-type="string">
            <text:p/>
          </table:table-cell>
          <table:table-cell office:value-type="string">
            <text:p>SE-2418</text:p>
          </table:table-cell>
          <table:table-cell office:value-type="string">
            <text:p>240928@astanait.edu.kz</text:p>
          </table:table-cell>
          <table:table-cell office:value-type="float" office:value="89.42">
            <text:p>89.42</text:p>
          </table:table-cell>
          <table:table-cell office:value-type="string">
            <text:p/>
          </table:table-cell>
          <table:table-cell office:value-type="float" office:value="86.13">
            <text:p>86.13</text:p>
          </table:table-cell>
          <table:table-cell office:value-type="string">
            <text:p/>
          </table:table-cell>
          <table:table-cell office:value-type="float" office:value="88.00">
            <text:p>88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9.00">
            <text:p>89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.50">
            <text:p>8.5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Extra tasks for the higher grade are not solved 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Late submission </text:p>
          </table:table-cell>
          <table:table-cell office:value-type="float" office:value="85.00">
            <text:p>85.00</text:p>
          </table:table-cell>
          <table:table-cell office:value-type="string">
            <text:p>Late submission </text:p>
          </table:table-cell>
          <table:table-cell office:value-type="float" office:value="81.82">
            <text:p>81.8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89.00">
            <text:p>89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Bekbauly</text:p>
          </table:table-cell>
          <table:table-cell office:value-type="string">
            <text:p>Galymzhan</text:p>
          </table:table-cell>
          <table:table-cell office:value-type="string">
            <text:p>241934@astanait.edu.kz</text:p>
          </table:table-cell>
          <table:table-cell office:value-type="string">
            <text:p/>
          </table:table-cell>
          <table:table-cell office:value-type="string">
            <text:p>SE-2419</text:p>
          </table:table-cell>
          <table:table-cell office:value-type="string">
            <text:p>241934@astanait.edu.kz</text:p>
          </table:table-cell>
          <table:table-cell office:value-type="float" office:value="90.08">
            <text:p>90.08</text:p>
          </table:table-cell>
          <table:table-cell office:value-type="string">
            <text:p/>
          </table:table-cell>
          <table:table-cell office:value-type="float" office:value="82.07">
            <text:p>82.07</text:p>
          </table:table-cell>
          <table:table-cell office:value-type="string">
            <text:p/>
          </table:table-cell>
          <table:table-cell office:value-type="float" office:value="86.00">
            <text:p>86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6.00">
            <text:p>86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7.00">
            <text:p>87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Extra tasks for the higher grade are not solved </text:p>
          </table:table-cell>
          <table:table-cell office:value-type="float" office:value="80.00">
            <text:p>80.00</text:p>
          </table:table-cell>
          <table:table-cell office:value-type="string">
            <text:p>grade depends on your defence</text:p>
          </table:table-cell>
          <table:table-cell office:value-type="float" office:value="80.00">
            <text:p>80.00</text:p>
          </table:table-cell>
          <table:table-cell office:value-type="string">
            <text:p>Late submission </text:p>
          </table:table-cell>
          <table:table-cell office:value-type="float" office:value="85.00">
            <text:p>85.00</text:p>
          </table:table-cell>
          <table:table-cell office:value-type="string">
            <text:p>- defense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Week 9 empty 
! Late submission </text:p>
          </table:table-cell>
          <table:table-cell office:value-type="float" office:value="85.00">
            <text:p>85.00</text:p>
          </table:table-cell>
          <table:table-cell office:value-type="string">
            <text:p>- defense</text:p>
          </table:table-cell>
          <table:table-cell office:value-type="float" office:value="75.00">
            <text:p>75.00</text:p>
          </table:table-cell>
          <table:table-cell office:value-type="string">
            <text:p>70% of the group had the same solution</text:p>
          </table:table-cell>
          <table:table-cell office:value-type="float" office:value="96.67">
            <text:p>96.67</text:p>
          </table:table-cell>
          <table:table-cell office:value-type="string">
            <text:p/>
          </table:table-cell>
          <table:table-cell office:value-type="float" office:value="86.00">
            <text:p>86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Aksungkar</text:p>
          </table:table-cell>
          <table:table-cell office:value-type="string">
            <text:p>Ganiyatov</text:p>
          </table:table-cell>
          <table:table-cell office:value-type="string">
            <text:p>241845@astanait.edu.kz</text:p>
          </table:table-cell>
          <table:table-cell office:value-type="string">
            <text:p/>
          </table:table-cell>
          <table:table-cell office:value-type="string">
            <text:p>SE-2420</text:p>
          </table:table-cell>
          <table:table-cell office:value-type="string">
            <text:p>241845@astanait.edu.kz</text:p>
          </table:table-cell>
          <table:table-cell office:value-type="float" office:value="81.50">
            <text:p>81.50</text:p>
          </table:table-cell>
          <table:table-cell office:value-type="string">
            <text:p/>
          </table:table-cell>
          <table:table-cell office:value-type="float" office:value="80.77">
            <text:p>80.77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94.12">
            <text:p>94.1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1st</text:p>
          </table:table-cell>
          <table:table-cell office:value-type="float" office:value="9.00">
            <text:p>9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Extra tasks for the higher grade are not solved</text:p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- tasks for the higher grade 
- hometask </text:p>
          </table:table-cell>
          <table:table-cell office:value-type="float" office:value="85.00">
            <text:p>85.00</text:p>
          </table:table-cell>
          <table:table-cell office:value-type="string">
            <text:p>- extra tasks for the higher grade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Hometask?</text:p>
          </table:table-cell>
          <table:table-cell office:value-type="float" office:value="85.00">
            <text:p>85.00</text:p>
          </table:table-cell>
          <table:table-cell office:value-type="string">
            <text:p>- defense</text:p>
          </table:table-cell>
          <table:table-cell office:value-type="float" office:value="75.00">
            <text:p>75.00</text:p>
          </table:table-cell>
          <table:table-cell office:value-type="string">
            <text:p>70% of the group had the same solution</text:p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Diar</text:p>
          </table:table-cell>
          <table:table-cell office:value-type="string">
            <text:p>Gizatov</text:p>
          </table:table-cell>
          <table:table-cell office:value-type="string">
            <text:p>242344@astanait.edu.kz</text:p>
          </table:table-cell>
          <table:table-cell office:value-type="string">
            <text:p/>
          </table:table-cell>
          <table:table-cell office:value-type="string">
            <text:p>SE-2421</text:p>
          </table:table-cell>
          <table:table-cell office:value-type="string">
            <text:p>242344@astanait.edu.kz</text:p>
          </table:table-cell>
          <table:table-cell office:value-type="float" office:value="88.80">
            <text:p>88.80</text:p>
          </table:table-cell>
          <table:table-cell office:value-type="string">
            <text:p/>
          </table:table-cell>
          <table:table-cell office:value-type="float" office:value="72.85">
            <text:p>72.85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43.33">
            <text:p>43.33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94.12">
            <text:p>94.1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43.33">
            <text:p>4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.50">
            <text:p>9.5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1st</text:p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6.67">
            <text:p>96.67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Late submission 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- additional tasks </text:p>
          </table:table-cell>
          <table:table-cell office:value-type="float" office:value="0.00">
            <text:p>0.00</text:p>
          </table:table-cell>
          <table:table-cell office:value-type="string">
            <text:p>- hometask, 8 week - empty 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9.00">
            <text:p>89.00</text:p>
          </table:table-cell>
          <table:table-cell office:value-type="string">
            <text:p>- extra tasks for the higher grade</text:p>
          </table:table-cell>
          <table:table-cell office:value-type="float" office:value="85.00">
            <text:p>85.00</text:p>
          </table:table-cell>
          <table:table-cell office:value-type="string">
            <text:p>- defense </text:p>
          </table:table-cell>
          <table:table-cell office:value-type="float" office:value="75.00">
            <text:p>75.00</text:p>
          </table:table-cell>
          <table:table-cell office:value-type="string">
            <text:p>- rand</text:p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Tamerlan</text:p>
          </table:table-cell>
          <table:table-cell office:value-type="string">
            <text:p>Ibragimov</text:p>
          </table:table-cell>
          <table:table-cell office:value-type="string">
            <text:p>240663@astanait.edu.kz</text:p>
          </table:table-cell>
          <table:table-cell office:value-type="string">
            <text:p/>
          </table:table-cell>
          <table:table-cell office:value-type="string">
            <text:p>SE-2415</text:p>
          </table:table-cell>
          <table:table-cell office:value-type="string">
            <text:p>240663@astanait.edu.kz</text:p>
          </table:table-cell>
          <table:table-cell office:value-type="float" office:value="87.99">
            <text:p>87.99</text:p>
          </table:table-cell>
          <table:table-cell office:value-type="string">
            <text:p/>
          </table:table-cell>
          <table:table-cell office:value-type="float" office:value="80.30">
            <text:p>80.30</text:p>
          </table:table-cell>
          <table:table-cell office:value-type="string">
            <text:p/>
          </table:table-cell>
          <table:table-cell office:value-type="float" office:value="84.00">
            <text:p>84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.50">
            <text:p>8.5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2.00">
            <text:p>92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>task 2: i=1</text:p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507, 508?! Extra tasks for the higher grade are not solved 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Week 6 - empty</text:p>
          </table:table-cell>
          <table:table-cell office:value-type="float" office:value="90.00">
            <text:p>90.00</text:p>
          </table:table-cell>
          <table:table-cell office:value-type="string">
            <text:p>late submission(contester)</text:p>
          </table:table-cell>
          <table:table-cell office:value-type="float" office:value="81.82">
            <text:p>81.8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2/5 (tasks)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Task 1
- rand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Bekarys</text:p>
          </table:table-cell>
          <table:table-cell office:value-type="string">
            <text:p>Issabay</text:p>
          </table:table-cell>
          <table:table-cell office:value-type="string">
            <text:p>241483@astanait.edu.kz</text:p>
          </table:table-cell>
          <table:table-cell office:value-type="string">
            <text:p/>
          </table:table-cell>
          <table:table-cell office:value-type="string">
            <text:p>SE-2415</text:p>
          </table:table-cell>
          <table:table-cell office:value-type="string">
            <text:p>241483@astanait.edu.kz</text:p>
          </table:table-cell>
          <table:table-cell office:value-type="float" office:value="81.91">
            <text:p>81.91</text:p>
          </table:table-cell>
          <table:table-cell office:value-type="string">
            <text:p/>
          </table:table-cell>
          <table:table-cell office:value-type="float" office:value="63.13">
            <text:p>63.13</text:p>
          </table:table-cell>
          <table:table-cell office:value-type="string">
            <text:p/>
          </table:table-cell>
          <table:table-cell office:value-type="float" office:value="73.00">
            <text:p>73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8.00">
            <text:p>68.00</text:p>
          </table:table-cell>
          <table:table-cell office:value-type="string">
            <text:p/>
          </table:table-cell>
          <table:table-cell office:value-type="float" office:value="88.89">
            <text:p>88.89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.50">
            <text:p>8.5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Week 5 - empty/ late submission, interval?!</text:p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No hometask, - defense</text:p>
          </table:table-cell>
          <table:table-cell office:value-type="float" office:value="85.00">
            <text:p>85.00</text:p>
          </table:table-cell>
          <table:table-cell office:value-type="string">
            <text:p>- extra tasks for the higher grade </text:p>
          </table:table-cell>
          <table:table-cell office:value-type="float" office:value="81.82">
            <text:p>81.8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9 - empty (10.11.24)</text:p>
          </table:table-cell>
          <table:table-cell office:value-type="float" office:value="60.00">
            <text:p>60.00</text:p>
          </table:table-cell>
          <table:table-cell office:value-type="string">
            <text:p>-defense?</text:p>
          </table:table-cell>
          <table:table-cell office:value-type="float" office:value="70.00">
            <text:p>70.00</text:p>
          </table:table-cell>
          <table:table-cell office:value-type="string">
            <text:p>70% of the group had the same solution</text:p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68.00">
            <text:p>68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Tolganay</text:p>
          </table:table-cell>
          <table:table-cell office:value-type="string">
            <text:p>Kadirbay</text:p>
          </table:table-cell>
          <table:table-cell office:value-type="string">
            <text:p>241490@astanait.edu.kz</text:p>
          </table:table-cell>
          <table:table-cell office:value-type="string">
            <text:p/>
          </table:table-cell>
          <table:table-cell office:value-type="string">
            <text:p>SE-2418</text:p>
          </table:table-cell>
          <table:table-cell office:value-type="string">
            <text:p>241490@astanait.edu.kz</text:p>
          </table:table-cell>
          <table:table-cell office:value-type="float" office:value="84.13">
            <text:p>84.13</text:p>
          </table:table-cell>
          <table:table-cell office:value-type="string">
            <text:p/>
          </table:table-cell>
          <table:table-cell office:value-type="float" office:value="68.90">
            <text:p>68.90</text:p>
          </table:table-cell>
          <table:table-cell office:value-type="string">
            <text:p/>
          </table:table-cell>
          <table:table-cell office:value-type="float" office:value="77.00">
            <text:p>77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77.00">
            <text:p>77.00</text:p>
          </table:table-cell>
          <table:table-cell office:value-type="string">
            <text:p/>
          </table:table-cell>
          <table:table-cell office:value-type="float" office:value="85.29">
            <text:p>85.29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contester - week 2???</text:p>
          </table:table-cell>
          <table:table-cell office:value-type="float" office:value="7.50">
            <text:p>7.5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>Week 5 - empty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Week 6:
- hometask </text:p>
          </table:table-cell>
          <table:table-cell office:value-type="float" office:value="80.00">
            <text:p>80.00</text:p>
          </table:table-cell>
          <table:table-cell office:value-type="string">
            <text:p>Late submission 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Week 9 - empty 
! Late submission </text:p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>- report /
70% of the group had the same solution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7.00">
            <text:p>77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Dilnaz</text:p>
          </table:table-cell>
          <table:table-cell office:value-type="string">
            <text:p>Kairkulova</text:p>
          </table:table-cell>
          <table:table-cell office:value-type="string">
            <text:p>241825@astanait.edu.kz</text:p>
          </table:table-cell>
          <table:table-cell office:value-type="string">
            <text:p/>
          </table:table-cell>
          <table:table-cell office:value-type="string">
            <text:p>SE-2418</text:p>
          </table:table-cell>
          <table:table-cell office:value-type="string">
            <text:p>241825@astanait.edu.kz</text:p>
          </table:table-cell>
          <table:table-cell office:value-type="float" office:value="79.34">
            <text:p>79.34</text:p>
          </table:table-cell>
          <table:table-cell office:value-type="string">
            <text:p/>
          </table:table-cell>
          <table:table-cell office:value-type="float" office:value="79.73">
            <text:p>79.7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4.12">
            <text:p>94.1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.50">
            <text:p>8.5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Week 5 - empty</text:p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- 6 week
- additional tasks </text:p>
          </table:table-cell>
          <table:table-cell office:value-type="float" office:value="75.00">
            <text:p>75.00</text:p>
          </table:table-cell>
          <table:table-cell office:value-type="string">
            <text:p>- extra tasks for the higher grade </text:p>
          </table:table-cell>
          <table:table-cell office:value-type="float" office:value="90.91">
            <text:p>90.91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Time interval between solved tasks?!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1 task: -rand, -2D array</text:p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Batyrkhan</text:p>
          </table:table-cell>
          <table:table-cell office:value-type="string">
            <text:p>Kairzhanov</text:p>
          </table:table-cell>
          <table:table-cell office:value-type="string">
            <text:p>242648@astanait.edu.kz</text:p>
          </table:table-cell>
          <table:table-cell office:value-type="string">
            <text:p/>
          </table:table-cell>
          <table:table-cell office:value-type="string">
            <text:p>SE-2416</text:p>
          </table:table-cell>
          <table:table-cell office:value-type="string">
            <text:p>242648@astanait.edu.kz</text:p>
          </table:table-cell>
          <table:table-cell office:value-type="float" office:value="63.02">
            <text:p>63.02</text:p>
          </table:table-cell>
          <table:table-cell office:value-type="string">
            <text:p/>
          </table:table-cell>
          <table:table-cell office:value-type="float" office:value="74.30">
            <text:p>74.30</text:p>
          </table:table-cell>
          <table:table-cell office:value-type="string">
            <text:p/>
          </table:table-cell>
          <table:table-cell office:value-type="float" office:value="69.00">
            <text:p>69.00</text:p>
          </table:table-cell>
          <table:table-cell office:value-type="string">
            <text:p/>
          </table:table-cell>
          <table:table-cell office:value-type="float" office:value="23.33">
            <text:p>23.33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82.35">
            <text:p>82.35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23.33">
            <text:p>2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.50">
            <text:p>8.5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report</text:p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Sorting alg, extra tasks for the higher grade are not solved </text:p>
          </table:table-cell>
          <table:table-cell office:value-type="float" office:value="80.00">
            <text:p>80.00</text:p>
          </table:table-cell>
          <table:table-cell office:value-type="string">
            <text:p>Hometask (report)</text:p>
          </table:table-cell>
          <table:table-cell office:value-type="float" office:value="75.00">
            <text:p>75.00</text:p>
          </table:table-cell>
          <table:table-cell office:value-type="string">
            <text:p>Late submission, Interval between solving tasks less than 1 min?! - defense</text:p>
          </table:table-cell>
          <table:table-cell office:value-type="float" office:value="75.00">
            <text:p>75.00</text:p>
          </table:table-cell>
          <table:table-cell office:value-type="string">
            <text:p>Late submission </text:p>
          </table:table-cell>
          <table:table-cell office:value-type="float" office:value="90.91">
            <text:p>90.91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Week 9 - empty
! - extra tasks for the higher grade </text:p>
          </table:table-cell>
          <table:table-cell office:value-type="float" office:value="70.00">
            <text:p>70.00</text:p>
          </table:table-cell>
          <table:table-cell office:value-type="string">
            <text:p>- defense </text:p>
          </table:table-cell>
          <table:table-cell office:value-type="float" office:value="65.00">
            <text:p>65.00</text:p>
          </table:table-cell>
          <table:table-cell office:value-type="string">
            <text:p>70% of the group had the same solution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Aisultan</text:p>
          </table:table-cell>
          <table:table-cell office:value-type="string">
            <text:p>Kalibek</text:p>
          </table:table-cell>
          <table:table-cell office:value-type="string">
            <text:p>242499@astanait.edu.kz</text:p>
          </table:table-cell>
          <table:table-cell office:value-type="string">
            <text:p/>
          </table:table-cell>
          <table:table-cell office:value-type="string">
            <text:p>SE-2417</text:p>
          </table:table-cell>
          <table:table-cell office:value-type="string">
            <text:p>242499@astanait.edu.kz</text:p>
          </table:table-cell>
          <table:table-cell office:value-type="float" office:value="90.20">
            <text:p>90.20</text:p>
          </table:table-cell>
          <table:table-cell office:value-type="string">
            <text:p/>
          </table:table-cell>
          <table:table-cell office:value-type="float" office:value="78.27">
            <text:p>78.27</text:p>
          </table:table-cell>
          <table:table-cell office:value-type="string">
            <text:p/>
          </table:table-cell>
          <table:table-cell office:value-type="float" office:value="84.00">
            <text:p>84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.50">
            <text:p>9.5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Sorting alg, extra tasks for the higher grade are not solved </text:p>
          </table:table-cell>
          <table:table-cell office:value-type="float" office:value="80.00">
            <text:p>80.00</text:p>
          </table:table-cell>
          <table:table-cell office:value-type="string">
            <text:p>- defense</text:p>
          </table:table-cell>
          <table:table-cell office:value-type="float" office:value="60.00">
            <text:p>60.00</text:p>
          </table:table-cell>
          <table:table-cell office:value-type="string">
            <text:p>No hometask </text:p>
          </table:table-cell>
          <table:table-cell office:value-type="float" office:value="85.00">
            <text:p>85.00</text:p>
          </table:table-cell>
          <table:table-cell office:value-type="string">
            <text:p>Late submission </text:p>
          </table:table-cell>
          <table:table-cell office:value-type="float" office:value="90.91">
            <text:p>90.91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Late submission </text:p>
          </table:table-cell>
          <table:table-cell office:value-type="float" office:value="80.00">
            <text:p>80.00</text:p>
          </table:table-cell>
          <table:table-cell office:value-type="string">
            <text:p>- defense</text:p>
          </table:table-cell>
          <table:table-cell office:value-type="float" office:value="75.00">
            <text:p>75.00</text:p>
          </table:table-cell>
          <table:table-cell office:value-type="string">
            <text:p>70% of the group had the same solution</text:p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Torehan</text:p>
          </table:table-cell>
          <table:table-cell office:value-type="string">
            <text:p>Kalin</text:p>
          </table:table-cell>
          <table:table-cell office:value-type="string">
            <text:p>241254@astanait.edu.kz</text:p>
          </table:table-cell>
          <table:table-cell office:value-type="string">
            <text:p/>
          </table:table-cell>
          <table:table-cell office:value-type="string">
            <text:p>SE-2417</text:p>
          </table:table-cell>
          <table:table-cell office:value-type="string">
            <text:p>241254@astanait.edu.kz</text:p>
          </table:table-cell>
          <table:table-cell office:value-type="float" office:value="82.48">
            <text:p>82.48</text:p>
          </table:table-cell>
          <table:table-cell office:value-type="string">
            <text:p/>
          </table:table-cell>
          <table:table-cell office:value-type="float" office:value="50.63">
            <text:p>50.63</text:p>
          </table:table-cell>
          <table:table-cell office:value-type="string">
            <text:p/>
          </table:table-cell>
          <table:table-cell office:value-type="float" office:value="67.00">
            <text:p>67.00</text:p>
          </table:table-cell>
          <table:table-cell office:value-type="string">
            <text:p/>
          </table:table-cell>
          <table:table-cell office:value-type="float" office:value="53.33">
            <text:p>53.33</text:p>
          </table:table-cell>
          <table:table-cell office:value-type="string">
            <text:p/>
          </table:table-cell>
          <table:table-cell office:value-type="float" office:value="62.00">
            <text:p>62.00</text:p>
          </table:table-cell>
          <table:table-cell office:value-type="string">
            <text:p/>
          </table:table-cell>
          <table:table-cell office:value-type="float" office:value="76.47">
            <text:p>76.4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3.33">
            <text:p>5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.00">
            <text:p>7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Late submission </text:p>
          </table:table-cell>
          <table:table-cell office:value-type="float" office:value="0.00">
            <text:p>0.00</text:p>
          </table:table-cell>
          <table:table-cell office:value-type="string">
            <text:p>- hometask </text:p>
          </table:table-cell>
          <table:table-cell office:value-type="float" office:value="75.00">
            <text:p>75.00</text:p>
          </table:table-cell>
          <table:table-cell office:value-type="string">
            <text:p>- defense </text:p>
          </table:table-cell>
          <table:table-cell office:value-type="float" office:value="0.00">
            <text:p>0.00</text:p>
          </table:table-cell>
          <table:table-cell office:value-type="string">
            <text:p>- hometask </text:p>
          </table:table-cell>
          <table:table-cell office:value-type="float" office:value="81.82">
            <text:p>81.8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9 - empty (10.11.24)</text:p>
          </table:table-cell>
          <table:table-cell office:value-type="float" office:value="60.00">
            <text:p>60.00</text:p>
          </table:table-cell>
          <table:table-cell office:value-type="string">
            <text:p>- defense?</text:p>
          </table:table-cell>
          <table:table-cell office:value-type="float" office:value="60.00">
            <text:p>60.00</text:p>
          </table:table-cell>
          <table:table-cell office:value-type="string">
            <text:p>70% of the group had the same solution</text:p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62.00">
            <text:p>62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Nazerke</text:p>
          </table:table-cell>
          <table:table-cell office:value-type="string">
            <text:p>Kaliyeva</text:p>
          </table:table-cell>
          <table:table-cell office:value-type="string">
            <text:p>241831@astanait.edu.kz</text:p>
          </table:table-cell>
          <table:table-cell office:value-type="string">
            <text:p/>
          </table:table-cell>
          <table:table-cell office:value-type="string">
            <text:p>SE-2421</text:p>
          </table:table-cell>
          <table:table-cell office:value-type="string">
            <text:p>241831@astanait.edu.kz</text:p>
          </table:table-cell>
          <table:table-cell office:value-type="float" office:value="82.67">
            <text:p>82.67</text:p>
          </table:table-cell>
          <table:table-cell office:value-type="string">
            <text:p/>
          </table:table-cell>
          <table:table-cell office:value-type="float" office:value="76.93">
            <text:p>76.9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float" office:value="94.12">
            <text:p>94.1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.50">
            <text:p>9.5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7.00">
            <text:p>87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Sorting alg, extra tasks for the higher grade are not solved</text:p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- additional tasks </text:p>
          </table:table-cell>
          <table:table-cell office:value-type="float" office:value="75.00">
            <text:p>75.00</text:p>
          </table:table-cell>
          <table:table-cell office:value-type="string">
            <text:p>- defense 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- extra tasks for the higher grade </text:p>
          </table:table-cell>
          <table:table-cell office:value-type="float" office:value="70.00">
            <text:p>70.00</text:p>
          </table:table-cell>
          <table:table-cell office:value-type="string">
            <text:p>- defense </text:p>
          </table:table-cell>
          <table:table-cell office:value-type="float" office:value="75.00">
            <text:p>75.00</text:p>
          </table:table-cell>
          <table:table-cell office:value-type="string">
            <text:p>70% of the group had the same solution</text:p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Sultan</text:p>
          </table:table-cell>
          <table:table-cell office:value-type="string">
            <text:p>Kalzhigit</text:p>
          </table:table-cell>
          <table:table-cell office:value-type="string">
            <text:p>241496@astanait.edu.kz</text:p>
          </table:table-cell>
          <table:table-cell office:value-type="string">
            <text:p/>
          </table:table-cell>
          <table:table-cell office:value-type="string">
            <text:p>SE-2416</text:p>
          </table:table-cell>
          <table:table-cell office:value-type="string">
            <text:p>241496@astanait.edu.kz</text:p>
          </table:table-cell>
          <table:table-cell office:value-type="float" office:value="80.33">
            <text:p>80.33</text:p>
          </table:table-cell>
          <table:table-cell office:value-type="string">
            <text:p/>
          </table:table-cell>
          <table:table-cell office:value-type="float" office:value="79.43">
            <text:p>79.4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73.00">
            <text:p>73.00</text:p>
          </table:table-cell>
          <table:table-cell office:value-type="string">
            <text:p/>
          </table:table-cell>
          <table:table-cell office:value-type="float" office:value="88.24">
            <text:p>88.2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5.50">
            <text:p>5.5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Sorting alg, extra tasks for the higher grade are not solved </text:p>
          </table:table-cell>
          <table:table-cell office:value-type="float" office:value="90.00">
            <text:p>90.00</text:p>
          </table:table-cell>
          <table:table-cell office:value-type="string">
            <text:p>- defense</text:p>
          </table:table-cell>
          <table:table-cell office:value-type="float" office:value="85.00">
            <text:p>85.00</text:p>
          </table:table-cell>
          <table:table-cell office:value-type="string">
            <text:p>- defense</text:p>
          </table:table-cell>
          <table:table-cell office:value-type="float" office:value="80.00">
            <text:p>80.00</text:p>
          </table:table-cell>
          <table:table-cell office:value-type="string">
            <text:p>Late submission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Week 9 - empty
! Late submission 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>Task 1 - array 1D, 
- report,
70% of the group had the same solution</text:p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73.00">
            <text:p>73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Alisher</text:p>
          </table:table-cell>
          <table:table-cell office:value-type="string">
            <text:p>Kaman</text:p>
          </table:table-cell>
          <table:table-cell office:value-type="string">
            <text:p>240490@astanait.edu.kz</text:p>
          </table:table-cell>
          <table:table-cell office:value-type="string">
            <text:p/>
          </table:table-cell>
          <table:table-cell office:value-type="string">
            <text:p>SE-2418</text:p>
          </table:table-cell>
          <table:table-cell office:value-type="string">
            <text:p>240490@astanait.edu.kz</text:p>
          </table:table-cell>
          <table:table-cell office:value-type="float" office:value="77.98">
            <text:p>77.98</text:p>
          </table:table-cell>
          <table:table-cell office:value-type="string">
            <text:p/>
          </table:table-cell>
          <table:table-cell office:value-type="float" office:value="75.53">
            <text:p>75.53</text:p>
          </table:table-cell>
          <table:table-cell office:value-type="string">
            <text:p/>
          </table:table-cell>
          <table:table-cell office:value-type="float" office:value="77.00">
            <text:p>77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classroom task </text:p>
          </table:table-cell>
          <table:table-cell office:value-type="float" office:value="87.00">
            <text:p>87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53.33">
            <text:p>53.33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>Sorting alg, extra tasks for the higher grade are not solved </text:p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>- defense </text:p>
          </table:table-cell>
          <table:table-cell office:value-type="float" office:value="80.00">
            <text:p>80.00</text:p>
          </table:table-cell>
          <table:table-cell office:value-type="string">
            <text:p>Late submission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Week 9 - empty 
! Time interval between solved tasks?!</text:p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>70% of the group had the same solution</text:p>
          </table:table-cell>
          <table:table-cell office:value-type="float" office:value="96.67">
            <text:p>96.6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Yersultan</text:p>
          </table:table-cell>
          <table:table-cell office:value-type="string">
            <text:p>Kambekov</text:p>
          </table:table-cell>
          <table:table-cell office:value-type="string">
            <text:p>242103@astanait.edu.kz</text:p>
          </table:table-cell>
          <table:table-cell office:value-type="string">
            <text:p/>
          </table:table-cell>
          <table:table-cell office:value-type="string">
            <text:p>SE-2417</text:p>
          </table:table-cell>
          <table:table-cell office:value-type="string">
            <text:p>242103@astanait.edu.kz</text:p>
          </table:table-cell>
          <table:table-cell office:value-type="float" office:value="85.53">
            <text:p>85.53</text:p>
          </table:table-cell>
          <table:table-cell office:value-type="string">
            <text:p/>
          </table:table-cell>
          <table:table-cell office:value-type="float" office:value="79.87">
            <text:p>79.87</text:p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8.33">
            <text:p>88.3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Sorting alg, extra tasks for the higher grade are not solved </text:p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Late submission </text:p>
          </table:table-cell>
          <table:table-cell office:value-type="float" office:value="85.00">
            <text:p>85.00</text:p>
          </table:table-cell>
          <table:table-cell office:value-type="string">
            <text:p>- extra tasks for the higher grade </text:p>
          </table:table-cell>
          <table:table-cell office:value-type="float" office:value="90.91">
            <text:p>90.91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3/5 tasks </text:p>
          </table:table-cell>
          <table:table-cell office:value-type="float" office:value="85.00">
            <text:p>85.00</text:p>
          </table:table-cell>
          <table:table-cell office:value-type="string">
            <text:p>- defense</text:p>
          </table:table-cell>
          <table:table-cell office:value-type="float" office:value="75.00">
            <text:p>75.00</text:p>
          </table:table-cell>
          <table:table-cell office:value-type="string">
            <text:p>70% of the group had the same solution</text:p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Madi</text:p>
          </table:table-cell>
          <table:table-cell office:value-type="string">
            <text:p>Kanatuly</text:p>
          </table:table-cell>
          <table:table-cell office:value-type="string">
            <text:p>240588@astanait.edu.kz</text:p>
          </table:table-cell>
          <table:table-cell office:value-type="string">
            <text:p/>
          </table:table-cell>
          <table:table-cell office:value-type="string">
            <text:p>SE-2419</text:p>
          </table:table-cell>
          <table:table-cell office:value-type="string">
            <text:p>240588@astanait.edu.kz</text:p>
          </table:table-cell>
          <table:table-cell office:value-type="float" office:value="86.92">
            <text:p>86.92</text:p>
          </table:table-cell>
          <table:table-cell office:value-type="string">
            <text:p/>
          </table:table-cell>
          <table:table-cell office:value-type="float" office:value="66.38">
            <text:p>66.38</text:p>
          </table:table-cell>
          <table:table-cell office:value-type="string">
            <text:p/>
          </table:table-cell>
          <table:table-cell office:value-type="float" office:value="77.00">
            <text:p>77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.50">
            <text:p>9.5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>Week 5 - empty </text:p>
          </table:table-cell>
          <table:table-cell office:value-type="float" office:value="70.00">
            <text:p>70.00</text:p>
          </table:table-cell>
          <table:table-cell office:value-type="string">
            <text:p>grade depends on your defence</text:p>
          </table:table-cell>
          <table:table-cell office:value-type="float" office:value="75.00">
            <text:p>75.00</text:p>
          </table:table-cell>
          <table:table-cell office:value-type="string">
            <text:p>- hometask
Time interval between solved tasks?!</text:p>
          </table:table-cell>
          <table:table-cell office:value-type="float" office:value="80.00">
            <text:p>80.00</text:p>
          </table:table-cell>
          <table:table-cell office:value-type="string">
            <text:p>- defense </text:p>
          </table:table-cell>
          <table:table-cell office:value-type="float" office:value="72.73">
            <text:p>72.7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9.00">
            <text:p>89.00</text:p>
          </table:table-cell>
          <table:table-cell office:value-type="string">
            <text:p>- extra tasks for the higher grade </text:p>
          </table:table-cell>
          <table:table-cell office:value-type="float" office:value="75.00">
            <text:p>75.00</text:p>
          </table:table-cell>
          <table:table-cell office:value-type="string">
            <text:p>- defense </text:p>
          </table:table-cell>
          <table:table-cell office:value-type="float" office:value="60.00">
            <text:p>60.00</text:p>
          </table:table-cell>
          <table:table-cell office:value-type="string">
            <text:p>70% of the group had the same solution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Ramazan</text:p>
          </table:table-cell>
          <table:table-cell office:value-type="string">
            <text:p>Kantayev</text:p>
          </table:table-cell>
          <table:table-cell office:value-type="string">
            <text:p>241079@astanait.edu.kz</text:p>
          </table:table-cell>
          <table:table-cell office:value-type="string">
            <text:p/>
          </table:table-cell>
          <table:table-cell office:value-type="string">
            <text:p>SE-2418</text:p>
          </table:table-cell>
          <table:table-cell office:value-type="string">
            <text:p>241079@astanait.edu.kz</text:p>
          </table:table-cell>
          <table:table-cell office:value-type="float" office:value="80.48">
            <text:p>80.48</text:p>
          </table:table-cell>
          <table:table-cell office:value-type="string">
            <text:p/>
          </table:table-cell>
          <table:table-cell office:value-type="float" office:value="70.37">
            <text:p>70.37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float" office:value="94.12">
            <text:p>94.1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.50">
            <text:p>7.5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classroom task </text:p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not all tasks have been solved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Late submission </text:p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4/5 tasks </text:p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>70% of the group had the same solution</text:p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Darkhan</text:p>
          </table:table-cell>
          <table:table-cell office:value-type="string">
            <text:p>Kaparov</text:p>
          </table:table-cell>
          <table:table-cell office:value-type="string">
            <text:p>240071@astanait.edu.kz</text:p>
          </table:table-cell>
          <table:table-cell office:value-type="string">
            <text:p/>
          </table:table-cell>
          <table:table-cell office:value-type="string">
            <text:p>SE-2419</text:p>
          </table:table-cell>
          <table:table-cell office:value-type="string">
            <text:p>240071@astanait.edu.kz</text:p>
          </table:table-cell>
          <table:table-cell office:value-type="float" office:value="0.29">
            <text:p>0.29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.50">
            <text:p>9.5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Muzaffar</text:p>
          </table:table-cell>
          <table:table-cell office:value-type="string">
            <text:p>Kapezov</text:p>
          </table:table-cell>
          <table:table-cell office:value-type="string">
            <text:p>241318@astanait.edu.kz</text:p>
          </table:table-cell>
          <table:table-cell office:value-type="string">
            <text:p/>
          </table:table-cell>
          <table:table-cell office:value-type="string">
            <text:p>SE-2420</text:p>
          </table:table-cell>
          <table:table-cell office:value-type="string">
            <text:p>241318@astanait.edu.kz</text:p>
          </table:table-cell>
          <table:table-cell office:value-type="float" office:value="84.51">
            <text:p>84.51</text:p>
          </table:table-cell>
          <table:table-cell office:value-type="string">
            <text:p/>
          </table:table-cell>
          <table:table-cell office:value-type="float" office:value="78.73">
            <text:p>78.73</text:p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88.24">
            <text:p>88.2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.00">
            <text:p>8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98.00">
            <text:p>98.00</text:p>
          </table:table-cell>
          <table:table-cell office:value-type="string">
            <text:p>task 2 []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extra tasks for the higher grade are not solved</text:p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- week 6 = 1/6
- hometask </text:p>
          </table:table-cell>
          <table:table-cell office:value-type="float" office:value="75.00">
            <text:p>75.00</text:p>
          </table:table-cell>
          <table:table-cell office:value-type="string">
            <text:p>- defense 
- extra tasks for the higher grade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4/5 tasks </text:p>
          </table:table-cell>
          <table:table-cell office:value-type="float" office:value="75.00">
            <text:p>75.00</text:p>
          </table:table-cell>
          <table:table-cell office:value-type="string">
            <text:p>- defense</text:p>
          </table:table-cell>
          <table:table-cell office:value-type="float" office:value="75.00">
            <text:p>75.00</text:p>
          </table:table-cell>
          <table:table-cell office:value-type="string">
            <text:p>- rand</text:p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Karina</text:p>
          </table:table-cell>
          <table:table-cell office:value-type="string">
            <text:p>Kargapoltseva</text:p>
          </table:table-cell>
          <table:table-cell office:value-type="string">
            <text:p>242218@astanait.edu.kz</text:p>
          </table:table-cell>
          <table:table-cell office:value-type="string">
            <text:p/>
          </table:table-cell>
          <table:table-cell office:value-type="string">
            <text:p>SE-2417</text:p>
          </table:table-cell>
          <table:table-cell office:value-type="string">
            <text:p>242218@astanait.edu.kz</text:p>
          </table:table-cell>
          <table:table-cell office:value-type="float" office:value="81.63">
            <text:p>81.63</text:p>
          </table:table-cell>
          <table:table-cell office:value-type="string">
            <text:p/>
          </table:table-cell>
          <table:table-cell office:value-type="float" office:value="74.70">
            <text:p>74.70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73.00">
            <text:p>73.00</text:p>
          </table:table-cell>
          <table:table-cell office:value-type="string">
            <text:p/>
          </table:table-cell>
          <table:table-cell office:value-type="float" office:value="82.35">
            <text:p>82.35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Week 5 - empty</text:p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Late submission </text:p>
          </table:table-cell>
          <table:table-cell office:value-type="float" office:value="80.00">
            <text:p>80.00</text:p>
          </table:table-cell>
          <table:table-cell office:value-type="string">
            <text:p>Late submission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Late submission </text:p>
          </table:table-cell>
          <table:table-cell office:value-type="float" office:value="70.00">
            <text:p>70.00</text:p>
          </table:table-cell>
          <table:table-cell office:value-type="string">
            <text:p>- defense?</text:p>
          </table:table-cell>
          <table:table-cell office:value-type="float" office:value="60.00">
            <text:p>60.00</text:p>
          </table:table-cell>
          <table:table-cell office:value-type="string">
            <text:p>70% of the group had the same solution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3.00">
            <text:p>73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Zhandos</text:p>
          </table:table-cell>
          <table:table-cell office:value-type="string">
            <text:p>Karimbay</text:p>
          </table:table-cell>
          <table:table-cell office:value-type="string">
            <text:p>241382@astanait.edu.kz</text:p>
          </table:table-cell>
          <table:table-cell office:value-type="string">
            <text:p/>
          </table:table-cell>
          <table:table-cell office:value-type="string">
            <text:p>SE-2421</text:p>
          </table:table-cell>
          <table:table-cell office:value-type="string">
            <text:p>241382@astanait.edu.kz</text:p>
          </table:table-cell>
          <table:table-cell office:value-type="float" office:value="90.71">
            <text:p>90.71</text:p>
          </table:table-cell>
          <table:table-cell office:value-type="string">
            <text:p/>
          </table:table-cell>
          <table:table-cell office:value-type="float" office:value="64.70">
            <text:p>64.70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97.06">
            <text:p>97.06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.50">
            <text:p>8.5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1st</text:p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Extra tasks for the higher grade are not solved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Late submission </text:p>
          </table:table-cell>
          <table:table-cell office:value-type="float" office:value="80.00">
            <text:p>80.00</text:p>
          </table:table-cell>
          <table:table-cell office:value-type="string">
            <text:p>- defense 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9 - empty (10.11.24)</text:p>
          </table:table-cell>
          <table:table-cell office:value-type="float" office:value="75.00">
            <text:p>75.00</text:p>
          </table:table-cell>
          <table:table-cell office:value-type="string">
            <text:p>- defense </text:p>
          </table:table-cell>
          <table:table-cell office:value-type="float" office:value="60.00">
            <text:p>60.00</text:p>
          </table:table-cell>
          <table:table-cell office:value-type="string">
            <text:p>70% of the group had the same solution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Akbota</text:p>
          </table:table-cell>
          <table:table-cell office:value-type="string">
            <text:p>Karimolda</text:p>
          </table:table-cell>
          <table:table-cell office:value-type="string">
            <text:p>240339@astanait.edu.kz</text:p>
          </table:table-cell>
          <table:table-cell office:value-type="string">
            <text:p/>
          </table:table-cell>
          <table:table-cell office:value-type="string">
            <text:p>SE-2420</text:p>
          </table:table-cell>
          <table:table-cell office:value-type="string">
            <text:p>240339@astanait.edu.kz</text:p>
          </table:table-cell>
          <table:table-cell office:value-type="float" office:value="81.43">
            <text:p>81.43</text:p>
          </table:table-cell>
          <table:table-cell office:value-type="string">
            <text:p/>
          </table:table-cell>
          <table:table-cell office:value-type="float" office:value="76.33">
            <text:p>76.33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74.00">
            <text:p>74.00</text:p>
          </table:table-cell>
          <table:table-cell office:value-type="string">
            <text:p/>
          </table:table-cell>
          <table:table-cell office:value-type="float" office:value="94.12">
            <text:p>94.1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.50">
            <text:p>7.5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>task 2 = val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Extra tasks for the higher grade are not solved</text:p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- tasks for the higher grade 
- hometask </text:p>
          </table:table-cell>
          <table:table-cell office:value-type="float" office:value="75.00">
            <text:p>75.00</text:p>
          </table:table-cell>
          <table:table-cell office:value-type="string">
            <text:p>- defense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Week 9 empty 
! Late submission </text:p>
          </table:table-cell>
          <table:table-cell office:value-type="float" office:value="60.00">
            <text:p>60.00</text:p>
          </table:table-cell>
          <table:table-cell office:value-type="string">
            <text:p>Defense?</text:p>
          </table:table-cell>
          <table:table-cell office:value-type="float" office:value="80.00">
            <text:p>80.00</text:p>
          </table:table-cell>
          <table:table-cell office:value-type="string">
            <text:p>Task 1,3 </text:p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74.00">
            <text:p>74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Laura</text:p>
          </table:table-cell>
          <table:table-cell office:value-type="string">
            <text:p>Karimova</text:p>
          </table:table-cell>
          <table:table-cell office:value-type="string">
            <text:p>240746@astanait.edu.kz</text:p>
          </table:table-cell>
          <table:table-cell office:value-type="string">
            <text:p/>
          </table:table-cell>
          <table:table-cell office:value-type="string">
            <text:p>SE-2419</text:p>
          </table:table-cell>
          <table:table-cell office:value-type="string">
            <text:p>240746@astanait.edu.kz</text:p>
          </table:table-cell>
          <table:table-cell office:value-type="float" office:value="79.02">
            <text:p>79.02</text:p>
          </table:table-cell>
          <table:table-cell office:value-type="string">
            <text:p/>
          </table:table-cell>
          <table:table-cell office:value-type="float" office:value="63.43">
            <text:p>63.43</text:p>
          </table:table-cell>
          <table:table-cell office:value-type="string">
            <text:p/>
          </table:table-cell>
          <table:table-cell office:value-type="float" office:value="71.00">
            <text:p>71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float" office:value="97.22">
            <text:p>97.2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.50">
            <text:p>9.5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53.33">
            <text:p>53.3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Extra tasks for the higher grade are not solved </text:p>
          </table:table-cell>
          <table:table-cell office:value-type="float" office:value="75.00">
            <text:p>75.00</text:p>
          </table:table-cell>
          <table:table-cell office:value-type="string">
            <text:p>grade depends on your defence</text:p>
          </table:table-cell>
          <table:table-cell office:value-type="float" office:value="0.00">
            <text:p>0.00</text:p>
          </table:table-cell>
          <table:table-cell office:value-type="string">
            <text:p>- hometask
- 6 week</text:p>
          </table:table-cell>
          <table:table-cell office:value-type="float" office:value="75.00">
            <text:p>75.00</text:p>
          </table:table-cell>
          <table:table-cell office:value-type="string">
            <text:p>- extra tasks for the higher grade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9 - empty (10.11.24)</text:p>
          </table:table-cell>
          <table:table-cell office:value-type="float" office:value="75.00">
            <text:p>75.00</text:p>
          </table:table-cell>
          <table:table-cell office:value-type="string">
            <text:p>- defense </text:p>
          </table:table-cell>
          <table:table-cell office:value-type="float" office:value="75.00">
            <text:p>75.00</text:p>
          </table:table-cell>
          <table:table-cell office:value-type="string">
            <text:p>Task 1</text:p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Artyom</text:p>
          </table:table-cell>
          <table:table-cell office:value-type="string">
            <text:p>Karmykov</text:p>
          </table:table-cell>
          <table:table-cell office:value-type="string">
            <text:p>240177@astanait.edu.kz</text:p>
          </table:table-cell>
          <table:table-cell office:value-type="string">
            <text:p/>
          </table:table-cell>
          <table:table-cell office:value-type="string">
            <text:p>SE-2422</text:p>
          </table:table-cell>
          <table:table-cell office:value-type="string">
            <text:p>240177@astanait.edu.kz</text:p>
          </table:table-cell>
          <table:table-cell office:value-type="float" office:value="92.57">
            <text:p>92.57</text:p>
          </table:table-cell>
          <table:table-cell office:value-type="string">
            <text:p/>
          </table:table-cell>
          <table:table-cell office:value-type="float" office:value="77.57">
            <text:p>77.57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88.00">
            <text:p>88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6.67">
            <text:p>96.6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Extra tasks for the higher grade are not solved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- additional tasks </text:p>
          </table:table-cell>
          <table:table-cell office:value-type="float" office:value="85.00">
            <text:p>85.00</text:p>
          </table:table-cell>
          <table:table-cell office:value-type="string">
            <text:p>- extra tasks for the higher grade 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>1/5 (tasks)</text:p>
          </table:table-cell>
          <table:table-cell office:value-type="float" office:value="90.00">
            <text:p>90.00</text:p>
          </table:table-cell>
          <table:table-cell office:value-type="string">
            <text:p>Defense?</text:p>
          </table:table-cell>
          <table:table-cell office:value-type="float" office:value="85.00">
            <text:p>85.00</text:p>
          </table:table-cell>
          <table:table-cell office:value-type="string">
            <text:p>- rand</text:p>
          </table:table-cell>
          <table:table-cell office:value-type="float" office:value="96.67">
            <text:p>96.67</text:p>
          </table:table-cell>
          <table:table-cell office:value-type="string">
            <text:p/>
          </table:table-cell>
          <table:table-cell office:value-type="float" office:value="88.00">
            <text:p>88.00</text:p>
          </table:table-cell>
          <table:table-cell office:value-type="string">
            <text:p/>
          </table:table-cell>
          <table:table-cell office:value-type="string">
            <text:p>1732033121</text:p>
          </table:table-cell>
        </table:table-row>
        <table:table-row>
          <table:table-cell office:value-type="string">
            <text:p>Magzhan</text:p>
          </table:table-cell>
          <table:table-cell office:value-type="string">
            <text:p>Kassym</text:p>
          </table:table-cell>
          <table:table-cell office:value-type="string">
            <text:p>241347@astanait.edu.kz</text:p>
          </table:table-cell>
          <table:table-cell office:value-type="string">
            <text:p/>
          </table:table-cell>
          <table:table-cell office:value-type="string">
            <text:p>SE-2420</text:p>
          </table:table-cell>
          <table:table-cell office:value-type="string">
            <text:p>241347@astanait.edu.kz</text:p>
          </table:table-cell>
          <table:table-cell office:value-type="float" office:value="67.63">
            <text:p>67.63</text:p>
          </table:table-cell>
          <table:table-cell office:value-type="string">
            <text:p/>
          </table:table-cell>
          <table:table-cell office:value-type="float" office:value="61.87">
            <text:p>61.87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68.00">
            <text:p>68.00</text:p>
          </table:table-cell>
          <table:table-cell office:value-type="string">
            <text:p/>
          </table:table-cell>
          <table:table-cell office:value-type="float" office:value="70.59">
            <text:p>70.59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6.50">
            <text:p>6.5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8.33">
            <text:p>78.33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? Week 5 - empty/ late submission </text:p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6 empty </text:p>
          </table:table-cell>
          <table:table-cell office:value-type="float" office:value="80.00">
            <text:p>80.00</text:p>
          </table:table-cell>
          <table:table-cell office:value-type="string">
            <text:p>- defense 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9 - empty (10.11.24)</text:p>
          </table:table-cell>
          <table:table-cell office:value-type="float" office:value="60.00">
            <text:p>60.00</text:p>
          </table:table-cell>
          <table:table-cell office:value-type="string">
            <text:p>Defense?</text:p>
          </table:table-cell>
          <table:table-cell office:value-type="float" office:value="75.00">
            <text:p>75.00</text:p>
          </table:table-cell>
          <table:table-cell office:value-type="string">
            <text:p>Task 1: -2D array </text:p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68.00">
            <text:p>68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Bakytzhan</text:p>
          </table:table-cell>
          <table:table-cell office:value-type="string">
            <text:p>Kassymgali</text:p>
          </table:table-cell>
          <table:table-cell office:value-type="string">
            <text:p>241650@astanait.edu.kz</text:p>
          </table:table-cell>
          <table:table-cell office:value-type="string">
            <text:p/>
          </table:table-cell>
          <table:table-cell office:value-type="string">
            <text:p>SE-2421</text:p>
          </table:table-cell>
          <table:table-cell office:value-type="string">
            <text:p>241650@astanait.edu.kz</text:p>
          </table:table-cell>
          <table:table-cell office:value-type="float" office:value="90.71">
            <text:p>90.71</text:p>
          </table:table-cell>
          <table:table-cell office:value-type="string">
            <text:p/>
          </table:table-cell>
          <table:table-cell office:value-type="float" office:value="90.01">
            <text:p>90.01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float" office:value="97.06">
            <text:p>97.06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1st</text:p>
          </table:table-cell>
          <table:table-cell office:value-type="float" office:value="7.00">
            <text:p>7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1st</text:p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98.00">
            <text:p>98.00</text:p>
          </table:table-cell>
          <table:table-cell office:value-type="string">
            <text:p>task 3 = n</text:p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Late submission </text:p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Time interval between solved tasks?!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- extra tasks for the higher grade 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7.00">
            <text:p>97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Yerassyl</text:p>
          </table:table-cell>
          <table:table-cell office:value-type="string">
            <text:p>Kassymkhan</text:p>
          </table:table-cell>
          <table:table-cell office:value-type="string">
            <text:p>241826@astanait.edu.kz</text:p>
          </table:table-cell>
          <table:table-cell office:value-type="string">
            <text:p/>
          </table:table-cell>
          <table:table-cell office:value-type="string">
            <text:p>SE-2422</text:p>
          </table:table-cell>
          <table:table-cell office:value-type="string">
            <text:p>241826@astanait.edu.kz</text:p>
          </table:table-cell>
          <table:table-cell office:value-type="float" office:value="84.19">
            <text:p>84.19</text:p>
          </table:table-cell>
          <table:table-cell office:value-type="string">
            <text:p/>
          </table:table-cell>
          <table:table-cell office:value-type="float" office:value="75.97">
            <text:p>75.9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72.00">
            <text:p>72.00</text:p>
          </table:table-cell>
          <table:table-cell office:value-type="string">
            <text:p/>
          </table:table-cell>
          <table:table-cell office:value-type="float" office:value="79.41">
            <text:p>79.41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.50">
            <text:p>7.5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task 2 = val</text:p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Extra tasks for the higher grade are not solved</text:p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Time interval between solved tasks?!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4/5 tasks </text:p>
          </table:table-cell>
          <table:table-cell office:value-type="float" office:value="75.00">
            <text:p>75.00</text:p>
          </table:table-cell>
          <table:table-cell office:value-type="string">
            <text:p>Defense?</text:p>
          </table:table-cell>
          <table:table-cell office:value-type="float" office:value="60.00">
            <text:p>60.00</text:p>
          </table:table-cell>
          <table:table-cell office:value-type="string">
            <text:p>70% of the group had the same solution</text:p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72.00">
            <text:p>72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Birkhanym</text:p>
          </table:table-cell>
          <table:table-cell office:value-type="string">
            <text:p>Kazhymukhamet</text:p>
          </table:table-cell>
          <table:table-cell office:value-type="string">
            <text:p>240467@astanait.edu.kz</text:p>
          </table:table-cell>
          <table:table-cell office:value-type="string">
            <text:p/>
          </table:table-cell>
          <table:table-cell office:value-type="string">
            <text:p>SE-2414</text:p>
          </table:table-cell>
          <table:table-cell office:value-type="string">
            <text:p>240467@astanait.edu.kz</text:p>
          </table:table-cell>
          <table:table-cell office:value-type="float" office:value="90.14">
            <text:p>90.14</text:p>
          </table:table-cell>
          <table:table-cell office:value-type="string">
            <text:p/>
          </table:table-cell>
          <table:table-cell office:value-type="float" office:value="72.60">
            <text:p>72.60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2.00">
            <text:p>92.00</text:p>
          </table:table-cell>
          <table:table-cell office:value-type="string">
            <text:p/>
          </table:table-cell>
          <table:table-cell office:value-type="float" office:value="9.00">
            <text:p>9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92.00">
            <text:p>92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8.33">
            <text:p>78.33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Week 5 - empty/late submission 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Late submission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Late submission </text:p>
          </table:table-cell>
          <table:table-cell office:value-type="float" office:value="85.00">
            <text:p>85.00</text:p>
          </table:table-cell>
          <table:table-cell office:value-type="string">
            <text:p>- defense</text:p>
          </table:table-cell>
          <table:table-cell office:value-type="float" office:value="70.00">
            <text:p>70.00</text:p>
          </table:table-cell>
          <table:table-cell office:value-type="string">
            <text:p>Task 1,
Task 2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Meruert</text:p>
          </table:table-cell>
          <table:table-cell office:value-type="string">
            <text:p>Khairgeldinova</text:p>
          </table:table-cell>
          <table:table-cell office:value-type="string">
            <text:p>241308@astanait.edu.kz</text:p>
          </table:table-cell>
          <table:table-cell office:value-type="string">
            <text:p/>
          </table:table-cell>
          <table:table-cell office:value-type="string">
            <text:p>SE-2414</text:p>
          </table:table-cell>
          <table:table-cell office:value-type="string">
            <text:p>241308@astanait.edu.kz</text:p>
          </table:table-cell>
          <table:table-cell office:value-type="float" office:value="90.12">
            <text:p>90.12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Late submission, sorting alg not solved</text:p>
          </table:table-cell>
          <table:table-cell office:value-type="float" office:value="75.00">
            <text:p>75.00</text:p>
          </table:table-cell>
          <table:table-cell office:value-type="string">
            <text:p>grade depends on your defense (contester)</text:p>
          </table:table-cell>
          <table:table-cell office:value-type="float" office:value="75.00">
            <text:p>75.00</text:p>
          </table:table-cell>
          <table:table-cell office:value-type="string">
            <text:p>Interval between solving problems is less than 1 min</text:p>
          </table:table-cell>
          <table:table-cell office:value-type="float" office:value="80.00">
            <text:p>80.00</text:p>
          </table:table-cell>
          <table:table-cell office:value-type="string">
            <text:p>Time interval between solved tasks?!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2/5 (tasks)</text:p>
          </table:table-cell>
          <table:table-cell office:value-type="float" office:value="80.00">
            <text:p>80.00</text:p>
          </table:table-cell>
          <table:table-cell office:value-type="string">
            <text:p>- defense</text:p>
          </table:table-cell>
          <table:table-cell office:value-type="float" office:value="60.00">
            <text:p>60.00</text:p>
          </table:table-cell>
          <table:table-cell office:value-type="string">
            <text:p>Task 1 
Task 2 
70% of the group had the same solution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Mukhammedali</text:p>
          </table:table-cell>
          <table:table-cell office:value-type="string">
            <text:p>Khassenov</text:p>
          </table:table-cell>
          <table:table-cell office:value-type="string">
            <text:p>241918@astanait.edu.kz</text:p>
          </table:table-cell>
          <table:table-cell office:value-type="string">
            <text:p/>
          </table:table-cell>
          <table:table-cell office:value-type="string">
            <text:p>SE-2414</text:p>
          </table:table-cell>
          <table:table-cell office:value-type="string">
            <text:p>241918@astanait.edu.kz</text:p>
          </table:table-cell>
          <table:table-cell office:value-type="float" office:value="80.66">
            <text:p>80.66</text:p>
          </table:table-cell>
          <table:table-cell office:value-type="string">
            <text:p/>
          </table:table-cell>
          <table:table-cell office:value-type="float" office:value="49.77">
            <text:p>49.77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93.75">
            <text:p>93.75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contester-week2=empty 1/2</text:p>
          </table:table-cell>
          <table:table-cell office:value-type="float" office:value="7.50">
            <text:p>7.5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>Week 5 - empty, sorting alg not solved / late submission </text:p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>No hometask, week 6 - empty</text:p>
          </table:table-cell>
          <table:table-cell office:value-type="float" office:value="0.00">
            <text:p>0.00</text:p>
          </table:table-cell>
          <table:table-cell office:value-type="string">
            <text:p>- hometask </text:p>
          </table:table-cell>
          <table:table-cell office:value-type="float" office:value="72.73">
            <text:p>72.7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9 - empty(10.11.24)</text:p>
          </table:table-cell>
          <table:table-cell office:value-type="float" office:value="70.00">
            <text:p>70.00</text:p>
          </table:table-cell>
          <table:table-cell office:value-type="string">
            <text:p>- defense</text:p>
          </table:table-cell>
          <table:table-cell office:value-type="float" office:value="60.00">
            <text:p>60.00</text:p>
          </table:table-cell>
          <table:table-cell office:value-type="string">
            <text:p>- task 3</text:p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Nurkhan</text:p>
          </table:table-cell>
          <table:table-cell office:value-type="string">
            <text:p>Khassenov</text:p>
          </table:table-cell>
          <table:table-cell office:value-type="string">
            <text:p>241136@astanait.edu.kz</text:p>
          </table:table-cell>
          <table:table-cell office:value-type="string">
            <text:p/>
          </table:table-cell>
          <table:table-cell office:value-type="string">
            <text:p>SE-2415</text:p>
          </table:table-cell>
          <table:table-cell office:value-type="string">
            <text:p>241136@astanait.edu.kz</text:p>
          </table:table-cell>
          <table:table-cell office:value-type="float" office:value="82.71">
            <text:p>82.71</text:p>
          </table:table-cell>
          <table:table-cell office:value-type="string">
            <text:p/>
          </table:table-cell>
          <table:table-cell office:value-type="float" office:value="59.27">
            <text:p>59.27</text:p>
          </table:table-cell>
          <table:table-cell office:value-type="string">
            <text:p/>
          </table:table-cell>
          <table:table-cell office:value-type="float" office:value="71.00">
            <text:p>71.00</text:p>
          </table:table-cell>
          <table:table-cell office:value-type="string">
            <text:p/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.50">
            <text:p>8.5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Week 5 - empty</text:p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No hometask, - defense</text:p>
          </table:table-cell>
          <table:table-cell office:value-type="float" office:value="70.00">
            <text:p>70.00</text:p>
          </table:table-cell>
          <table:table-cell office:value-type="string">
            <text:p>- hometask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9 - empty (10.11.24)</text:p>
          </table:table-cell>
          <table:table-cell office:value-type="float" office:value="60.00">
            <text:p>60.00</text:p>
          </table:table-cell>
          <table:table-cell office:value-type="string">
            <text:p>-defense?</text:p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Tamerlan</text:p>
          </table:table-cell>
          <table:table-cell office:value-type="string">
            <text:p>Khassenov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-2416</text:p>
          </table:table-cell>
          <table:table-cell office:value-type="string">
            <text:p>240262@astanait.edu.kz</text:p>
          </table:table-cell>
          <table:table-cell office:value-type="float" office:value="90.12">
            <text:p>90.12</text:p>
          </table:table-cell>
          <table:table-cell office:value-type="string">
            <text:p/>
          </table:table-cell>
          <table:table-cell office:value-type="float" office:value="83.70">
            <text:p>83.70</text:p>
          </table:table-cell>
          <table:table-cell office:value-type="string">
            <text:p/>
          </table:table-cell>
          <table:table-cell office:value-type="float" office:value="87.00">
            <text:p>87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Extra tasks for the higher grade are not solved </text:p>
          </table:table-cell>
          <table:table-cell office:value-type="float" office:value="80.00">
            <text:p>80.00</text:p>
          </table:table-cell>
          <table:table-cell office:value-type="string">
            <text:p>Extra tasks not solved</text:p>
          </table:table-cell>
          <table:table-cell office:value-type="float" office:value="85.00">
            <text:p>85.00</text:p>
          </table:table-cell>
          <table:table-cell office:value-type="string">
            <text:p>Extra tasks not solved (on time)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91">
            <text:p>90.91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- extra tasks for the higher grade 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Danial</text:p>
          </table:table-cell>
          <table:table-cell office:value-type="string">
            <text:p>Khussainov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-2418</text:p>
          </table:table-cell>
          <table:table-cell office:value-type="string">
            <text:p>242464@astanait.edu.kz</text:p>
          </table:table-cell>
          <table:table-cell office:value-type="float" office:value="90.32">
            <text:p>90.32</text:p>
          </table:table-cell>
          <table:table-cell office:value-type="string">
            <text:p/>
          </table:table-cell>
          <table:table-cell office:value-type="float" office:value="78.28">
            <text:p>78.28</text:p>
          </table:table-cell>
          <table:table-cell office:value-type="string">
            <text:p/>
          </table:table-cell>
          <table:table-cell office:value-type="float" office:value="84.00">
            <text:p>84.00</text:p>
          </table:table-cell>
          <table:table-cell office:value-type="string">
            <text:p/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88.00">
            <text:p>88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.50">
            <text:p>8.50</text:p>
          </table:table-cell>
          <table:table-cell office:value-type="string">
            <text:p/>
          </table:table-cell>
          <table:table-cell office:value-type="float" office:value="92.00">
            <text:p>92.00</text:p>
          </table:table-cell>
          <table:table-cell office:value-type="string">
            <text:p/>
          </table:table-cell>
          <table:table-cell office:value-type="float" office:value="92.00">
            <text:p>92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Sorting alg, extra tasks for the higher grade are not solved 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Late submission </text:p>
          </table:table-cell>
          <table:table-cell office:value-type="float" office:value="85.00">
            <text:p>85.00</text:p>
          </table:table-cell>
          <table:table-cell office:value-type="string">
            <text:p>- extra tasks for the higher grade </text:p>
          </table:table-cell>
          <table:table-cell office:value-type="float" office:value="81.82">
            <text:p>81.8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9.00">
            <text:p>89.00</text:p>
          </table:table-cell>
          <table:table-cell office:value-type="string">
            <text:p>Late submission 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2/3</text:p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8.00">
            <text:p>88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Daniil</text:p>
          </table:table-cell>
          <table:table-cell office:value-type="string">
            <text:p>Khvan</text:p>
          </table:table-cell>
          <table:table-cell office:value-type="string">
            <text:p>240656@astanait.edu.kz</text:p>
          </table:table-cell>
          <table:table-cell office:value-type="string">
            <text:p/>
          </table:table-cell>
          <table:table-cell office:value-type="string">
            <text:p>SE-2417</text:p>
          </table:table-cell>
          <table:table-cell office:value-type="string">
            <text:p>240656@astanait.edu.kz</text:p>
          </table:table-cell>
          <table:table-cell office:value-type="float" office:value="87.62">
            <text:p>87.62</text:p>
          </table:table-cell>
          <table:table-cell office:value-type="string">
            <text:p/>
          </table:table-cell>
          <table:table-cell office:value-type="float" office:value="82.07">
            <text:p>82.07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4.00">
            <text:p>84.00</text:p>
          </table:table-cell>
          <table:table-cell office:value-type="string">
            <text:p/>
          </table:table-cell>
          <table:table-cell office:value-type="float" office:value="88.24">
            <text:p>88.2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6.67">
            <text:p>96.67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Sorting alg, extra tasks for the higher grade are not solved </text:p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Late submission </text:p>
          </table:table-cell>
          <table:table-cell office:value-type="float" office:value="80.00">
            <text:p>80.00</text:p>
          </table:table-cell>
          <table:table-cell office:value-type="string">
            <text:p>Late submission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Week 9 - empty
! Late submission </text:p>
          </table:table-cell>
          <table:table-cell office:value-type="float" office:value="80.00">
            <text:p>80.00</text:p>
          </table:table-cell>
          <table:table-cell office:value-type="string">
            <text:p>- defense</text:p>
          </table:table-cell>
          <table:table-cell office:value-type="float" office:value="75.00">
            <text:p>75.00</text:p>
          </table:table-cell>
          <table:table-cell office:value-type="string">
            <text:p>70% of the group had the same solution</text:p>
          </table:table-cell>
          <table:table-cell office:value-type="float" office:value="96.67">
            <text:p>96.67</text:p>
          </table:table-cell>
          <table:table-cell office:value-type="string">
            <text:p/>
          </table:table-cell>
          <table:table-cell office:value-type="float" office:value="84.00">
            <text:p>84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Georgiy</text:p>
          </table:table-cell>
          <table:table-cell office:value-type="string">
            <text:p>Kim</text:p>
          </table:table-cell>
          <table:table-cell office:value-type="string">
            <text:p>242101@astanait.edu.kz</text:p>
          </table:table-cell>
          <table:table-cell office:value-type="string">
            <text:p/>
          </table:table-cell>
          <table:table-cell office:value-type="string">
            <text:p>SE-2418</text:p>
          </table:table-cell>
          <table:table-cell office:value-type="string">
            <text:p>242101@astanait.edu.kz</text:p>
          </table:table-cell>
          <table:table-cell office:value-type="float" office:value="83.37">
            <text:p>83.37</text:p>
          </table:table-cell>
          <table:table-cell office:value-type="string">
            <text:p/>
          </table:table-cell>
          <table:table-cell office:value-type="float" office:value="77.13">
            <text:p>77.1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late submission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- week 6</text:p>
          </table:table-cell>
          <table:table-cell office:value-type="float" office:value="80.00">
            <text:p>80.00</text:p>
          </table:table-cell>
          <table:table-cell office:value-type="string">
            <text:p>late submission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Week 9 - empty
! - extra tasks for the higher grade </text:p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Task 1: -rand</text:p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Alan</text:p>
          </table:table-cell>
          <table:table-cell office:value-type="string">
            <text:p>Kissamenov</text:p>
          </table:table-cell>
          <table:table-cell office:value-type="string">
            <text:p>241083@astanait.edu.kz</text:p>
          </table:table-cell>
          <table:table-cell office:value-type="string">
            <text:p/>
          </table:table-cell>
          <table:table-cell office:value-type="string">
            <text:p>SE-2414</text:p>
          </table:table-cell>
          <table:table-cell office:value-type="string">
            <text:p>241083@astanait.edu.kz</text:p>
          </table:table-cell>
          <table:table-cell office:value-type="float" office:value="90.39">
            <text:p>90.39</text:p>
          </table:table-cell>
          <table:table-cell office:value-type="string">
            <text:p/>
          </table:table-cell>
          <table:table-cell office:value-type="float" office:value="77.17">
            <text:p>77.17</text:p>
          </table:table-cell>
          <table:table-cell office:value-type="string">
            <text:p/>
          </table:table-cell>
          <table:table-cell office:value-type="float" office:value="84.00">
            <text:p>84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4.00">
            <text:p>84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contester-week2=empty 1/2</text:p>
          </table:table-cell>
          <table:table-cell office:value-type="float" office:value="9.50">
            <text:p>9.50</text:p>
          </table:table-cell>
          <table:table-cell office:value-type="string">
            <text:p/>
          </table:table-cell>
          <table:table-cell office:value-type="float" office:value="94.00">
            <text:p>94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98.00">
            <text:p>98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Week 5 - empty/late submission </text:p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No hometask </text:p>
          </table:table-cell>
          <table:table-cell office:value-type="float" office:value="80.00">
            <text:p>80.00</text:p>
          </table:table-cell>
          <table:table-cell office:value-type="string">
            <text:p>- extra tasks for the higher grade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- defense?</text:p>
          </table:table-cell>
          <table:table-cell office:value-type="float" office:value="70.00">
            <text:p>70.00</text:p>
          </table:table-cell>
          <table:table-cell office:value-type="string">
            <text:p>Task 1 - array 1D,
Task 2</text:p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4.00">
            <text:p>84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Vladislav</text:p>
          </table:table-cell>
          <table:table-cell office:value-type="string">
            <text:p>Kovernikov</text:p>
          </table:table-cell>
          <table:table-cell office:value-type="string">
            <text:p>240454@astanait.edu.kz</text:p>
          </table:table-cell>
          <table:table-cell office:value-type="string">
            <text:p/>
          </table:table-cell>
          <table:table-cell office:value-type="string">
            <text:p>SE-2415</text:p>
          </table:table-cell>
          <table:table-cell office:value-type="string">
            <text:p>240454@astanait.edu.kz</text:p>
          </table:table-cell>
          <table:table-cell office:value-type="float" office:value="90.99">
            <text:p>90.99</text:p>
          </table:table-cell>
          <table:table-cell office:value-type="string">
            <text:p/>
          </table:table-cell>
          <table:table-cell office:value-type="float" office:value="87.07">
            <text:p>87.07</text:p>
          </table:table-cell>
          <table:table-cell office:value-type="string">
            <text:p/>
          </table:table-cell>
          <table:table-cell office:value-type="float" office:value="89.00">
            <text:p>89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84.00">
            <text:p>84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.00">
            <text:p>9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1.67">
            <text:p>91.6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Extra tasks for the higher grade are not solved </text:p>
          </table:table-cell>
          <table:table-cell office:value-type="float" office:value="90.00">
            <text:p>90.00</text:p>
          </table:table-cell>
          <table:table-cell office:value-type="string">
            <text:p>defense</text:p>
          </table:table-cell>
          <table:table-cell office:value-type="float" office:value="80.00">
            <text:p>80.00</text:p>
          </table:table-cell>
          <table:table-cell office:value-type="string">
            <text:p>Week 6 - empty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3/5 (tasks)</text:p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Task 3</text:p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4.00">
            <text:p>84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Asylkhan</text:p>
          </table:table-cell>
          <table:table-cell office:value-type="string">
            <text:p>Kozhanov</text:p>
          </table:table-cell>
          <table:table-cell office:value-type="string">
            <text:p>241131@astanait.edu.kz</text:p>
          </table:table-cell>
          <table:table-cell office:value-type="string">
            <text:p/>
          </table:table-cell>
          <table:table-cell office:value-type="string">
            <text:p>SE-2416</text:p>
          </table:table-cell>
          <table:table-cell office:value-type="string">
            <text:p>241131@astanait.edu.kz</text:p>
          </table:table-cell>
          <table:table-cell office:value-type="float" office:value="84.75">
            <text:p>84.75</text:p>
          </table:table-cell>
          <table:table-cell office:value-type="string">
            <text:p/>
          </table:table-cell>
          <table:table-cell office:value-type="float" office:value="74.47">
            <text:p>74.4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Sorting alg, extra tasks for the higher grade are not solved </text:p>
          </table:table-cell>
          <table:table-cell office:value-type="float" office:value="75.00">
            <text:p>75.00</text:p>
          </table:table-cell>
          <table:table-cell office:value-type="string">
            <text:p>- defense</text:p>
          </table:table-cell>
          <table:table-cell office:value-type="float" office:value="75.00">
            <text:p>75.00</text:p>
          </table:table-cell>
          <table:table-cell office:value-type="string">
            <text:p>Late submission, - defense</text:p>
          </table:table-cell>
          <table:table-cell office:value-type="float" office:value="85.00">
            <text:p>85.00</text:p>
          </table:table-cell>
          <table:table-cell office:value-type="string">
            <text:p>Late submission </text:p>
          </table:table-cell>
          <table:table-cell office:value-type="float" office:value="90.91">
            <text:p>90.91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- extra tasks for the higher grade </text:p>
          </table:table-cell>
          <table:table-cell office:value-type="float" office:value="80.00">
            <text:p>80.00</text:p>
          </table:table-cell>
          <table:table-cell office:value-type="string">
            <text:p>- defense</text:p>
          </table:table-cell>
          <table:table-cell office:value-type="float" office:value="50.00">
            <text:p>50.00</text:p>
          </table:table-cell>
          <table:table-cell office:value-type="string">
            <text:p>- report</text:p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Seiitzhan</text:p>
          </table:table-cell>
          <table:table-cell office:value-type="string">
            <text:p>Kuanysh</text:p>
          </table:table-cell>
          <table:table-cell office:value-type="string">
            <text:p>241613@astanait.edu.kz</text:p>
          </table:table-cell>
          <table:table-cell office:value-type="string">
            <text:p/>
          </table:table-cell>
          <table:table-cell office:value-type="string">
            <text:p>SE-2414</text:p>
          </table:table-cell>
          <table:table-cell office:value-type="string">
            <text:p>241613@astanait.edu.kz</text:p>
          </table:table-cell>
          <table:table-cell office:value-type="float" office:value="83.56">
            <text:p>83.56</text:p>
          </table:table-cell>
          <table:table-cell office:value-type="string">
            <text:p/>
          </table:table-cell>
          <table:table-cell office:value-type="float" office:value="71.47">
            <text:p>71.47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77.00">
            <text:p>77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contester-week2=empty 1/2</text:p>
          </table:table-cell>
          <table:table-cell office:value-type="float" office:value="6.50">
            <text:p>6.5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5 empty, sorting alg not solved 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1/3, late submission</text:p>
          </table:table-cell>
          <table:table-cell office:value-type="float" office:value="85.00">
            <text:p>85.00</text:p>
          </table:table-cell>
          <table:table-cell office:value-type="string">
            <text:p>- extra tasks for the higher grade 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2/5 (tasks)</text:p>
          </table:table-cell>
          <table:table-cell office:value-type="float" office:value="80.00">
            <text:p>80.00</text:p>
          </table:table-cell>
          <table:table-cell office:value-type="string">
            <text:p>- defense</text:p>
          </table:table-cell>
          <table:table-cell office:value-type="float" office:value="80.00">
            <text:p>80.00</text:p>
          </table:table-cell>
          <table:table-cell office:value-type="string">
            <text:p>Time limit - 30 min</text:p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77.00">
            <text:p>77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Yerassyl</text:p>
          </table:table-cell>
          <table:table-cell office:value-type="string">
            <text:p>Kuanyshov</text:p>
          </table:table-cell>
          <table:table-cell office:value-type="string">
            <text:p>240975@astanait.edu.kz</text:p>
          </table:table-cell>
          <table:table-cell office:value-type="string">
            <text:p/>
          </table:table-cell>
          <table:table-cell office:value-type="string">
            <text:p>SE-2415</text:p>
          </table:table-cell>
          <table:table-cell office:value-type="string">
            <text:p>240975@astanait.edu.kz</text:p>
          </table:table-cell>
          <table:table-cell office:value-type="float" office:value="83.64">
            <text:p>83.64</text:p>
          </table:table-cell>
          <table:table-cell office:value-type="string">
            <text:p/>
          </table:table-cell>
          <table:table-cell office:value-type="float" office:value="81.73">
            <text:p>81.73</text:p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.00">
            <text:p>9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Week 5 - empty/ late submission </text:p>
          </table:table-cell>
          <table:table-cell office:value-type="float" office:value="85.00">
            <text:p>85.00</text:p>
          </table:table-cell>
          <table:table-cell office:value-type="string">
            <text:p>defense</text:p>
          </table:table-cell>
          <table:table-cell office:value-type="float" office:value="75.00">
            <text:p>75.00</text:p>
          </table:table-cell>
          <table:table-cell office:value-type="string">
            <text:p>No hometask, late submission</text:p>
          </table:table-cell>
          <table:table-cell office:value-type="float" office:value="80.00">
            <text:p>80.00</text:p>
          </table:table-cell>
          <table:table-cell office:value-type="string">
            <text:p>late submission(contester)</text:p>
          </table:table-cell>
          <table:table-cell office:value-type="float" office:value="81.82">
            <text:p>81.8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Late submission </text:p>
          </table:table-cell>
          <table:table-cell office:value-type="float" office:value="85.00">
            <text:p>85.00</text:p>
          </table:table-cell>
          <table:table-cell office:value-type="string">
            <text:p>- defense</text:p>
          </table:table-cell>
          <table:table-cell office:value-type="float" office:value="85.00">
            <text:p>85.00</text:p>
          </table:table-cell>
          <table:table-cell office:value-type="string">
            <text:p>Time limit - 30 min</text:p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Nargiza</text:p>
          </table:table-cell>
          <table:table-cell office:value-type="string">
            <text:p>Kuzybahova</text:p>
          </table:table-cell>
          <table:table-cell office:value-type="string">
            <text:p>240090@astanait.edu.kz</text:p>
          </table:table-cell>
          <table:table-cell office:value-type="string">
            <text:p/>
          </table:table-cell>
          <table:table-cell office:value-type="string">
            <text:p>SE-2419</text:p>
          </table:table-cell>
          <table:table-cell office:value-type="string">
            <text:p>240090@astanait.edu.kz</text:p>
          </table:table-cell>
          <table:table-cell office:value-type="float" office:value="0.29">
            <text:p>0.29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61.11">
            <text:p>61.11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.50">
            <text:p>9.5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Almadi</text:p>
          </table:table-cell>
          <table:table-cell office:value-type="string">
            <text:p>Madiuly</text:p>
          </table:table-cell>
          <table:table-cell office:value-type="string">
            <text:p>242421@astanait.edu.kz</text:p>
          </table:table-cell>
          <table:table-cell office:value-type="string">
            <text:p/>
          </table:table-cell>
          <table:table-cell office:value-type="string">
            <text:p>SE-2417</text:p>
          </table:table-cell>
          <table:table-cell office:value-type="string">
            <text:p>242421@astanait.edu.kz</text:p>
          </table:table-cell>
          <table:table-cell office:value-type="float" office:value="87.70">
            <text:p>87.70</text:p>
          </table:table-cell>
          <table:table-cell office:value-type="string">
            <text:p/>
          </table:table-cell>
          <table:table-cell office:value-type="float" office:value="76.17">
            <text:p>76.17</text:p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float" office:value="94.12">
            <text:p>94.1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.00">
            <text:p>9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Sorting alg, extra tasks for the higher grade are not solved 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Time interval between solved tasks?!</text:p>
          </table:table-cell>
          <table:table-cell office:value-type="float" office:value="80.00">
            <text:p>80.00</text:p>
          </table:table-cell>
          <table:table-cell office:value-type="string">
            <text:p>Late submission </text:p>
          </table:table-cell>
          <table:table-cell office:value-type="float" office:value="72.73">
            <text:p>72.7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- extra tasks for the higher grade </text:p>
          </table:table-cell>
          <table:table-cell office:value-type="float" office:value="80.00">
            <text:p>80.00</text:p>
          </table:table-cell>
          <table:table-cell office:value-type="string">
            <text:p>- defense</text:p>
          </table:table-cell>
          <table:table-cell office:value-type="float" office:value="70.00">
            <text:p>70.00</text:p>
          </table:table-cell>
          <table:table-cell office:value-type="string">
            <text:p>70% of the group had the same solution</text:p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Danial</text:p>
          </table:table-cell>
          <table:table-cell office:value-type="string">
            <text:p>Makazhanov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-2419</text:p>
          </table:table-cell>
          <table:table-cell office:value-type="string">
            <text:p>241293@astanait.edu.kz</text:p>
          </table:table-cell>
          <table:table-cell office:value-type="float" office:value="83.55">
            <text:p>83.55</text:p>
          </table:table-cell>
          <table:table-cell office:value-type="string">
            <text:p/>
          </table:table-cell>
          <table:table-cell office:value-type="float" office:value="78.13">
            <text:p>78.13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.50">
            <text:p>9.5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Late submission </text:p>
          </table:table-cell>
          <table:table-cell office:value-type="float" office:value="80.00">
            <text:p>80.00</text:p>
          </table:table-cell>
          <table:table-cell office:value-type="string">
            <text:p>grade depends on your defence</text:p>
          </table:table-cell>
          <table:table-cell office:value-type="float" office:value="70.00">
            <text:p>70.00</text:p>
          </table:table-cell>
          <table:table-cell office:value-type="string">
            <text:p>Late submission </text:p>
          </table:table-cell>
          <table:table-cell office:value-type="float" office:value="80.00">
            <text:p>80.00</text:p>
          </table:table-cell>
          <table:table-cell office:value-type="string">
            <text:p>- defense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- defense </text:p>
          </table:table-cell>
          <table:table-cell office:value-type="float" office:value="65.00">
            <text:p>65.00</text:p>
          </table:table-cell>
          <table:table-cell office:value-type="string">
            <text:p>70% of the group had the same solution</text:p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Kalizhan</text:p>
          </table:table-cell>
          <table:table-cell office:value-type="string">
            <text:p>Makush</text:p>
          </table:table-cell>
          <table:table-cell office:value-type="string">
            <text:p>242567@astanait.edu.kz</text:p>
          </table:table-cell>
          <table:table-cell office:value-type="string">
            <text:p/>
          </table:table-cell>
          <table:table-cell office:value-type="string">
            <text:p>SE-2420</text:p>
          </table:table-cell>
          <table:table-cell office:value-type="string">
            <text:p>242567@astanait.edu.kz</text:p>
          </table:table-cell>
          <table:table-cell office:value-type="float" office:value="73.86">
            <text:p>73.86</text:p>
          </table:table-cell>
          <table:table-cell office:value-type="string">
            <text:p/>
          </table:table-cell>
          <table:table-cell office:value-type="float" office:value="64.83">
            <text:p>64.83</text:p>
          </table:table-cell>
          <table:table-cell office:value-type="string">
            <text:p/>
          </table:table-cell>
          <table:table-cell office:value-type="float" office:value="69.00">
            <text:p>69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61.00">
            <text:p>61.00</text:p>
          </table:table-cell>
          <table:table-cell office:value-type="string">
            <text:p/>
          </table:table-cell>
          <table:table-cell office:value-type="float" office:value="88.24">
            <text:p>88.2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.50">
            <text:p>8.5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>? Week 5 - empty</text:p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- classroom task, defense</text:p>
          </table:table-cell>
          <table:table-cell office:value-type="float" office:value="63.64">
            <text:p>63.6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Week 9 empty 
! - extra tasks for the higher grade 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>1/3</text:p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61.00">
            <text:p>61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Alisher</text:p>
          </table:table-cell>
          <table:table-cell office:value-type="string">
            <text:p>Medebayev</text:p>
          </table:table-cell>
          <table:table-cell office:value-type="string">
            <text:p>242551@astanait.edu.kz</text:p>
          </table:table-cell>
          <table:table-cell office:value-type="string">
            <text:p/>
          </table:table-cell>
          <table:table-cell office:value-type="string">
            <text:p>SE-2414</text:p>
          </table:table-cell>
          <table:table-cell office:value-type="string">
            <text:p>242551@astanait.edu.kz</text:p>
          </table:table-cell>
          <table:table-cell office:value-type="float" office:value="81.90">
            <text:p>81.90</text:p>
          </table:table-cell>
          <table:table-cell office:value-type="string">
            <text:p/>
          </table:table-cell>
          <table:table-cell office:value-type="float" office:value="77.93">
            <text:p>77.9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84.38">
            <text:p>84.38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contester-week2=empty 1/2</text:p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Week 5 - empty/ late submission </text:p>
          </table:table-cell>
          <table:table-cell office:value-type="float" office:value="85.00">
            <text:p>85.00</text:p>
          </table:table-cell>
          <table:table-cell office:value-type="string">
            <text:p>grade depends on your defense (contester)</text:p>
          </table:table-cell>
          <table:table-cell office:value-type="float" office:value="75.00">
            <text:p>75.00</text:p>
          </table:table-cell>
          <table:table-cell office:value-type="string">
            <text:p>- defense</text:p>
          </table:table-cell>
          <table:table-cell office:value-type="float" office:value="80.00">
            <text:p>80.00</text:p>
          </table:table-cell>
          <table:table-cell office:value-type="string">
            <text:p>- extra tasks for the higher grade </text:p>
          </table:table-cell>
          <table:table-cell office:value-type="float" office:value="90.91">
            <text:p>90.91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- defense</text:p>
          </table:table-cell>
          <table:table-cell office:value-type="float" office:value="60.00">
            <text:p>60.00</text:p>
          </table:table-cell>
          <table:table-cell office:value-type="string">
            <text:p>Task 1,
Task 2 
70% of the group had the same solution</text:p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Nurassyl</text:p>
          </table:table-cell>
          <table:table-cell office:value-type="string">
            <text:p>Meirbek</text:p>
          </table:table-cell>
          <table:table-cell office:value-type="string">
            <text:p>241803@astanait.edu.kz</text:p>
          </table:table-cell>
          <table:table-cell office:value-type="string">
            <text:p/>
          </table:table-cell>
          <table:table-cell office:value-type="string">
            <text:p>SE-2415</text:p>
          </table:table-cell>
          <table:table-cell office:value-type="string">
            <text:p>241803@astanait.edu.kz</text:p>
          </table:table-cell>
          <table:table-cell office:value-type="float" office:value="82.64">
            <text:p>82.64</text:p>
          </table:table-cell>
          <table:table-cell office:value-type="string">
            <text:p/>
          </table:table-cell>
          <table:table-cell office:value-type="float" office:value="83.40">
            <text:p>83.40</text:p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.00">
            <text:p>8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Sorting alg, extra tasks for the higher grade are not solved </text:p>
          </table:table-cell>
          <table:table-cell office:value-type="float" office:value="85.00">
            <text:p>85.00</text:p>
          </table:table-cell>
          <table:table-cell office:value-type="string">
            <text:p>defense</text:p>
          </table:table-cell>
          <table:table-cell office:value-type="float" office:value="75.00">
            <text:p>75.00</text:p>
          </table:table-cell>
          <table:table-cell office:value-type="string">
            <text:p>2/3, late submission</text:p>
          </table:table-cell>
          <table:table-cell office:value-type="float" office:value="80.00">
            <text:p>80.00</text:p>
          </table:table-cell>
          <table:table-cell office:value-type="string">
            <text:p>late submission(contester)</text:p>
          </table:table-cell>
          <table:table-cell office:value-type="float" office:value="90.91">
            <text:p>90.91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Late submission </text:p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Time limit - 30 min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Kamila</text:p>
          </table:table-cell>
          <table:table-cell office:value-type="string">
            <text:p>Melsova</text:p>
          </table:table-cell>
          <table:table-cell office:value-type="string">
            <text:p>240637@astanait.edu.kz</text:p>
          </table:table-cell>
          <table:table-cell office:value-type="string">
            <text:p/>
          </table:table-cell>
          <table:table-cell office:value-type="string">
            <text:p>SE-2420</text:p>
          </table:table-cell>
          <table:table-cell office:value-type="string">
            <text:p>240637@astanait.edu.kz</text:p>
          </table:table-cell>
          <table:table-cell office:value-type="float" office:value="80.93">
            <text:p>80.93</text:p>
          </table:table-cell>
          <table:table-cell office:value-type="string">
            <text:p/>
          </table:table-cell>
          <table:table-cell office:value-type="float" office:value="79.15">
            <text:p>79.15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6.50">
            <text:p>6.5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>val</text:p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not all tasks</text:p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Late submission </text:p>
          </table:table-cell>
          <table:table-cell office:value-type="float" office:value="85.00">
            <text:p>85.00</text:p>
          </table:table-cell>
          <table:table-cell office:value-type="string">
            <text:p>- defense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9.00">
            <text:p>89.00</text:p>
          </table:table-cell>
          <table:table-cell office:value-type="string">
            <text:p>- extra tasks for the higher grade </text:p>
          </table:table-cell>
          <table:table-cell office:value-type="float" office:value="80.00">
            <text:p>80.00</text:p>
          </table:table-cell>
          <table:table-cell office:value-type="string">
            <text:p>- defense</text:p>
          </table:table-cell>
          <table:table-cell office:value-type="float" office:value="60.00">
            <text:p>60.00</text:p>
          </table:table-cell>
          <table:table-cell office:value-type="string">
            <text:p>70% of the group had the same solution</text:p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Aiat</text:p>
          </table:table-cell>
          <table:table-cell office:value-type="string">
            <text:p>Mergenbay</text:p>
          </table:table-cell>
          <table:table-cell office:value-type="string">
            <text:p>241497@astanait.edu.kz</text:p>
          </table:table-cell>
          <table:table-cell office:value-type="string">
            <text:p/>
          </table:table-cell>
          <table:table-cell office:value-type="string">
            <text:p>SE-2416</text:p>
          </table:table-cell>
          <table:table-cell office:value-type="string">
            <text:p>241497@astanait.edu.kz</text:p>
          </table:table-cell>
          <table:table-cell office:value-type="float" office:value="94.39">
            <text:p>94.39</text:p>
          </table:table-cell>
          <table:table-cell office:value-type="string">
            <text:p/>
          </table:table-cell>
          <table:table-cell office:value-type="float" office:value="94.37">
            <text:p>94.37</text:p>
          </table:table-cell>
          <table:table-cell office:value-type="string">
            <text:p/>
          </table:table-cell>
          <table:table-cell office:value-type="float" office:value="94.00">
            <text:p>94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87.00">
            <text:p>87.00</text:p>
          </table:table-cell>
          <table:table-cell office:value-type="string">
            <text:p/>
          </table:table-cell>
          <table:table-cell office:value-type="float" office:value="94.12">
            <text:p>94.1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.50">
            <text:p>8.5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98.00">
            <text:p>98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Late submission </text:p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>Late submission</text:p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Task 3</text:p>
          </table:table-cell>
          <table:table-cell office:value-type="float" office:value="96.67">
            <text:p>96.67</text:p>
          </table:table-cell>
          <table:table-cell office:value-type="string">
            <text:p/>
          </table:table-cell>
          <table:table-cell office:value-type="float" office:value="87.00">
            <text:p>87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Temirlan</text:p>
          </table:table-cell>
          <table:table-cell office:value-type="string">
            <text:p>Mirzanov</text:p>
          </table:table-cell>
          <table:table-cell office:value-type="string">
            <text:p>240298@astanait.edu.kz</text:p>
          </table:table-cell>
          <table:table-cell office:value-type="string">
            <text:p/>
          </table:table-cell>
          <table:table-cell office:value-type="string">
            <text:p>SE-2418</text:p>
          </table:table-cell>
          <table:table-cell office:value-type="string">
            <text:p>240298@astanait.edu.kz</text:p>
          </table:table-cell>
          <table:table-cell office:value-type="float" office:value="90.26">
            <text:p>90.26</text:p>
          </table:table-cell>
          <table:table-cell office:value-type="string">
            <text:p/>
          </table:table-cell>
          <table:table-cell office:value-type="float" office:value="87.63">
            <text:p>87.63</text:p>
          </table:table-cell>
          <table:table-cell office:value-type="string">
            <text:p/>
          </table:table-cell>
          <table:table-cell office:value-type="float" office:value="89.00">
            <text:p>89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4.12">
            <text:p>94.1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.50">
            <text:p>8.5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2.00">
            <text:p>92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Late submission 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2.73">
            <text:p>72.7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8.00">
            <text:p>98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1 task=70% of the group had the same solution</text:p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Rakhman</text:p>
          </table:table-cell>
          <table:table-cell office:value-type="string">
            <text:p>Moldash</text:p>
          </table:table-cell>
          <table:table-cell office:value-type="string">
            <text:p>242207@astanait.edu.kz</text:p>
          </table:table-cell>
          <table:table-cell office:value-type="string">
            <text:p/>
          </table:table-cell>
          <table:table-cell office:value-type="string">
            <text:p>SE-2420</text:p>
          </table:table-cell>
          <table:table-cell office:value-type="string">
            <text:p>242207@astanait.edu.kz</text:p>
          </table:table-cell>
          <table:table-cell office:value-type="float" office:value="65.22">
            <text:p>65.22</text:p>
          </table:table-cell>
          <table:table-cell office:value-type="string">
            <text:p/>
          </table:table-cell>
          <table:table-cell office:value-type="float" office:value="36.00">
            <text:p>36.00</text:p>
          </table:table-cell>
          <table:table-cell office:value-type="string">
            <text:p/>
          </table:table-cell>
          <table:table-cell office:value-type="float" office:value="51.00">
            <text:p>51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61.00">
            <text:p>61.00</text:p>
          </table:table-cell>
          <table:table-cell office:value-type="string">
            <text:p/>
          </table:table-cell>
          <table:table-cell office:value-type="float" office:value="82.35">
            <text:p>82.35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.50">
            <text:p>8.5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val</text:p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5 - empty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- hometask </text:p>
          </table:table-cell>
          <table:table-cell office:value-type="float" office:value="0.00">
            <text:p>0.00</text:p>
          </table:table-cell>
          <table:table-cell office:value-type="string">
            <text:p>- hometask 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9 - empty (10.11.24)</text:p>
          </table:table-cell>
          <table:table-cell office:value-type="float" office:value="60.00">
            <text:p>60.00</text:p>
          </table:table-cell>
          <table:table-cell office:value-type="string">
            <text:p>Defense?</text:p>
          </table:table-cell>
          <table:table-cell office:value-type="float" office:value="60.00">
            <text:p>60.00</text:p>
          </table:table-cell>
          <table:table-cell office:value-type="string">
            <text:p>70% of the group had the same solution</text:p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1.00">
            <text:p>61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Roman</text:p>
          </table:table-cell>
          <table:table-cell office:value-type="string">
            <text:p>Mozgovoy</text:p>
          </table:table-cell>
          <table:table-cell office:value-type="string">
            <text:p>240139@astanait.edu.kz</text:p>
          </table:table-cell>
          <table:table-cell office:value-type="string">
            <text:p/>
          </table:table-cell>
          <table:table-cell office:value-type="string">
            <text:p>SE-2419</text:p>
          </table:table-cell>
          <table:table-cell office:value-type="string">
            <text:p>240139@astanait.edu.kz</text:p>
          </table:table-cell>
          <table:table-cell office:value-type="float" office:value="93.88">
            <text:p>93.88</text:p>
          </table:table-cell>
          <table:table-cell office:value-type="string">
            <text:p/>
          </table:table-cell>
          <table:table-cell office:value-type="float" office:value="92.33">
            <text:p>92.33</text:p>
          </table:table-cell>
          <table:table-cell office:value-type="string">
            <text:p/>
          </table:table-cell>
          <table:table-cell office:value-type="float" office:value="93.00">
            <text:p>93.00</text:p>
          </table:table-cell>
          <table:table-cell office:value-type="string">
            <text:p/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93.00">
            <text:p>93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3.00">
            <text:p>93.00</text:p>
          </table:table-cell>
          <table:table-cell office:value-type="string">
            <text:p/>
          </table:table-cell>
          <table:table-cell office:value-type="float" office:value="9.50">
            <text:p>9.5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91">
            <text:p>90.91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Time limit - 30 min</text:p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93.00">
            <text:p>93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Sultanbek</text:p>
          </table:table-cell>
          <table:table-cell office:value-type="string">
            <text:p>Mukashev</text:p>
          </table:table-cell>
          <table:table-cell office:value-type="string">
            <text:p>240397@astanait.edu.kz</text:p>
          </table:table-cell>
          <table:table-cell office:value-type="string">
            <text:p/>
          </table:table-cell>
          <table:table-cell office:value-type="string">
            <text:p>SE-2422</text:p>
          </table:table-cell>
          <table:table-cell office:value-type="string">
            <text:p>240397@astanait.edu.kz</text:p>
          </table:table-cell>
          <table:table-cell office:value-type="float" office:value="88.58">
            <text:p>88.58</text:p>
          </table:table-cell>
          <table:table-cell office:value-type="string">
            <text:p/>
          </table:table-cell>
          <table:table-cell office:value-type="float" office:value="72.60">
            <text:p>72.60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float" office:value="91.18">
            <text:p>91.18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>task 2 = val</text:p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Extra tasks for the higher grade are not solved</text:p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- additional tasks </text:p>
          </table:table-cell>
          <table:table-cell office:value-type="float" office:value="80.00">
            <text:p>80.00</text:p>
          </table:table-cell>
          <table:table-cell office:value-type="string">
            <text:p>Time interval between solved tasks?!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9 - empty (10.11.24)</text:p>
          </table:table-cell>
          <table:table-cell office:value-type="float" office:value="80.00">
            <text:p>80.00</text:p>
          </table:table-cell>
          <table:table-cell office:value-type="string">
            <text:p>- defense</text:p>
          </table:table-cell>
          <table:table-cell office:value-type="float" office:value="85.00">
            <text:p>85.00</text:p>
          </table:table-cell>
          <table:table-cell office:value-type="string">
            <text:p>Task 1: array 1D, - rand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Adil</text:p>
          </table:table-cell>
          <table:table-cell office:value-type="string">
            <text:p>Muratbek</text:p>
          </table:table-cell>
          <table:table-cell office:value-type="string">
            <text:p>241200@astanait.edu.kz</text:p>
          </table:table-cell>
          <table:table-cell office:value-type="string">
            <text:p/>
          </table:table-cell>
          <table:table-cell office:value-type="string">
            <text:p>SE-2421</text:p>
          </table:table-cell>
          <table:table-cell office:value-type="string">
            <text:p>241200@astanait.edu.kz</text:p>
          </table:table-cell>
          <table:table-cell office:value-type="float" office:value="77.08">
            <text:p>77.08</text:p>
          </table:table-cell>
          <table:table-cell office:value-type="string">
            <text:p/>
          </table:table-cell>
          <table:table-cell office:value-type="float" office:value="56.90">
            <text:p>56.90</text:p>
          </table:table-cell>
          <table:table-cell office:value-type="string">
            <text:p/>
          </table:table-cell>
          <table:table-cell office:value-type="float" office:value="67.00">
            <text:p>67.00</text:p>
          </table:table-cell>
          <table:table-cell office:value-type="string">
            <text:p/>
          </table:table-cell>
          <table:table-cell office:value-type="float" office:value="40.00">
            <text:p>4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76.47">
            <text:p>76.4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40.00">
            <text:p>4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98.00">
            <text:p>98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Sorting alg, extra tasks for the higher grade are not solved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- additional tasks </text:p>
          </table:table-cell>
          <table:table-cell office:value-type="float" office:value="0.00">
            <text:p>0.00</text:p>
          </table:table-cell>
          <table:table-cell office:value-type="string">
            <text:p>- hometask 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9 - empty (10.11.24)</text:p>
          </table:table-cell>
          <table:table-cell office:value-type="float" office:value="70.00">
            <text:p>70.00</text:p>
          </table:table-cell>
          <table:table-cell office:value-type="string">
            <text:p>Defense?</text:p>
          </table:table-cell>
          <table:table-cell office:value-type="float" office:value="70.00">
            <text:p>70.00</text:p>
          </table:table-cell>
          <table:table-cell office:value-type="string">
            <text:p>- rand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Zhangir</text:p>
          </table:table-cell>
          <table:table-cell office:value-type="string">
            <text:p>Mussilimov</text:p>
          </table:table-cell>
          <table:table-cell office:value-type="string">
            <text:p>241322@astanait.edu.kz</text:p>
          </table:table-cell>
          <table:table-cell office:value-type="string">
            <text:p/>
          </table:table-cell>
          <table:table-cell office:value-type="string">
            <text:p>SE-2422</text:p>
          </table:table-cell>
          <table:table-cell office:value-type="string">
            <text:p>241322@astanait.edu.kz</text:p>
          </table:table-cell>
          <table:table-cell office:value-type="float" office:value="65.62">
            <text:p>65.62</text:p>
          </table:table-cell>
          <table:table-cell office:value-type="string">
            <text:p/>
          </table:table-cell>
          <table:table-cell office:value-type="float" office:value="72.20">
            <text:p>72.20</text:p>
          </table:table-cell>
          <table:table-cell office:value-type="string">
            <text:p/>
          </table:table-cell>
          <table:table-cell office:value-type="float" office:value="69.00">
            <text:p>69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67.00">
            <text:p>67.00</text:p>
          </table:table-cell>
          <table:table-cell office:value-type="string">
            <text:p/>
          </table:table-cell>
          <table:table-cell office:value-type="float" office:value="79.41">
            <text:p>79.41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.50">
            <text:p>9.5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>contester - empty</text:p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tasks 2,3</text:p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>? Week 5</text:p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- additional tasks </text:p>
          </table:table-cell>
          <table:table-cell office:value-type="float" office:value="75.00">
            <text:p>75.00</text:p>
          </table:table-cell>
          <table:table-cell office:value-type="string">
            <text:p>- extra tasks for the higher grade 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- Defense </text:p>
          </table:table-cell>
          <table:table-cell office:value-type="float" office:value="70.00">
            <text:p>70.00</text:p>
          </table:table-cell>
          <table:table-cell office:value-type="string">
            <text:p>Task 2 - 70% of the group had the same solution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67.00">
            <text:p>67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Makhambet</text:p>
          </table:table-cell>
          <table:table-cell office:value-type="string">
            <text:p>Muzukaev</text:p>
          </table:table-cell>
          <table:table-cell office:value-type="string">
            <text:p>240243@astanait.edu.kz</text:p>
          </table:table-cell>
          <table:table-cell office:value-type="string">
            <text:p/>
          </table:table-cell>
          <table:table-cell office:value-type="string">
            <text:p>SE-2421</text:p>
          </table:table-cell>
          <table:table-cell office:value-type="string">
            <text:p>240243@astanait.edu.kz</text:p>
          </table:table-cell>
          <table:table-cell office:value-type="float" office:value="79.17">
            <text:p>79.17</text:p>
          </table:table-cell>
          <table:table-cell office:value-type="string">
            <text:p/>
          </table:table-cell>
          <table:table-cell office:value-type="float" office:value="57.07">
            <text:p>57.07</text:p>
          </table:table-cell>
          <table:table-cell office:value-type="string">
            <text:p/>
          </table:table-cell>
          <table:table-cell office:value-type="float" office:value="68.00">
            <text:p>68.00</text:p>
          </table:table-cell>
          <table:table-cell office:value-type="string">
            <text:p/>
          </table:table-cell>
          <table:table-cell office:value-type="float" office:value="96.67">
            <text:p>96.67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float" office:value="76.47">
            <text:p>76.4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6.67">
            <text:p>9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>t</text:p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? Week 5 - empty / late submission, time interval between solved tasks?!</text:p>
          </table:table-cell>
          <table:table-cell office:value-type="float" office:value="50.00">
            <text:p>50.00</text:p>
          </table:table-cell>
          <table:table-cell office:value-type="string">
            <text:p>- hometask</text:p>
          </table:table-cell>
          <table:table-cell office:value-type="float" office:value="70.00">
            <text:p>70.00</text:p>
          </table:table-cell>
          <table:table-cell office:value-type="string">
            <text:p>Week 6 - empty </text:p>
          </table:table-cell>
          <table:table-cell office:value-type="float" office:value="0.00">
            <text:p>0.00</text:p>
          </table:table-cell>
          <table:table-cell office:value-type="string">
            <text:p>- hometask 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9 - empty (10.11.24)</text:p>
          </table:table-cell>
          <table:table-cell office:value-type="float" office:value="70.00">
            <text:p>70.00</text:p>
          </table:table-cell>
          <table:table-cell office:value-type="string">
            <text:p>Defense?</text:p>
          </table:table-cell>
          <table:table-cell office:value-type="float" office:value="80.00">
            <text:p>80.00</text:p>
          </table:table-cell>
          <table:table-cell office:value-type="string">
            <text:p>late submission</text:p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Mereke</text:p>
          </table:table-cell>
          <table:table-cell office:value-type="string">
            <text:p>Myrzakhan</text:p>
          </table:table-cell>
          <table:table-cell office:value-type="string">
            <text:p>241701@astanait.edu.kz</text:p>
          </table:table-cell>
          <table:table-cell office:value-type="string">
            <text:p/>
          </table:table-cell>
          <table:table-cell office:value-type="string">
            <text:p>SE-2418</text:p>
          </table:table-cell>
          <table:table-cell office:value-type="string">
            <text:p>241701@astanait.edu.kz</text:p>
          </table:table-cell>
          <table:table-cell office:value-type="float" office:value="80.09">
            <text:p>80.09</text:p>
          </table:table-cell>
          <table:table-cell office:value-type="string">
            <text:p/>
          </table:table-cell>
          <table:table-cell office:value-type="float" office:value="73.87">
            <text:p>73.87</text:p>
          </table:table-cell>
          <table:table-cell office:value-type="string">
            <text:p/>
          </table:table-cell>
          <table:table-cell office:value-type="float" office:value="77.00">
            <text:p>77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77.00">
            <text:p>77.00</text:p>
          </table:table-cell>
          <table:table-cell office:value-type="string">
            <text:p/>
          </table:table-cell>
          <table:table-cell office:value-type="float" office:value="94.12">
            <text:p>94.1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.50">
            <text:p>9.5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task 2 = fixed,setpr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Sorting alg, extra tasks for the higher grade are not solved 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6 week - empty
- hometask 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0.91">
            <text:p>90.91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Week 9 - empty </text:p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>- report/
70% of the group had the same solution</text:p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77.00">
            <text:p>77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Mirzhan</text:p>
          </table:table-cell>
          <table:table-cell office:value-type="string">
            <text:p>Myssyrgaliyev</text:p>
          </table:table-cell>
          <table:table-cell office:value-type="string">
            <text:p>240837@astanait.edu.kz</text:p>
          </table:table-cell>
          <table:table-cell office:value-type="string">
            <text:p/>
          </table:table-cell>
          <table:table-cell office:value-type="string">
            <text:p>SE-2414</text:p>
          </table:table-cell>
          <table:table-cell office:value-type="string">
            <text:p>240837@astanait.edu.kz</text:p>
          </table:table-cell>
          <table:table-cell office:value-type="float" office:value="84.58">
            <text:p>84.58</text:p>
          </table:table-cell>
          <table:table-cell office:value-type="string">
            <text:p/>
          </table:table-cell>
          <table:table-cell office:value-type="float" office:value="76.43">
            <text:p>76.43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.50">
            <text:p>7.5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508? Late submission 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Late submission</text:p>
          </table:table-cell>
          <table:table-cell office:value-type="float" office:value="80.00">
            <text:p>80.00</text:p>
          </table:table-cell>
          <table:table-cell office:value-type="string">
            <text:p>Late submission, - extra tasks for the higher grade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>- hometask </text:p>
          </table:table-cell>
          <table:table-cell office:value-type="float" office:value="80.00">
            <text:p>80.00</text:p>
          </table:table-cell>
          <table:table-cell office:value-type="string">
            <text:p>- defense</text:p>
          </table:table-cell>
          <table:table-cell office:value-type="float" office:value="70.00">
            <text:p>70.00</text:p>
          </table:table-cell>
          <table:table-cell office:value-type="string">
            <text:p>Task 1,
Task 2
70% of the group had the same solution</text:p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Nurassyl</text:p>
          </table:table-cell>
          <table:table-cell office:value-type="string">
            <text:p>Nabet</text:p>
          </table:table-cell>
          <table:table-cell office:value-type="string">
            <text:p>240897@astanait.edu.kz</text:p>
          </table:table-cell>
          <table:table-cell office:value-type="string">
            <text:p/>
          </table:table-cell>
          <table:table-cell office:value-type="string">
            <text:p>SE-2415</text:p>
          </table:table-cell>
          <table:table-cell office:value-type="string">
            <text:p>240897@astanait.edu.kz</text:p>
          </table:table-cell>
          <table:table-cell office:value-type="float" office:value="83.89">
            <text:p>83.89</text:p>
          </table:table-cell>
          <table:table-cell office:value-type="string">
            <text:p/>
          </table:table-cell>
          <table:table-cell office:value-type="float" office:value="67.13">
            <text:p>67.13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.50">
            <text:p>8.5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8.33">
            <text:p>78.3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Extra tasks for the higher grade are not solved </text:p>
          </table:table-cell>
          <table:table-cell office:value-type="float" office:value="90.00">
            <text:p>90.00</text:p>
          </table:table-cell>
          <table:table-cell office:value-type="string">
            <text:p>defense</text:p>
          </table:table-cell>
          <table:table-cell office:value-type="float" office:value="0.00">
            <text:p>0.00</text:p>
          </table:table-cell>
          <table:table-cell office:value-type="string">
            <text:p>Week 6 - empty</text:p>
          </table:table-cell>
          <table:table-cell office:value-type="float" office:value="80.00">
            <text:p>80.00</text:p>
          </table:table-cell>
          <table:table-cell office:value-type="string">
            <text:p>- extra tasks for the higher grade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9 - empty (10.11.24)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Task 1 - array 1D 

70% of the group had the same solution</text:p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Ramazan</text:p>
          </table:table-cell>
          <table:table-cell office:value-type="string">
            <text:p>Nagimov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-2417</text:p>
          </table:table-cell>
          <table:table-cell office:value-type="string">
            <text:p>242394@astanait.edu.kz</text:p>
          </table:table-cell>
          <table:table-cell office:value-type="float" office:value="82.09">
            <text:p>82.09</text:p>
          </table:table-cell>
          <table:table-cell office:value-type="string">
            <text:p/>
          </table:table-cell>
          <table:table-cell office:value-type="float" office:value="73.63">
            <text:p>73.63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float" office:value="94.12">
            <text:p>94.1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.50">
            <text:p>9.5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2.00">
            <text:p>92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Sorting alg, extra tasks for the higher grade are not solved </text:p>
          </table:table-cell>
          <table:table-cell office:value-type="float" office:value="80.00">
            <text:p>80.00</text:p>
          </table:table-cell>
          <table:table-cell office:value-type="string">
            <text:p>- defense</text:p>
          </table:table-cell>
          <table:table-cell office:value-type="float" office:value="75.00">
            <text:p>75.00</text:p>
          </table:table-cell>
          <table:table-cell office:value-type="string">
            <text:p>Time interval between solved tasks?! - hometask </text:p>
          </table:table-cell>
          <table:table-cell office:value-type="float" office:value="75.00">
            <text:p>75.00</text:p>
          </table:table-cell>
          <table:table-cell office:value-type="string">
            <text:p>- extra tasks for the higher grade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Week 9 - empty 
! Late submission </text:p>
          </table:table-cell>
          <table:table-cell office:value-type="float" office:value="60.00">
            <text:p>60.00</text:p>
          </table:table-cell>
          <table:table-cell office:value-type="string">
            <text:p>- defense?</text:p>
          </table:table-cell>
          <table:table-cell office:value-type="float" office:value="70.00">
            <text:p>70.00</text:p>
          </table:table-cell>
          <table:table-cell office:value-type="string">
            <text:p>70% of the group had the same solution</text:p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Amir</text:p>
          </table:table-cell>
          <table:table-cell office:value-type="string">
            <text:p>Nagizkhanov</text:p>
          </table:table-cell>
          <table:table-cell office:value-type="string">
            <text:p>241833@astanait.edu.kz</text:p>
          </table:table-cell>
          <table:table-cell office:value-type="string">
            <text:p/>
          </table:table-cell>
          <table:table-cell office:value-type="string">
            <text:p>SE-2416</text:p>
          </table:table-cell>
          <table:table-cell office:value-type="string">
            <text:p>241833@astanait.edu.kz</text:p>
          </table:table-cell>
          <table:table-cell office:value-type="float" office:value="78.39">
            <text:p>78.39</text:p>
          </table:table-cell>
          <table:table-cell office:value-type="string">
            <text:p/>
          </table:table-cell>
          <table:table-cell office:value-type="float" office:value="74.70">
            <text:p>74.70</text:p>
          </table:table-cell>
          <table:table-cell office:value-type="string">
            <text:p/>
          </table:table-cell>
          <table:table-cell office:value-type="float" office:value="77.00">
            <text:p>77.00</text:p>
          </table:table-cell>
          <table:table-cell office:value-type="string">
            <text:p/>
          </table:table-cell>
          <table:table-cell office:value-type="float" office:value="43.33">
            <text:p>43.33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76.47">
            <text:p>76.4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43.33">
            <text:p>4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contester week 2 = 1/2</text:p>
          </table:table-cell>
          <table:table-cell office:value-type="float" office:value="9.50">
            <text:p>9.5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task 3,4 / Aiat</text:p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Week 5 - empty/ late submission, interval </text:p>
          </table:table-cell>
          <table:table-cell office:value-type="float" office:value="70.00">
            <text:p>70.00</text:p>
          </table:table-cell>
          <table:table-cell office:value-type="string">
            <text:p>No hometask</text:p>
          </table:table-cell>
          <table:table-cell office:value-type="float" office:value="75.00">
            <text:p>75.00</text:p>
          </table:table-cell>
          <table:table-cell office:value-type="string">
            <text:p>Interval between solving tasks less than 1 min?! - defense</text:p>
          </table:table-cell>
          <table:table-cell office:value-type="float" office:value="85.00">
            <text:p>85.00</text:p>
          </table:table-cell>
          <table:table-cell office:value-type="string">
            <text:p>Late submission </text:p>
          </table:table-cell>
          <table:table-cell office:value-type="float" office:value="90.91">
            <text:p>90.91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- extra tasks for the higher grade </text:p>
          </table:table-cell>
          <table:table-cell office:value-type="float" office:value="80.00">
            <text:p>80.00</text:p>
          </table:table-cell>
          <table:table-cell office:value-type="string">
            <text:p>- defense</text:p>
          </table:table-cell>
          <table:table-cell office:value-type="float" office:value="75.00">
            <text:p>75.00</text:p>
          </table:table-cell>
          <table:table-cell office:value-type="string">
            <text:p>Task 1 - array 1D </text:p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Dauren</text:p>
          </table:table-cell>
          <table:table-cell office:value-type="string">
            <text:p>Nagumash</text:p>
          </table:table-cell>
          <table:table-cell office:value-type="string">
            <text:p>241417@astanait.edu.kz</text:p>
          </table:table-cell>
          <table:table-cell office:value-type="string">
            <text:p/>
          </table:table-cell>
          <table:table-cell office:value-type="string">
            <text:p>SE-2418</text:p>
          </table:table-cell>
          <table:table-cell office:value-type="string">
            <text:p>241417@astanait.edu.kz</text:p>
          </table:table-cell>
          <table:table-cell office:value-type="float" office:value="81.36">
            <text:p>81.36</text:p>
          </table:table-cell>
          <table:table-cell office:value-type="string">
            <text:p/>
          </table:table-cell>
          <table:table-cell office:value-type="float" office:value="76.13">
            <text:p>76.13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float" office:value="53.33">
            <text:p>53.33</text:p>
          </table:table-cell>
          <table:table-cell office:value-type="string">
            <text:p/>
          </table:table-cell>
          <table:table-cell office:value-type="float" office:value="69.00">
            <text:p>69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3.33">
            <text:p>5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.50">
            <text:p>7.5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classroom task </text:p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Week 5 - empty/ late submission, time interval between solved tasks?!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- hometask
Time interval between solved tasks?!</text:p>
          </table:table-cell>
          <table:table-cell office:value-type="float" office:value="80.00">
            <text:p>80.00</text:p>
          </table:table-cell>
          <table:table-cell office:value-type="string">
            <text:p>- classroom task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2/5 tasks 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>Task 2=70% of the group had the same solution</text:p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69.00">
            <text:p>69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Murat</text:p>
          </table:table-cell>
          <table:table-cell office:value-type="string">
            <text:p>Narynbekov</text:p>
          </table:table-cell>
          <table:table-cell office:value-type="string">
            <text:p>242491@astanait.edu.kz</text:p>
          </table:table-cell>
          <table:table-cell office:value-type="string">
            <text:p/>
          </table:table-cell>
          <table:table-cell office:value-type="string">
            <text:p>SE-2420</text:p>
          </table:table-cell>
          <table:table-cell office:value-type="string">
            <text:p>242491@astanait.edu.kz</text:p>
          </table:table-cell>
          <table:table-cell office:value-type="float" office:value="82.29">
            <text:p>82.29</text:p>
          </table:table-cell>
          <table:table-cell office:value-type="string">
            <text:p/>
          </table:table-cell>
          <table:table-cell office:value-type="float" office:value="78.13">
            <text:p>78.1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72.00">
            <text:p>72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.50">
            <text:p>8.5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Late submission </text:p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- hometask </text:p>
          </table:table-cell>
          <table:table-cell office:value-type="float" office:value="75.00">
            <text:p>75.00</text:p>
          </table:table-cell>
          <table:table-cell office:value-type="string">
            <text:p>- defense,
Time interval between solved tasks?!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Late submission </text:p>
          </table:table-cell>
          <table:table-cell office:value-type="float" office:value="60.00">
            <text:p>60.00</text:p>
          </table:table-cell>
          <table:table-cell office:value-type="string">
            <text:p>Defense?</text:p>
          </table:table-cell>
          <table:table-cell office:value-type="float" office:value="75.00">
            <text:p>75.00</text:p>
          </table:table-cell>
          <table:table-cell office:value-type="string">
            <text:p>Task 1: array 1D </text:p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72.00">
            <text:p>72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Aibek</text:p>
          </table:table-cell>
          <table:table-cell office:value-type="string">
            <text:p>Nazarbek</text:p>
          </table:table-cell>
          <table:table-cell office:value-type="string">
            <text:p>241956@astanait.edu.kz</text:p>
          </table:table-cell>
          <table:table-cell office:value-type="string">
            <text:p/>
          </table:table-cell>
          <table:table-cell office:value-type="string">
            <text:p>SE-2419</text:p>
          </table:table-cell>
          <table:table-cell office:value-type="string">
            <text:p>241956@astanait.edu.kz</text:p>
          </table:table-cell>
          <table:table-cell office:value-type="float" office:value="93.67">
            <text:p>93.67</text:p>
          </table:table-cell>
          <table:table-cell office:value-type="string">
            <text:p/>
          </table:table-cell>
          <table:table-cell office:value-type="float" office:value="87.93">
            <text:p>87.93</text:p>
          </table:table-cell>
          <table:table-cell office:value-type="string">
            <text:p/>
          </table:table-cell>
          <table:table-cell office:value-type="float" office:value="91.00">
            <text:p>91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8.00">
            <text:p>88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98.00">
            <text:p>98.00</text:p>
          </table:table-cell>
          <table:table-cell office:value-type="string">
            <text:p/>
          </table:table-cell>
          <table:table-cell office:value-type="float" office:value="98.00">
            <text:p>98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3/5 tasks 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- rand</text:p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88.00">
            <text:p>88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Dmitriy</text:p>
          </table:table-cell>
          <table:table-cell office:value-type="string">
            <text:p>Nork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-2422</text:p>
          </table:table-cell>
          <table:table-cell office:value-type="string">
            <text:p>240315@astanait.edu.kz</text:p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float" office:value="94.70">
            <text:p>94.7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9.00">
            <text:p>89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.00">
            <text:p>8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>515 (comments) - we don't solve problems on recursion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9.00">
            <text:p>89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Nuray</text:p>
          </table:table-cell>
          <table:table-cell office:value-type="string">
            <text:p>Nuraly</text:p>
          </table:table-cell>
          <table:table-cell office:value-type="string">
            <text:p>242254@astanait.edu.kz</text:p>
          </table:table-cell>
          <table:table-cell office:value-type="string">
            <text:p>Astana IT University</text:p>
          </table:table-cell>
          <table:table-cell office:value-type="string">
            <text:p>SE-2416</text:p>
          </table:table-cell>
          <table:table-cell office:value-type="string">
            <text:p>242254@astanait.edu.kz</text:p>
          </table:table-cell>
          <table:table-cell office:value-type="float" office:value="88.97">
            <text:p>88.97</text:p>
          </table:table-cell>
          <table:table-cell office:value-type="string">
            <text:p/>
          </table:table-cell>
          <table:table-cell office:value-type="float" office:value="87.47">
            <text:p>87.47</text:p>
          </table:table-cell>
          <table:table-cell office:value-type="string">
            <text:p/>
          </table:table-cell>
          <table:table-cell office:value-type="float" office:value="88.00">
            <text:p>88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3.00">
            <text:p>93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6.67">
            <text:p>96.67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Late submission 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Late submission</text:p>
          </table:table-cell>
          <table:table-cell office:value-type="float" office:value="85.00">
            <text:p>85.00</text:p>
          </table:table-cell>
          <table:table-cell office:value-type="string">
            <text:p>- extra tasks for the higher grade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- extra tasks for the higher grade 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Task 1 - array 1D </text:p>
          </table:table-cell>
          <table:table-cell office:value-type="float" office:value="96.67">
            <text:p>96.67</text:p>
          </table:table-cell>
          <table:table-cell office:value-type="string">
            <text:p/>
          </table:table-cell>
          <table:table-cell office:value-type="float" office:value="93.00">
            <text:p>93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Karakat</text:p>
          </table:table-cell>
          <table:table-cell office:value-type="string">
            <text:p>Nurbai</text:p>
          </table:table-cell>
          <table:table-cell office:value-type="string">
            <text:p>241879@astanait.edu.kz</text:p>
          </table:table-cell>
          <table:table-cell office:value-type="string">
            <text:p/>
          </table:table-cell>
          <table:table-cell office:value-type="string">
            <text:p>SE-2417</text:p>
          </table:table-cell>
          <table:table-cell office:value-type="string">
            <text:p>241879@astanait.edu.kz</text:p>
          </table:table-cell>
          <table:table-cell office:value-type="float" office:value="90.27">
            <text:p>90.27</text:p>
          </table:table-cell>
          <table:table-cell office:value-type="string">
            <text:p/>
          </table:table-cell>
          <table:table-cell office:value-type="float" office:value="85.55">
            <text:p>85.55</text:p>
          </table:table-cell>
          <table:table-cell office:value-type="string">
            <text:p/>
          </table:table-cell>
          <table:table-cell office:value-type="float" office:value="88.00">
            <text:p>88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.50">
            <text:p>9.50</text:p>
          </table:table-cell>
          <table:table-cell office:value-type="string">
            <text:p/>
          </table:table-cell>
          <table:table-cell office:value-type="float" office:value="92.00">
            <text:p>92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Extra tasks for the higher grade are not solved, late submission 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Late submission </text:p>
          </table:table-cell>
          <table:table-cell office:value-type="float" office:value="80.00">
            <text:p>80.00</text:p>
          </table:table-cell>
          <table:table-cell office:value-type="string">
            <text:p>- extra tasks for the higher grade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9.00">
            <text:p>89.00</text:p>
          </table:table-cell>
          <table:table-cell office:value-type="string">
            <text:p>Late submission </text:p>
          </table:table-cell>
          <table:table-cell office:value-type="float" office:value="85.00">
            <text:p>85.00</text:p>
          </table:table-cell>
          <table:table-cell office:value-type="string">
            <text:p>- defense</text:p>
          </table:table-cell>
          <table:table-cell office:value-type="float" office:value="80.00">
            <text:p>80.00</text:p>
          </table:table-cell>
          <table:table-cell office:value-type="string">
            <text:p>Array 1D - task 1 </text:p>
          </table:table-cell>
          <table:table-cell office:value-type="float" office:value="96.67">
            <text:p>96.67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Nurai</text:p>
          </table:table-cell>
          <table:table-cell office:value-type="string">
            <text:p>Nurbekova</text:p>
          </table:table-cell>
          <table:table-cell office:value-type="string">
            <text:p>241689@astanait.edu.kz</text:p>
          </table:table-cell>
          <table:table-cell office:value-type="string">
            <text:p/>
          </table:table-cell>
          <table:table-cell office:value-type="string">
            <text:p>SE-2418</text:p>
          </table:table-cell>
          <table:table-cell office:value-type="string">
            <text:p>241689@astanait.edu.kz</text:p>
          </table:table-cell>
          <table:table-cell office:value-type="float" office:value="82.87">
            <text:p>82.87</text:p>
          </table:table-cell>
          <table:table-cell office:value-type="string">
            <text:p/>
          </table:table-cell>
          <table:table-cell office:value-type="float" office:value="78.95">
            <text:p>78.95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5.50">
            <text:p>5.5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i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Extra tasks for the higher grade are not solved 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Late submission </text:p>
          </table:table-cell>
          <table:table-cell office:value-type="float" office:value="80.00">
            <text:p>80.00</text:p>
          </table:table-cell>
          <table:table-cell office:value-type="string">
            <text:p>Late submission </text:p>
          </table:table-cell>
          <table:table-cell office:value-type="float" office:value="90.91">
            <text:p>90.91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9.00">
            <text:p>89.00</text:p>
          </table:table-cell>
          <table:table-cell office:value-type="string">
            <text:p>- extra tasks for the higher grade 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>70% of the group had the same solution</text:p>
          </table:table-cell>
          <table:table-cell office:value-type="float" office:value="96.67">
            <text:p>96.67</text:p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Ibragim</text:p>
          </table:table-cell>
          <table:table-cell office:value-type="string">
            <text:p>Nurkassym</text:p>
          </table:table-cell>
          <table:table-cell office:value-type="string">
            <text:p>240294@astanait.edu.kz</text:p>
          </table:table-cell>
          <table:table-cell office:value-type="string">
            <text:p/>
          </table:table-cell>
          <table:table-cell office:value-type="string">
            <text:p>SE-2414</text:p>
          </table:table-cell>
          <table:table-cell office:value-type="string">
            <text:p>240294@astanait.edu.kz</text:p>
          </table:table-cell>
          <table:table-cell office:value-type="float" office:value="82.77">
            <text:p>82.77</text:p>
          </table:table-cell>
          <table:table-cell office:value-type="string">
            <text:p/>
          </table:table-cell>
          <table:table-cell office:value-type="float" office:value="78.57">
            <text:p>78.57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contester-week2=empty 1/2</text:p>
          </table:table-cell>
          <table:table-cell office:value-type="float" office:value="9.00">
            <text:p>9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Week 5 - empty, sorting alg not solved/late submission </text:p>
          </table:table-cell>
          <table:table-cell office:value-type="float" office:value="75.00">
            <text:p>75.00</text:p>
          </table:table-cell>
          <table:table-cell office:value-type="string">
            <text:p>grade depends on your defense (contester)</text:p>
          </table:table-cell>
          <table:table-cell office:value-type="float" office:value="70.00">
            <text:p>70.00</text:p>
          </table:table-cell>
          <table:table-cell office:value-type="string">
            <text:p>Late submission, extra tasks are not solved</text:p>
          </table:table-cell>
          <table:table-cell office:value-type="float" office:value="80.00">
            <text:p>80.00</text:p>
          </table:table-cell>
          <table:table-cell office:value-type="string">
            <text:p>- extra tasks for the higher grade </text:p>
          </table:table-cell>
          <table:table-cell office:value-type="float" office:value="90.91">
            <text:p>90.91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2/5 (tasks)</text:p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Time limit 30 min</text:p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Dinara</text:p>
          </table:table-cell>
          <table:table-cell office:value-type="string">
            <text:p>Orynbassarova</text:p>
          </table:table-cell>
          <table:table-cell office:value-type="string">
            <text:p>242051@astanait.edu.kz</text:p>
          </table:table-cell>
          <table:table-cell office:value-type="string">
            <text:p/>
          </table:table-cell>
          <table:table-cell office:value-type="string">
            <text:p>SE-2415</text:p>
          </table:table-cell>
          <table:table-cell office:value-type="string">
            <text:p>242051@astanait.edu.kz</text:p>
          </table:table-cell>
          <table:table-cell office:value-type="float" office:value="84.94">
            <text:p>84.94</text:p>
          </table:table-cell>
          <table:table-cell office:value-type="string">
            <text:p/>
          </table:table-cell>
          <table:table-cell office:value-type="float" office:value="79.50">
            <text:p>79.50</text:p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.50">
            <text:p>7.5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Week 5 - empty</text:p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Late submission, - defense</text:p>
          </table:table-cell>
          <table:table-cell office:value-type="float" office:value="80.00">
            <text:p>80.00</text:p>
          </table:table-cell>
          <table:table-cell office:value-type="string">
            <text:p>late submission(contester)</text:p>
          </table:table-cell>
          <table:table-cell office:value-type="float" office:value="90.91">
            <text:p>90.91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Time interval between solved tasks ?!</text:p>
          </table:table-cell>
          <table:table-cell office:value-type="float" office:value="80.00">
            <text:p>80.00</text:p>
          </table:table-cell>
          <table:table-cell office:value-type="string">
            <text:p>-defense</text:p>
          </table:table-cell>
          <table:table-cell office:value-type="float" office:value="80.00">
            <text:p>80.00</text:p>
          </table:table-cell>
          <table:table-cell office:value-type="string">
            <text:p>- report 
Task 1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Akbota</text:p>
          </table:table-cell>
          <table:table-cell office:value-type="string">
            <text:p>Ospanali</text:p>
          </table:table-cell>
          <table:table-cell office:value-type="string">
            <text:p>241685@astanait.edu.kz</text:p>
          </table:table-cell>
          <table:table-cell office:value-type="string">
            <text:p/>
          </table:table-cell>
          <table:table-cell office:value-type="string">
            <text:p>SE-2416</text:p>
          </table:table-cell>
          <table:table-cell office:value-type="string">
            <text:p>241685@astanait.edu.kz</text:p>
          </table:table-cell>
          <table:table-cell office:value-type="float" office:value="86.45">
            <text:p>86.45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73.00">
            <text:p>73.00</text:p>
          </table:table-cell>
          <table:table-cell office:value-type="string">
            <text:p/>
          </table:table-cell>
          <table:table-cell office:value-type="float" office:value="94.12">
            <text:p>94.1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.50">
            <text:p>9.5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508 &amp;amp; Extra tasks for the higher grade are not solved </text:p>
          </table:table-cell>
          <table:table-cell office:value-type="float" office:value="75.00">
            <text:p>75.00</text:p>
          </table:table-cell>
          <table:table-cell office:value-type="string">
            <text:p>- defense, no hometask</text:p>
          </table:table-cell>
          <table:table-cell office:value-type="float" office:value="75.00">
            <text:p>75.00</text:p>
          </table:table-cell>
          <table:table-cell office:value-type="string">
            <text:p>Interval between solving tasks less than 1-2 min?!</text:p>
          </table:table-cell>
          <table:table-cell office:value-type="float" office:value="80.00">
            <text:p>80.00</text:p>
          </table:table-cell>
          <table:table-cell office:value-type="string">
            <text:p>- extra tasks for the higher grade 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- defense</text:p>
          </table:table-cell>
          <table:table-cell office:value-type="float" office:value="60.00">
            <text:p>60.00</text:p>
          </table:table-cell>
          <table:table-cell office:value-type="string">
            <text:p>70% of the group had the same solution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3.00">
            <text:p>73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Aiym</text:p>
          </table:table-cell>
          <table:table-cell office:value-type="string">
            <text:p>Pangerey</text:p>
          </table:table-cell>
          <table:table-cell office:value-type="string">
            <text:p>242165@astanait.edu.kz</text:p>
          </table:table-cell>
          <table:table-cell office:value-type="string">
            <text:p/>
          </table:table-cell>
          <table:table-cell office:value-type="string">
            <text:p>SE-2422</text:p>
          </table:table-cell>
          <table:table-cell office:value-type="string">
            <text:p>242165@astanait.edu.kz</text:p>
          </table:table-cell>
          <table:table-cell office:value-type="float" office:value="87.52">
            <text:p>87.52</text:p>
          </table:table-cell>
          <table:table-cell office:value-type="string">
            <text:p/>
          </table:table-cell>
          <table:table-cell office:value-type="float" office:value="81.20">
            <text:p>81.20</text:p>
          </table:table-cell>
          <table:table-cell office:value-type="string">
            <text:p/>
          </table:table-cell>
          <table:table-cell office:value-type="float" office:value="84.00">
            <text:p>84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Extra tasks for the higher grade are not solved</text:p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Late submission </text:p>
          </table:table-cell>
          <table:table-cell office:value-type="float" office:value="80.00">
            <text:p>80.00</text:p>
          </table:table-cell>
          <table:table-cell office:value-type="string">
            <text:p>Time interval between solved tasks?!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3/5 tasks 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Task 1: array 1D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Evelina</text:p>
          </table:table-cell>
          <table:table-cell office:value-type="string">
            <text:p>Penkov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-2414</text:p>
          </table:table-cell>
          <table:table-cell office:value-type="string">
            <text:p>241829@astanait.edu.kz</text:p>
          </table:table-cell>
          <table:table-cell office:value-type="float" office:value="90.43">
            <text:p>90.43</text:p>
          </table:table-cell>
          <table:table-cell office:value-type="string">
            <text:p/>
          </table:table-cell>
          <table:table-cell office:value-type="float" office:value="91.87">
            <text:p>91.87</text:p>
          </table:table-cell>
          <table:table-cell office:value-type="string">
            <text:p/>
          </table:table-cell>
          <table:table-cell office:value-type="float" office:value="91.00">
            <text:p>91.00</text:p>
          </table:table-cell>
          <table:table-cell office:value-type="string">
            <text:p/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92.00">
            <text:p>92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>Sorting alg not solved </text:p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4/5 (tasks)</text:p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Time limit </text:p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92.00">
            <text:p>92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Askhat</text:p>
          </table:table-cell>
          <table:table-cell office:value-type="string">
            <text:p>Rakhmetollayev</text:p>
          </table:table-cell>
          <table:table-cell office:value-type="string">
            <text:p>240680@astanait.edu.kz</text:p>
          </table:table-cell>
          <table:table-cell office:value-type="string">
            <text:p/>
          </table:table-cell>
          <table:table-cell office:value-type="string">
            <text:p>SE-2416</text:p>
          </table:table-cell>
          <table:table-cell office:value-type="string">
            <text:p>240680@astanait.edu.kz</text:p>
          </table:table-cell>
          <table:table-cell office:value-type="float" office:value="82.59">
            <text:p>82.59</text:p>
          </table:table-cell>
          <table:table-cell office:value-type="string">
            <text:p/>
          </table:table-cell>
          <table:table-cell office:value-type="float" office:value="73.80">
            <text:p>73.80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.50">
            <text:p>9.5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8.00">
            <text:p>98.00</text:p>
          </table:table-cell>
          <table:table-cell office:value-type="string">
            <text:p>task 2 []</text:p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Late submission </text:p>
          </table:table-cell>
          <table:table-cell office:value-type="float" office:value="75.00">
            <text:p>75.00</text:p>
          </table:table-cell>
          <table:table-cell office:value-type="string">
            <text:p>No hometask</text:p>
          </table:table-cell>
          <table:table-cell office:value-type="float" office:value="75.00">
            <text:p>75.00</text:p>
          </table:table-cell>
          <table:table-cell office:value-type="string">
            <text:p>-defense</text:p>
          </table:table-cell>
          <table:table-cell office:value-type="float" office:value="80.00">
            <text:p>80.00</text:p>
          </table:table-cell>
          <table:table-cell office:value-type="string">
            <text:p>Late submission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>Week 9 - empty
! - defense </text:p>
          </table:table-cell>
          <table:table-cell office:value-type="float" office:value="70.00">
            <text:p>70.00</text:p>
          </table:table-cell>
          <table:table-cell office:value-type="string">
            <text:p>- defense </text:p>
          </table:table-cell>
          <table:table-cell office:value-type="float" office:value="60.00">
            <text:p>60.00</text:p>
          </table:table-cell>
          <table:table-cell office:value-type="string">
            <text:p>Task 1 - array 1D,
70% of the group had the same solution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Yerkebulan</text:p>
          </table:table-cell>
          <table:table-cell office:value-type="string">
            <text:p>Rakhymbay</text:p>
          </table:table-cell>
          <table:table-cell office:value-type="string">
            <text:p>240065@astanait.edu.kz</text:p>
          </table:table-cell>
          <table:table-cell office:value-type="string">
            <text:p/>
          </table:table-cell>
          <table:table-cell office:value-type="string">
            <text:p>SE-2417</text:p>
          </table:table-cell>
          <table:table-cell office:value-type="string">
            <text:p>240065@astanait.edu.kz</text:p>
          </table:table-cell>
          <table:table-cell office:value-type="float" office:value="81.96">
            <text:p>81.96</text:p>
          </table:table-cell>
          <table:table-cell office:value-type="string">
            <text:p/>
          </table:table-cell>
          <table:table-cell office:value-type="float" office:value="70.77">
            <text:p>70.77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8.24">
            <text:p>88.2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6.50">
            <text:p>6.5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Sorting alg, extra tasks for the higher grade are not solved </text:p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>No hometask </text:p>
          </table:table-cell>
          <table:table-cell office:value-type="float" office:value="75.00">
            <text:p>75.00</text:p>
          </table:table-cell>
          <table:table-cell office:value-type="string">
            <text:p>- extra tasks for the higher grade </text:p>
          </table:table-cell>
          <table:table-cell office:value-type="float" office:value="81.82">
            <text:p>81.8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Week 9 - empty 
! Late submission </text:p>
          </table:table-cell>
          <table:table-cell office:value-type="float" office:value="60.00">
            <text:p>60.00</text:p>
          </table:table-cell>
          <table:table-cell office:value-type="string">
            <text:p>- defense ?</text:p>
          </table:table-cell>
          <table:table-cell office:value-type="float" office:value="70.00">
            <text:p>70.00</text:p>
          </table:table-cell>
          <table:table-cell office:value-type="string">
            <text:p>- task 1</text:p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Adil</text:p>
          </table:table-cell>
          <table:table-cell office:value-type="string">
            <text:p>Ramazan</text:p>
          </table:table-cell>
          <table:table-cell office:value-type="string">
            <text:p>240692@astanait.edu.kz</text:p>
          </table:table-cell>
          <table:table-cell office:value-type="string">
            <text:p/>
          </table:table-cell>
          <table:table-cell office:value-type="string">
            <text:p>SE-2415</text:p>
          </table:table-cell>
          <table:table-cell office:value-type="string">
            <text:p>240692@astanait.edu.kz</text:p>
          </table:table-cell>
          <table:table-cell office:value-type="float" office:value="90.51">
            <text:p>90.51</text:p>
          </table:table-cell>
          <table:table-cell office:value-type="string">
            <text:p/>
          </table:table-cell>
          <table:table-cell office:value-type="float" office:value="75.67">
            <text:p>75.67</text:p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6.00">
            <text:p>6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2.00">
            <text:p>92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8.33">
            <text:p>88.33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Sorting alg, extra tasks for the higher grade are not solved </text:p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Late submission, week 6 - empty</text:p>
          </table:table-cell>
          <table:table-cell office:value-type="float" office:value="80.00">
            <text:p>80.00</text:p>
          </table:table-cell>
          <table:table-cell office:value-type="string">
            <text:p>late submission(contester)</text:p>
          </table:table-cell>
          <table:table-cell office:value-type="float" office:value="90.91">
            <text:p>90.91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Late submission </text:p>
          </table:table-cell>
          <table:table-cell office:value-type="float" office:value="85.00">
            <text:p>85.00</text:p>
          </table:table-cell>
          <table:table-cell office:value-type="string">
            <text:p>- defense</text:p>
          </table:table-cell>
          <table:table-cell office:value-type="float" office:value="60.00">
            <text:p>60.00</text:p>
          </table:table-cell>
          <table:table-cell office:value-type="string">
            <text:p>Task 1
Task 3
70% of the group had the same solution</text:p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Bekzat</text:p>
          </table:table-cell>
          <table:table-cell office:value-type="string">
            <text:p>Rashiduly</text:p>
          </table:table-cell>
          <table:table-cell office:value-type="string">
            <text:p>242291@astanait.edu.kz</text:p>
          </table:table-cell>
          <table:table-cell office:value-type="string">
            <text:p/>
          </table:table-cell>
          <table:table-cell office:value-type="string">
            <text:p>SE-2418</text:p>
          </table:table-cell>
          <table:table-cell office:value-type="string">
            <text:p>242291@astanait.edu.kz</text:p>
          </table:table-cell>
          <table:table-cell office:value-type="float" office:value="89.87">
            <text:p>89.87</text:p>
          </table:table-cell>
          <table:table-cell office:value-type="string">
            <text:p/>
          </table:table-cell>
          <table:table-cell office:value-type="float" office:value="86.64">
            <text:p>86.64</text:p>
          </table:table-cell>
          <table:table-cell office:value-type="string">
            <text:p/>
          </table:table-cell>
          <table:table-cell office:value-type="float" office:value="88.00">
            <text:p>88.00</text:p>
          </table:table-cell>
          <table:table-cell office:value-type="string">
            <text:p/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8.24">
            <text:p>88.2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6.67">
            <text:p>96.67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Week 5 - empty/ late submission, time interval between solved tasks?!</text:p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9.00">
            <text:p>89.00</text:p>
          </table:table-cell>
          <table:table-cell office:value-type="string">
            <text:p>Late submission, time interval between solved tasks?!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4/5 tasks </text:p>
          </table:table-cell>
          <table:table-cell office:value-type="float" office:value="80.00">
            <text:p>80.00</text:p>
          </table:table-cell>
          <table:table-cell office:value-type="string">
            <text:p>Defense?</text:p>
          </table:table-cell>
          <table:table-cell office:value-type="float" office:value="90.00">
            <text:p>90.00</text:p>
          </table:table-cell>
          <table:table-cell office:value-type="string">
            <text:p>Time limit = 30 min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Bakdaulet</text:p>
          </table:table-cell>
          <table:table-cell office:value-type="string">
            <text:p>Rinatuly</text:p>
          </table:table-cell>
          <table:table-cell office:value-type="string">
            <text:p>241321@astanait.edu.kz</text:p>
          </table:table-cell>
          <table:table-cell office:value-type="string">
            <text:p/>
          </table:table-cell>
          <table:table-cell office:value-type="string">
            <text:p>SE-2419</text:p>
          </table:table-cell>
          <table:table-cell office:value-type="string">
            <text:p>241321@astanait.edu.kz</text:p>
          </table:table-cell>
          <table:table-cell office:value-type="float" office:value="87.10">
            <text:p>87.10</text:p>
          </table:table-cell>
          <table:table-cell office:value-type="string">
            <text:p/>
          </table:table-cell>
          <table:table-cell office:value-type="float" office:value="68.60">
            <text:p>68.60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float" office:value="86.11">
            <text:p>86.11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.50">
            <text:p>9.5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Late submission </text:p>
          </table:table-cell>
          <table:table-cell office:value-type="float" office:value="80.00">
            <text:p>80.00</text:p>
          </table:table-cell>
          <table:table-cell office:value-type="string">
            <text:p>grade depends on your defence</text:p>
          </table:table-cell>
          <table:table-cell office:value-type="float" office:value="80.00">
            <text:p>80.00</text:p>
          </table:table-cell>
          <table:table-cell office:value-type="string">
            <text:p>- hometask 
Time interval between solved tasks </text:p>
          </table:table-cell>
          <table:table-cell office:value-type="float" office:value="80.00">
            <text:p>80.00</text:p>
          </table:table-cell>
          <table:table-cell office:value-type="string">
            <text:p>- defense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9 - empty (10.11.24)</text:p>
          </table:table-cell>
          <table:table-cell office:value-type="float" office:value="75.00">
            <text:p>75.00</text:p>
          </table:table-cell>
          <table:table-cell office:value-type="string">
            <text:p>- defense </text:p>
          </table:table-cell>
          <table:table-cell office:value-type="float" office:value="75.00">
            <text:p>75.00</text:p>
          </table:table-cell>
          <table:table-cell office:value-type="string">
            <text:p>70% of the group had the same solution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Lavrentiy</text:p>
          </table:table-cell>
          <table:table-cell office:value-type="string">
            <text:p>Rubtsov</text:p>
          </table:table-cell>
          <table:table-cell office:value-type="string">
            <text:p>242137@astanait.edu.kz</text:p>
          </table:table-cell>
          <table:table-cell office:value-type="string">
            <text:p/>
          </table:table-cell>
          <table:table-cell office:value-type="string">
            <text:p>SE-2420</text:p>
          </table:table-cell>
          <table:table-cell office:value-type="string">
            <text:p>242137@astanait.edu.kz</text:p>
          </table:table-cell>
          <table:table-cell office:value-type="float" office:value="91.21">
            <text:p>91.21</text:p>
          </table:table-cell>
          <table:table-cell office:value-type="string">
            <text:p/>
          </table:table-cell>
          <table:table-cell office:value-type="float" office:value="86.51">
            <text:p>86.51</text:p>
          </table:table-cell>
          <table:table-cell office:value-type="string">
            <text:p/>
          </table:table-cell>
          <table:table-cell office:value-type="float" office:value="89.00">
            <text:p>89.00</text:p>
          </table:table-cell>
          <table:table-cell office:value-type="string">
            <text:p/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91.00">
            <text:p>91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.50">
            <text:p>7.5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Late submission </text:p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- tasks for the higher grade 
- hometask </text:p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9.00">
            <text:p>89.00</text:p>
          </table:table-cell>
          <table:table-cell office:value-type="string">
            <text:p>- extra tasks for the higher grade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70% of the group had the same solution</text:p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91.00">
            <text:p>91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Eskender</text:p>
          </table:table-cell>
          <table:table-cell office:value-type="string">
            <text:p>Rymbaev</text:p>
          </table:table-cell>
          <table:table-cell office:value-type="string">
            <text:p>240095@astanait.edu.kz</text:p>
          </table:table-cell>
          <table:table-cell office:value-type="string">
            <text:p/>
          </table:table-cell>
          <table:table-cell office:value-type="string">
            <text:p>SE-2421</text:p>
          </table:table-cell>
          <table:table-cell office:value-type="string">
            <text:p>240095@astanait.edu.kz</text:p>
          </table:table-cell>
          <table:table-cell office:value-type="float" office:value="82.93">
            <text:p>82.93</text:p>
          </table:table-cell>
          <table:table-cell office:value-type="string">
            <text:p/>
          </table:table-cell>
          <table:table-cell office:value-type="float" office:value="73.70">
            <text:p>73.70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94.12">
            <text:p>94.1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.50">
            <text:p>8.5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8.00">
            <text:p>98.00</text:p>
          </table:table-cell>
          <table:table-cell office:value-type="string">
            <text:p>task 3 = n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Extra tasks for the higher grade are not solved</text:p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- additional tasks </text:p>
          </table:table-cell>
          <table:table-cell office:value-type="float" office:value="75.00">
            <text:p>75.00</text:p>
          </table:table-cell>
          <table:table-cell office:value-type="string">
            <text:p>- defense 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- defense </text:p>
          </table:table-cell>
          <table:table-cell office:value-type="float" office:value="60.00">
            <text:p>60.00</text:p>
          </table:table-cell>
          <table:table-cell office:value-type="string">
            <text:p>70% of the group had the same solution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Alnur</text:p>
          </table:table-cell>
          <table:table-cell office:value-type="string">
            <text:p>Rysbek</text:p>
          </table:table-cell>
          <table:table-cell office:value-type="string">
            <text:p>241693@astanait.edu.kz</text:p>
          </table:table-cell>
          <table:table-cell office:value-type="string">
            <text:p/>
          </table:table-cell>
          <table:table-cell office:value-type="string">
            <text:p>SE-2422</text:p>
          </table:table-cell>
          <table:table-cell office:value-type="string">
            <text:p>241693@astanait.edu.kz</text:p>
          </table:table-cell>
          <table:table-cell office:value-type="float" office:value="6.21">
            <text:p>6.21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29.41">
            <text:p>29.41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>contester empty</text:p>
          </table:table-cell>
          <table:table-cell office:value-type="float" office:value="7.00">
            <text:p>7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Aknur</text:p>
          </table:table-cell>
          <table:table-cell office:value-type="string">
            <text:p>Salemkan</text:p>
          </table:table-cell>
          <table:table-cell office:value-type="string">
            <text:p>241901@astanait.edu.kz</text:p>
          </table:table-cell>
          <table:table-cell office:value-type="string">
            <text:p/>
          </table:table-cell>
          <table:table-cell office:value-type="string">
            <text:p>SE-2414</text:p>
          </table:table-cell>
          <table:table-cell office:value-type="string">
            <text:p>241901@astanait.edu.kz</text:p>
          </table:table-cell>
          <table:table-cell office:value-type="float" office:value="90.72">
            <text:p>90.72</text:p>
          </table:table-cell>
          <table:table-cell office:value-type="string">
            <text:p/>
          </table:table-cell>
          <table:table-cell office:value-type="float" office:value="85.07">
            <text:p>85.07</text:p>
          </table:table-cell>
          <table:table-cell office:value-type="string">
            <text:p/>
          </table:table-cell>
          <table:table-cell office:value-type="float" office:value="88.00">
            <text:p>88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3.00">
            <text:p>93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.00">
            <text:p>9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Late submission, sorting alg not solved</text:p>
          </table:table-cell>
          <table:table-cell office:value-type="float" office:value="90.00">
            <text:p>90.00</text:p>
          </table:table-cell>
          <table:table-cell office:value-type="string">
            <text:p>grade depends on your defense (contester)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- extra tasks for the higher grade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Task 1 - array 1D,
Task 2
70% of the group had the same solution
</text:p>
          </table:table-cell>
          <table:table-cell office:value-type="float" office:value="96.67">
            <text:p>96.67</text:p>
          </table:table-cell>
          <table:table-cell office:value-type="string">
            <text:p/>
          </table:table-cell>
          <table:table-cell office:value-type="float" office:value="93.00">
            <text:p>93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Aida</text:p>
          </table:table-cell>
          <table:table-cell office:value-type="string">
            <text:p>Salzhanova</text:p>
          </table:table-cell>
          <table:table-cell office:value-type="string">
            <text:p>242486@astanait.edu.kz</text:p>
          </table:table-cell>
          <table:table-cell office:value-type="string">
            <text:p/>
          </table:table-cell>
          <table:table-cell office:value-type="string">
            <text:p>SE-2415</text:p>
          </table:table-cell>
          <table:table-cell office:value-type="string">
            <text:p>242486@astanait.edu.kz</text:p>
          </table:table-cell>
          <table:table-cell office:value-type="float" office:value="70.50">
            <text:p>70.50</text:p>
          </table:table-cell>
          <table:table-cell office:value-type="string">
            <text:p/>
          </table:table-cell>
          <table:table-cell office:value-type="float" office:value="61.03">
            <text:p>61.03</text:p>
          </table:table-cell>
          <table:table-cell office:value-type="string">
            <text:p/>
          </table:table-cell>
          <table:table-cell office:value-type="float" office:value="66.00">
            <text:p>66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2.00">
            <text:p>72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.00">
            <text:p>9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8.33">
            <text:p>88.33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Week 5 - empty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Called to defense twice</text:p>
          </table:table-cell>
          <table:table-cell office:value-type="float" office:value="80.00">
            <text:p>80.00</text:p>
          </table:table-cell>
          <table:table-cell office:value-type="string">
            <text:p>- extra tasks for the higher grade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Late submission 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72.00">
            <text:p>72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Zhanel</text:p>
          </table:table-cell>
          <table:table-cell office:value-type="string">
            <text:p>Samatova</text:p>
          </table:table-cell>
          <table:table-cell office:value-type="string">
            <text:p>240745@astanait.edu.kz</text:p>
          </table:table-cell>
          <table:table-cell office:value-type="string">
            <text:p/>
          </table:table-cell>
          <table:table-cell office:value-type="string">
            <text:p>SE-2419</text:p>
          </table:table-cell>
          <table:table-cell office:value-type="string">
            <text:p>240745@astanait.edu.kz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3.23">
            <text:p>83.23</text:p>
          </table:table-cell>
          <table:table-cell office:value-type="string">
            <text:p/>
          </table:table-cell>
          <table:table-cell office:value-type="float" office:value="87.00">
            <text:p>87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8.00">
            <text:p>88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Late submission, extra tasks for the higher grade are not solved</text:p>
          </table:table-cell>
          <table:table-cell office:value-type="float" office:value="90.00">
            <text:p>90.00</text:p>
          </table:table-cell>
          <table:table-cell office:value-type="string">
            <text:p>grade depends on your defence</text:p>
          </table:table-cell>
          <table:table-cell office:value-type="float" office:value="75.00">
            <text:p>75.00</text:p>
          </table:table-cell>
          <table:table-cell office:value-type="string">
            <text:p>Late submission, - hometask </text:p>
          </table:table-cell>
          <table:table-cell office:value-type="float" office:value="75.00">
            <text:p>75.00</text:p>
          </table:table-cell>
          <table:table-cell office:value-type="string">
            <text:p>- extra tasks for the higher grade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Week 9 - empty 
 ! Late submission 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Time limit </text:p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8.00">
            <text:p>88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Rustam</text:p>
          </table:table-cell>
          <table:table-cell office:value-type="string">
            <text:p>Seitzhan</text:p>
          </table:table-cell>
          <table:table-cell office:value-type="string">
            <text:p>241215@astanait.edu.kz</text:p>
          </table:table-cell>
          <table:table-cell office:value-type="string">
            <text:p/>
          </table:table-cell>
          <table:table-cell office:value-type="string">
            <text:p>SE-2414</text:p>
          </table:table-cell>
          <table:table-cell office:value-type="string">
            <text:p>241215@astanait.edu.kz</text:p>
          </table:table-cell>
          <table:table-cell office:value-type="float" office:value="90.30">
            <text:p>90.30</text:p>
          </table:table-cell>
          <table:table-cell office:value-type="string">
            <text:p/>
          </table:table-cell>
          <table:table-cell office:value-type="float" office:value="81.37">
            <text:p>81.37</text:p>
          </table:table-cell>
          <table:table-cell office:value-type="string">
            <text:p/>
          </table:table-cell>
          <table:table-cell office:value-type="float" office:value="86.00">
            <text:p>86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6.00">
            <text:p>86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contester-week2=empty 1/2</text:p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2.00">
            <text:p>92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Late submission, sorting alg not solved</text:p>
          </table:table-cell>
          <table:table-cell office:value-type="float" office:value="90.00">
            <text:p>90.00</text:p>
          </table:table-cell>
          <table:table-cell office:value-type="string">
            <text:p>- defense</text:p>
          </table:table-cell>
          <table:table-cell office:value-type="float" office:value="75.00">
            <text:p>75.00</text:p>
          </table:table-cell>
          <table:table-cell office:value-type="string">
            <text:p>Late submission</text:p>
          </table:table-cell>
          <table:table-cell office:value-type="float" office:value="85.00">
            <text:p>85.00</text:p>
          </table:table-cell>
          <table:table-cell office:value-type="string">
            <text:p>- extra tasks for the higher grade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Task 1 
70% of the group had the same solution</text:p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6.00">
            <text:p>86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Alikhan</text:p>
          </table:table-cell>
          <table:table-cell office:value-type="string">
            <text:p>Sekenov</text:p>
          </table:table-cell>
          <table:table-cell office:value-type="string">
            <text:p>240396@astanait.edu.kz</text:p>
          </table:table-cell>
          <table:table-cell office:value-type="string">
            <text:p/>
          </table:table-cell>
          <table:table-cell office:value-type="string">
            <text:p>SE-2416</text:p>
          </table:table-cell>
          <table:table-cell office:value-type="string">
            <text:p>240396@astanait.edu.kz</text:p>
          </table:table-cell>
          <table:table-cell office:value-type="float" office:value="90.54">
            <text:p>90.54</text:p>
          </table:table-cell>
          <table:table-cell office:value-type="string">
            <text:p/>
          </table:table-cell>
          <table:table-cell office:value-type="float" office:value="64.60">
            <text:p>64.60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4.50">
            <text:p>4.5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98.00">
            <text:p>98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Sorting alg, extra tasks for the higher grade are not solved </text:p>
          </table:table-cell>
          <table:table-cell office:value-type="float" office:value="75.00">
            <text:p>75.00</text:p>
          </table:table-cell>
          <table:table-cell office:value-type="string">
            <text:p>No hometask</text:p>
          </table:table-cell>
          <table:table-cell office:value-type="float" office:value="75.00">
            <text:p>75.00</text:p>
          </table:table-cell>
          <table:table-cell office:value-type="string">
            <text:p>Interval between solving tasks less than 1 min?! - defense</text:p>
          </table:table-cell>
          <table:table-cell office:value-type="float" office:value="85.00">
            <text:p>85.00</text:p>
          </table:table-cell>
          <table:table-cell office:value-type="string">
            <text:p>Late submission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Week 9 - empty
! - extra tasks for the higher grade </text:p>
          </table:table-cell>
          <table:table-cell office:value-type="float" office:value="80.00">
            <text:p>80.00</text:p>
          </table:table-cell>
          <table:table-cell office:value-type="string">
            <text:p>- defense</text:p>
          </table:table-cell>
          <table:table-cell office:value-type="float" office:value="0.00">
            <text:p>0.00</text:p>
          </table:table-cell>
          <table:table-cell office:value-type="string">
            <text:p>- endterm practice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Diyar</text:p>
          </table:table-cell>
          <table:table-cell office:value-type="string">
            <text:p>Sekezhanov</text:p>
          </table:table-cell>
          <table:table-cell office:value-type="string">
            <text:p>240323@astanait.edu.kz</text:p>
          </table:table-cell>
          <table:table-cell office:value-type="string">
            <text:p/>
          </table:table-cell>
          <table:table-cell office:value-type="string">
            <text:p>SE-2415</text:p>
          </table:table-cell>
          <table:table-cell office:value-type="string">
            <text:p>240323@astanait.edu.kz</text:p>
          </table:table-cell>
          <table:table-cell office:value-type="float" office:value="90.62">
            <text:p>90.62</text:p>
          </table:table-cell>
          <table:table-cell office:value-type="string">
            <text:p/>
          </table:table-cell>
          <table:table-cell office:value-type="float" office:value="80.57">
            <text:p>80.57</text:p>
          </table:table-cell>
          <table:table-cell office:value-type="string">
            <text:p/>
          </table:table-cell>
          <table:table-cell office:value-type="float" office:value="86.00">
            <text:p>86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1.67">
            <text:p>91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5.50">
            <text:p>5.5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Sorting alg, extra tasks for the higher grade are not solved </text:p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Week 6 - empty</text:p>
          </table:table-cell>
          <table:table-cell office:value-type="float" office:value="80.00">
            <text:p>80.00</text:p>
          </table:table-cell>
          <table:table-cell office:value-type="string">
            <text:p>- extra tasks for the higher grade </text:p>
          </table:table-cell>
          <table:table-cell office:value-type="float" office:value="72.73">
            <text:p>72.7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Time limit - 30 min</text:p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Almansur</text:p>
          </table:table-cell>
          <table:table-cell office:value-type="string">
            <text:p>Sembaev</text:p>
          </table:table-cell>
          <table:table-cell office:value-type="string">
            <text:p>230049@astanait.edu.kz</text:p>
          </table:table-cell>
          <table:table-cell office:value-type="string">
            <text:p/>
          </table:table-cell>
          <table:table-cell office:value-type="string">
            <text:p>SE-2302</text:p>
          </table:table-cell>
          <table:table-cell office:value-type="string">
            <text:p>230049@astanait.edu.kz</text:p>
          </table:table-cell>
          <table:table-cell office:value-type="float" office:value="62.70">
            <text:p>62.70</text:p>
          </table:table-cell>
          <table:table-cell office:value-type="string">
            <text:p/>
          </table:table-cell>
          <table:table-cell office:value-type="float" office:value="66.60">
            <text:p>66.6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9.41">
            <text:p>79.41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1st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? Week 5 - empty. You have time to finish week 5</text:p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Time interval between solved tasks?!</text:p>
          </table:table-cell>
          <table:table-cell office:value-type="float" office:value="75.00">
            <text:p>75.00</text:p>
          </table:table-cell>
          <table:table-cell office:value-type="string">
            <text:p>- defense 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9 - empty (10.11.24)</text:p>
          </table:table-cell>
          <table:table-cell office:value-type="float" office:value="70.00">
            <text:p>70.00</text:p>
          </table:table-cell>
          <table:table-cell office:value-type="string">
            <text:p>- defense </text:p>
          </table:table-cell>
          <table:table-cell office:value-type="float" office:value="70.00">
            <text:p>70.00</text:p>
          </table:table-cell>
          <table:table-cell office:value-type="string">
            <text:p>- task 2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Alzhan</text:p>
          </table:table-cell>
          <table:table-cell office:value-type="string">
            <text:p>Sembayev</text:p>
          </table:table-cell>
          <table:table-cell office:value-type="string">
            <text:p>241306@astanait.edu.kz</text:p>
          </table:table-cell>
          <table:table-cell office:value-type="string">
            <text:p/>
          </table:table-cell>
          <table:table-cell office:value-type="string">
            <text:p>SE-2417</text:p>
          </table:table-cell>
          <table:table-cell office:value-type="string">
            <text:p>241306@astanait.edu.kz</text:p>
          </table:table-cell>
          <table:table-cell office:value-type="float" office:value="84.20">
            <text:p>84.20</text:p>
          </table:table-cell>
          <table:table-cell office:value-type="string">
            <text:p/>
          </table:table-cell>
          <table:table-cell office:value-type="float" office:value="81.41">
            <text:p>81.41</text:p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4.00">
            <text:p>84.00</text:p>
          </table:table-cell>
          <table:table-cell office:value-type="string">
            <text:p/>
          </table:table-cell>
          <table:table-cell office:value-type="float" office:value="82.35">
            <text:p>82.35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75</text:p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Late submission </text:p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Late submission </text:p>
          </table:table-cell>
          <table:table-cell office:value-type="float" office:value="85.00">
            <text:p>85.00</text:p>
          </table:table-cell>
          <table:table-cell office:value-type="string">
            <text:p>Late submission </text:p>
          </table:table-cell>
          <table:table-cell office:value-type="float" office:value="81.82">
            <text:p>81.8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9.00">
            <text:p>89.00</text:p>
          </table:table-cell>
          <table:table-cell office:value-type="string">
            <text:p>Late submission </text:p>
          </table:table-cell>
          <table:table-cell office:value-type="float" office:value="80.00">
            <text:p>80.00</text:p>
          </table:table-cell>
          <table:table-cell office:value-type="string">
            <text:p>- defense</text:p>
          </table:table-cell>
          <table:table-cell office:value-type="float" office:value="70.00">
            <text:p>70.00</text:p>
          </table:table-cell>
          <table:table-cell office:value-type="string">
            <text:p>70% of the group had the same solution</text:p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84.00">
            <text:p>84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Alikhan</text:p>
          </table:table-cell>
          <table:table-cell office:value-type="string">
            <text:p>Sembi</text:p>
          </table:table-cell>
          <table:table-cell office:value-type="string">
            <text:p>241933@astanait.edu.kz</text:p>
          </table:table-cell>
          <table:table-cell office:value-type="string">
            <text:p/>
          </table:table-cell>
          <table:table-cell office:value-type="string">
            <text:p>SE-2418</text:p>
          </table:table-cell>
          <table:table-cell office:value-type="string">
            <text:p>241933@astanait.edu.kz</text:p>
          </table:table-cell>
          <table:table-cell office:value-type="float" office:value="70.12">
            <text:p>70.12</text:p>
          </table:table-cell>
          <table:table-cell office:value-type="string">
            <text:p/>
          </table:table-cell>
          <table:table-cell office:value-type="float" office:value="47.53">
            <text:p>47.53</text:p>
          </table:table-cell>
          <table:table-cell office:value-type="string">
            <text:p/>
          </table:table-cell>
          <table:table-cell office:value-type="float" office:value="59.00">
            <text:p>59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3.00">
            <text:p>63.00</text:p>
          </table:table-cell>
          <table:table-cell office:value-type="string">
            <text:p/>
          </table:table-cell>
          <table:table-cell office:value-type="float" office:value="88.24">
            <text:p>88.2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.50">
            <text:p>8.5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>Late submission </text:p>
          </table:table-cell>
          <table:table-cell office:value-type="float" office:value="50.00">
            <text:p>50.00</text:p>
          </table:table-cell>
          <table:table-cell office:value-type="string">
            <text:p>- hometask 
- classroom task </text:p>
          </table:table-cell>
          <table:table-cell office:value-type="float" office:value="60.00">
            <text:p>60.00</text:p>
          </table:table-cell>
          <table:table-cell office:value-type="string">
            <text:p>No hometask , late submission </text:p>
          </table:table-cell>
          <table:table-cell office:value-type="float" office:value="0.00">
            <text:p>0.00</text:p>
          </table:table-cell>
          <table:table-cell office:value-type="string">
            <text:p>- hometask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9 - empty (10.11.24)</text:p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>70% of the group had the same solution</text:p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63.00">
            <text:p>63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Nurtilek</text:p>
          </table:table-cell>
          <table:table-cell office:value-type="string">
            <text:p>Sergey</text:p>
          </table:table-cell>
          <table:table-cell office:value-type="string">
            <text:p>240595@astanait.edu.kz</text:p>
          </table:table-cell>
          <table:table-cell office:value-type="string">
            <text:p/>
          </table:table-cell>
          <table:table-cell office:value-type="string">
            <text:p>SE-2419</text:p>
          </table:table-cell>
          <table:table-cell office:value-type="string">
            <text:p>240595@astanait.edu.kz</text:p>
          </table:table-cell>
          <table:table-cell office:value-type="float" office:value="84.46">
            <text:p>84.46</text:p>
          </table:table-cell>
          <table:table-cell office:value-type="string">
            <text:p/>
          </table:table-cell>
          <table:table-cell office:value-type="float" office:value="68.03">
            <text:p>68.03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72.00">
            <text:p>72.00</text:p>
          </table:table-cell>
          <table:table-cell office:value-type="string">
            <text:p/>
          </table:table-cell>
          <table:table-cell office:value-type="float" office:value="77.78">
            <text:p>77.78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.00">
            <text:p>7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Late submission, extra tasks for the higher grade are not solved </text:p>
          </table:table-cell>
          <table:table-cell office:value-type="float" office:value="70.00">
            <text:p>70.00</text:p>
          </table:table-cell>
          <table:table-cell office:value-type="string">
            <text:p>absent</text:p>
          </table:table-cell>
          <table:table-cell office:value-type="float" office:value="75.00">
            <text:p>75.00</text:p>
          </table:table-cell>
          <table:table-cell office:value-type="string">
            <text:p>Late submission </text:p>
          </table:table-cell>
          <table:table-cell office:value-type="float" office:value="80.00">
            <text:p>80.00</text:p>
          </table:table-cell>
          <table:table-cell office:value-type="string">
            <text:p>- defense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9 - empty (10.11.24)</text:p>
          </table:table-cell>
          <table:table-cell office:value-type="float" office:value="75.00">
            <text:p>75.00</text:p>
          </table:table-cell>
          <table:table-cell office:value-type="string">
            <text:p>- defense </text:p>
          </table:table-cell>
          <table:table-cell office:value-type="float" office:value="70.00">
            <text:p>70.00</text:p>
          </table:table-cell>
          <table:table-cell office:value-type="string">
            <text:p>70% of the group had the same solution</text:p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72.00">
            <text:p>72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Alikhan</text:p>
          </table:table-cell>
          <table:table-cell office:value-type="string">
            <text:p>Serik</text:p>
          </table:table-cell>
          <table:table-cell office:value-type="string">
            <text:p>240409@astanait.edu.kz</text:p>
          </table:table-cell>
          <table:table-cell office:value-type="string">
            <text:p/>
          </table:table-cell>
          <table:table-cell office:value-type="string">
            <text:p>SE-2421</text:p>
          </table:table-cell>
          <table:table-cell office:value-type="string">
            <text:p>240409@astanait.edu.kz</text:p>
          </table:table-cell>
          <table:table-cell office:value-type="float" office:value="90.09">
            <text:p>90.09</text:p>
          </table:table-cell>
          <table:table-cell office:value-type="string">
            <text:p/>
          </table:table-cell>
          <table:table-cell office:value-type="float" office:value="51.57">
            <text:p>51.57</text:p>
          </table:table-cell>
          <table:table-cell office:value-type="string">
            <text:p/>
          </table:table-cell>
          <table:table-cell office:value-type="float" office:value="71.00">
            <text:p>71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4.00">
            <text:p>4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98.00">
            <text:p>98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Sorting alg, extra tasks for the higher grade are not solved</text:p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- additional tasks </text:p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9 - empty (10.11.24)</text:p>
          </table:table-cell>
          <table:table-cell office:value-type="float" office:value="75.00">
            <text:p>75.00</text:p>
          </table:table-cell>
          <table:table-cell office:value-type="string">
            <text:p>- defense </text:p>
          </table:table-cell>
          <table:table-cell office:value-type="float" office:value="50.00">
            <text:p>50.00</text:p>
          </table:table-cell>
          <table:table-cell office:value-type="string">
            <text:p>Task 2,3 -</text:p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Nurzhan</text:p>
          </table:table-cell>
          <table:table-cell office:value-type="string">
            <text:p>Serik</text:p>
          </table:table-cell>
          <table:table-cell office:value-type="string">
            <text:p>241586@astanait.edu.kz</text:p>
          </table:table-cell>
          <table:table-cell office:value-type="string">
            <text:p/>
          </table:table-cell>
          <table:table-cell office:value-type="string">
            <text:p>SE-2422</text:p>
          </table:table-cell>
          <table:table-cell office:value-type="string">
            <text:p>241586@astanait.edu.kz</text:p>
          </table:table-cell>
          <table:table-cell office:value-type="float" office:value="86.29">
            <text:p>86.29</text:p>
          </table:table-cell>
          <table:table-cell office:value-type="string">
            <text:p/>
          </table:table-cell>
          <table:table-cell office:value-type="float" office:value="57.13">
            <text:p>57.13</text:p>
          </table:table-cell>
          <table:table-cell office:value-type="string">
            <text:p/>
          </table:table-cell>
          <table:table-cell office:value-type="float" office:value="72.00">
            <text:p>72.00</text:p>
          </table:table-cell>
          <table:table-cell office:value-type="string">
            <text:p/>
          </table:table-cell>
          <table:table-cell office:value-type="float" office:value="33.33">
            <text:p>33.33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76.47">
            <text:p>76.4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33.33">
            <text:p>3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.50">
            <text:p>9.5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>? Week 5 - empty </text:p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- additional tasks </text:p>
          </table:table-cell>
          <table:table-cell office:value-type="float" office:value="50.00">
            <text:p>50.00</text:p>
          </table:table-cell>
          <table:table-cell office:value-type="string">
            <text:p>- hometask 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9 - empty (10.11.24)</text:p>
          </table:table-cell>
          <table:table-cell office:value-type="float" office:value="70.00">
            <text:p>70.00</text:p>
          </table:table-cell>
          <table:table-cell office:value-type="string">
            <text:p>Defense?</text:p>
          </table:table-cell>
          <table:table-cell office:value-type="float" office:value="60.00">
            <text:p>60.00</text:p>
          </table:table-cell>
          <table:table-cell office:value-type="string">
            <text:p>70% of the group had the same solution</text:p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Temirlan</text:p>
          </table:table-cell>
          <table:table-cell office:value-type="string">
            <text:p>Serik</text:p>
          </table:table-cell>
          <table:table-cell office:value-type="string">
            <text:p>241362@astanait.edu.kz</text:p>
          </table:table-cell>
          <table:table-cell office:value-type="string">
            <text:p/>
          </table:table-cell>
          <table:table-cell office:value-type="string">
            <text:p>SE-2420</text:p>
          </table:table-cell>
          <table:table-cell office:value-type="string">
            <text:p>241362@astanait.edu.kz</text:p>
          </table:table-cell>
          <table:table-cell office:value-type="float" office:value="75.85">
            <text:p>75.85</text:p>
          </table:table-cell>
          <table:table-cell office:value-type="string">
            <text:p/>
          </table:table-cell>
          <table:table-cell office:value-type="float" office:value="70.28">
            <text:p>70.28</text:p>
          </table:table-cell>
          <table:table-cell office:value-type="string">
            <text:p/>
          </table:table-cell>
          <table:table-cell office:value-type="float" office:value="73.00">
            <text:p>73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69.00">
            <text:p>69.00</text:p>
          </table:table-cell>
          <table:table-cell office:value-type="string">
            <text:p/>
          </table:table-cell>
          <table:table-cell office:value-type="float" office:value="76.47">
            <text:p>76.4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9.50">
            <text:p>9.5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>val</text:p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Late submission/ time interval between solved tasks?!</text:p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- defense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>4/5</text:p>
          </table:table-cell>
          <table:table-cell office:value-type="float" office:value="60.00">
            <text:p>60.00</text:p>
          </table:table-cell>
          <table:table-cell office:value-type="string">
            <text:p>Defense?</text:p>
          </table:table-cell>
          <table:table-cell office:value-type="float" office:value="60.00">
            <text:p>60.00</text:p>
          </table:table-cell>
          <table:table-cell office:value-type="string">
            <text:p>70% of the group had the same solution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69.00">
            <text:p>69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Tomiris</text:p>
          </table:table-cell>
          <table:table-cell office:value-type="string">
            <text:p>Skakova</text:p>
          </table:table-cell>
          <table:table-cell office:value-type="string">
            <text:p>240165@astanait.edu.kz</text:p>
          </table:table-cell>
          <table:table-cell office:value-type="string">
            <text:p/>
          </table:table-cell>
          <table:table-cell office:value-type="string">
            <text:p>SE-2415</text:p>
          </table:table-cell>
          <table:table-cell office:value-type="string">
            <text:p>240165@astanait.edu.kz</text:p>
          </table:table-cell>
          <table:table-cell office:value-type="float" office:value="86.91">
            <text:p>86.91</text:p>
          </table:table-cell>
          <table:table-cell office:value-type="string">
            <text:p/>
          </table:table-cell>
          <table:table-cell office:value-type="float" office:value="73.03">
            <text:p>73.0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float" office:value="71.00">
            <text:p>71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.50">
            <text:p>8.5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Week 5 - empty</text:p>
          </table:table-cell>
          <table:table-cell office:value-type="float" office:value="85.00">
            <text:p>85.00</text:p>
          </table:table-cell>
          <table:table-cell office:value-type="string">
            <text:p>- defense</text:p>
          </table:table-cell>
          <table:table-cell office:value-type="float" office:value="80.00">
            <text:p>80.00</text:p>
          </table:table-cell>
          <table:table-cell office:value-type="string">
            <text:p>2/3, late submission, defense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1.82">
            <text:p>81.8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9 - empty (10.11.24)</text:p>
          </table:table-cell>
          <table:table-cell office:value-type="float" office:value="90.00">
            <text:p>90.00</text:p>
          </table:table-cell>
          <table:table-cell office:value-type="string">
            <text:p>-defense</text:p>
          </table:table-cell>
          <table:table-cell office:value-type="float" office:value="80.00">
            <text:p>80.00</text:p>
          </table:table-cell>
          <table:table-cell office:value-type="string">
            <text:p>Task 1 - array 1D </text:p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71.00">
            <text:p>71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Nuriya</text:p>
          </table:table-cell>
          <table:table-cell office:value-type="string">
            <text:p>Suleimenova</text:p>
          </table:table-cell>
          <table:table-cell office:value-type="string">
            <text:p>240661@astanait.edu.kz</text:p>
          </table:table-cell>
          <table:table-cell office:value-type="string">
            <text:p/>
          </table:table-cell>
          <table:table-cell office:value-type="string">
            <text:p>SE-2421</text:p>
          </table:table-cell>
          <table:table-cell office:value-type="string">
            <text:p>240661@astanait.edu.kz</text:p>
          </table:table-cell>
          <table:table-cell office:value-type="float" office:value="83.30">
            <text:p>83.30</text:p>
          </table:table-cell>
          <table:table-cell office:value-type="string">
            <text:p/>
          </table:table-cell>
          <table:table-cell office:value-type="float" office:value="83.77">
            <text:p>83.77</text:p>
          </table:table-cell>
          <table:table-cell office:value-type="string">
            <text:p/>
          </table:table-cell>
          <table:table-cell office:value-type="float" office:value="84.00">
            <text:p>84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.50">
            <text:p>9.5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>task 2 = input</text:p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- additional tasks 
Late submission </text:p>
          </table:table-cell>
          <table:table-cell office:value-type="float" office:value="75.00">
            <text:p>75.00</text:p>
          </table:table-cell>
          <table:table-cell office:value-type="string">
            <text:p>- extra tasks for the higher grade 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9.00">
            <text:p>89.00</text:p>
          </table:table-cell>
          <table:table-cell office:value-type="string">
            <text:p>- extra tasks for the higher grade</text:p>
          </table:table-cell>
          <table:table-cell office:value-type="float" office:value="85.00">
            <text:p>85.00</text:p>
          </table:table-cell>
          <table:table-cell office:value-type="string">
            <text:p>- defense </text:p>
          </table:table-cell>
          <table:table-cell office:value-type="float" office:value="89.00">
            <text:p>89.00</text:p>
          </table:table-cell>
          <table:table-cell office:value-type="string">
            <text:p>Time limit (30 min)</text:p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Zhandos</text:p>
          </table:table-cell>
          <table:table-cell office:value-type="string">
            <text:p>Tenglesbayev</text:p>
          </table:table-cell>
          <table:table-cell office:value-type="string">
            <text:p>242076@astanait.edu.kz</text:p>
          </table:table-cell>
          <table:table-cell office:value-type="string">
            <text:p/>
          </table:table-cell>
          <table:table-cell office:value-type="string">
            <text:p>SE-2414</text:p>
          </table:table-cell>
          <table:table-cell office:value-type="string">
            <text:p>242076@astanait.edu.kz</text:p>
          </table:table-cell>
          <table:table-cell office:value-type="float" office:value="83.47">
            <text:p>83.47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93.75">
            <text:p>93.75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contester-week2=empty 1/2</text:p>
          </table:table-cell>
          <table:table-cell office:value-type="float" office:value="9.50">
            <text:p>9.5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8.33">
            <text:p>78.33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Late submission, sorting alg not solved</text:p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Late submission</text:p>
          </table:table-cell>
          <table:table-cell office:value-type="float" office:value="75.00">
            <text:p>75.00</text:p>
          </table:table-cell>
          <table:table-cell office:value-type="string">
            <text:p>Time interval between solved tasks?!</text:p>
          </table:table-cell>
          <table:table-cell office:value-type="float" office:value="90.91">
            <text:p>90.91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- defense</text:p>
          </table:table-cell>
          <table:table-cell office:value-type="float" office:value="60.00">
            <text:p>60.00</text:p>
          </table:table-cell>
          <table:table-cell office:value-type="string">
            <text:p>- report,
Task 1, 
Task 2
70% of the group had the same solution</text:p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Bekbolat</text:p>
          </table:table-cell>
          <table:table-cell office:value-type="string">
            <text:p>Tileukhan</text:p>
          </table:table-cell>
          <table:table-cell office:value-type="string">
            <text:p>241631@astanait.edu.kz</text:p>
          </table:table-cell>
          <table:table-cell office:value-type="string">
            <text:p/>
          </table:table-cell>
          <table:table-cell office:value-type="string">
            <text:p>SE-2415</text:p>
          </table:table-cell>
          <table:table-cell office:value-type="string">
            <text:p>241631@astanait.edu.kz</text:p>
          </table:table-cell>
          <table:table-cell office:value-type="float" office:value="82.09">
            <text:p>82.09</text:p>
          </table:table-cell>
          <table:table-cell office:value-type="string">
            <text:p/>
          </table:table-cell>
          <table:table-cell office:value-type="float" office:value="75.63">
            <text:p>75.63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float" office:value="46.67">
            <text:p>46.67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46.67">
            <text:p>4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.00">
            <text:p>9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8.00">
            <text:p>98.00</text:p>
          </table:table-cell>
          <table:table-cell office:value-type="string">
            <text:p>" "</text:p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Week 5 - empty, sorting alg not solved / late submission 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Late submission, - defense, interval between solving problems is less than 1 min</text:p>
          </table:table-cell>
          <table:table-cell office:value-type="float" office:value="85.00">
            <text:p>85.00</text:p>
          </table:table-cell>
          <table:table-cell office:value-type="string">
            <text:p>- extra tasks for the higher grade </text:p>
          </table:table-cell>
          <table:table-cell office:value-type="float" office:value="90.91">
            <text:p>90.91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- extra tasks for the higher grade </text:p>
          </table:table-cell>
          <table:table-cell office:value-type="float" office:value="75.00">
            <text:p>75.00</text:p>
          </table:table-cell>
          <table:table-cell office:value-type="string">
            <text:p>-defense?</text:p>
          </table:table-cell>
          <table:table-cell office:value-type="float" office:value="70.00">
            <text:p>70.00</text:p>
          </table:table-cell>
          <table:table-cell office:value-type="string">
            <text:p>Task 1
Task 3 
70% of the group had the same solution</text:p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Yerulan</text:p>
          </table:table-cell>
          <table:table-cell office:value-type="string">
            <text:p>Tleu</text:p>
          </table:table-cell>
          <table:table-cell office:value-type="string">
            <text:p>242396@astanait.edu.kz</text:p>
          </table:table-cell>
          <table:table-cell office:value-type="string">
            <text:p/>
          </table:table-cell>
          <table:table-cell office:value-type="string">
            <text:p>SE-2416</text:p>
          </table:table-cell>
          <table:table-cell office:value-type="string">
            <text:p>242396@astanait.edu.kz</text:p>
          </table:table-cell>
          <table:table-cell office:value-type="float" office:value="81.26">
            <text:p>81.26</text:p>
          </table:table-cell>
          <table:table-cell office:value-type="string">
            <text:p/>
          </table:table-cell>
          <table:table-cell office:value-type="float" office:value="72.37">
            <text:p>72.37</text:p>
          </table:table-cell>
          <table:table-cell office:value-type="string">
            <text:p/>
          </table:table-cell>
          <table:table-cell office:value-type="float" office:value="77.00">
            <text:p>77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73.00">
            <text:p>73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.50">
            <text:p>7.5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Sorting alg not solved </text:p>
          </table:table-cell>
          <table:table-cell office:value-type="float" office:value="75.00">
            <text:p>75.00</text:p>
          </table:table-cell>
          <table:table-cell office:value-type="string">
            <text:p>extra tasks not solved</text:p>
          </table:table-cell>
          <table:table-cell office:value-type="float" office:value="80.00">
            <text:p>80.00</text:p>
          </table:table-cell>
          <table:table-cell office:value-type="string">
            <text:p>Late submission, - defense</text:p>
          </table:table-cell>
          <table:table-cell office:value-type="float" office:value="85.00">
            <text:p>85.00</text:p>
          </table:table-cell>
          <table:table-cell office:value-type="string">
            <text:p>Late submission </text:p>
          </table:table-cell>
          <table:table-cell office:value-type="float" office:value="90.91">
            <text:p>90.91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- extra tasks for the higher grade </text:p>
          </table:table-cell>
          <table:table-cell office:value-type="float" office:value="70.00">
            <text:p>70.00</text:p>
          </table:table-cell>
          <table:table-cell office:value-type="string">
            <text:p>- defense </text:p>
          </table:table-cell>
          <table:table-cell office:value-type="float" office:value="60.00">
            <text:p>60.00</text:p>
          </table:table-cell>
          <table:table-cell office:value-type="string">
            <text:p>- task 2,3</text:p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float" office:value="73.00">
            <text:p>73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Assylkhan</text:p>
          </table:table-cell>
          <table:table-cell office:value-type="string">
            <text:p>Toilybekov</text:p>
          </table:table-cell>
          <table:table-cell office:value-type="string">
            <text:p>241067@astanait.edu.kz</text:p>
          </table:table-cell>
          <table:table-cell office:value-type="string">
            <text:p/>
          </table:table-cell>
          <table:table-cell office:value-type="string">
            <text:p>SE-2418</text:p>
          </table:table-cell>
          <table:table-cell office:value-type="string">
            <text:p>241067@astanait.edu.kz</text:p>
          </table:table-cell>
          <table:table-cell office:value-type="float" office:value="86.76">
            <text:p>86.76</text:p>
          </table:table-cell>
          <table:table-cell office:value-type="string">
            <text:p/>
          </table:table-cell>
          <table:table-cell office:value-type="float" office:value="82.97">
            <text:p>82.97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.50">
            <text:p>8.5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Sorting alg, extra tasks for the higher grade are not solved </text:p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- extra tasks for the higher grade 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Task 1=70% of the group had the same solution</text:p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Radmir</text:p>
          </table:table-cell>
          <table:table-cell office:value-type="string">
            <text:p>Toizhanov</text:p>
          </table:table-cell>
          <table:table-cell office:value-type="string">
            <text:p>241561@astanait.edu.kz</text:p>
          </table:table-cell>
          <table:table-cell office:value-type="string">
            <text:p/>
          </table:table-cell>
          <table:table-cell office:value-type="string">
            <text:p>SE-2417</text:p>
          </table:table-cell>
          <table:table-cell office:value-type="string">
            <text:p>241561@astanait.edu.kz</text:p>
          </table:table-cell>
          <table:table-cell office:value-type="float" office:value="91.05">
            <text:p>91.05</text:p>
          </table:table-cell>
          <table:table-cell office:value-type="string">
            <text:p/>
          </table:table-cell>
          <table:table-cell office:value-type="float" office:value="82.43">
            <text:p>82.43</text:p>
          </table:table-cell>
          <table:table-cell office:value-type="string">
            <text:p/>
          </table:table-cell>
          <table:table-cell office:value-type="float" office:value="87.00">
            <text:p>87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.50">
            <text:p>9.5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>=</text:p>
          </table:table-cell>
          <table:table-cell office:value-type="float" office:value="96.67">
            <text:p>96.6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Sorting alg, extra tasks for the higher grade are not solved </text:p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Late submission </text:p>
          </table:table-cell>
          <table:table-cell office:value-type="float" office:value="85.00">
            <text:p>85.00</text:p>
          </table:table-cell>
          <table:table-cell office:value-type="string">
            <text:p>Late submission </text:p>
          </table:table-cell>
          <table:table-cell office:value-type="float" office:value="81.82">
            <text:p>81.8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Week 9 - empty 
! Late submission 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70% of the group had the same solution</text:p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Rassul</text:p>
          </table:table-cell>
          <table:table-cell office:value-type="string">
            <text:p>Tokatov</text:p>
          </table:table-cell>
          <table:table-cell office:value-type="string">
            <text:p>240814@astanait.edu.kz</text:p>
          </table:table-cell>
          <table:table-cell office:value-type="string">
            <text:p>AITU</text:p>
          </table:table-cell>
          <table:table-cell office:value-type="string">
            <text:p>SE-2419</text:p>
          </table:table-cell>
          <table:table-cell office:value-type="string">
            <text:p>240814@astanait.edu.kz</text:p>
          </table:table-cell>
          <table:table-cell office:value-type="float" office:value="85.50">
            <text:p>85.50</text:p>
          </table:table-cell>
          <table:table-cell office:value-type="string">
            <text:p/>
          </table:table-cell>
          <table:table-cell office:value-type="float" office:value="65.77">
            <text:p>65.77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72.00">
            <text:p>72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Late submission, extra tasks for the higher grade are not solved</text:p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Time interval between solved tasks?!</text:p>
          </table:table-cell>
          <table:table-cell office:value-type="float" office:value="80.00">
            <text:p>80.00</text:p>
          </table:table-cell>
          <table:table-cell office:value-type="string">
            <text:p>- defense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9 - empty (10.11.24)</text:p>
          </table:table-cell>
          <table:table-cell office:value-type="float" office:value="75.00">
            <text:p>75.00</text:p>
          </table:table-cell>
          <table:table-cell office:value-type="string">
            <text:p>- defense </text:p>
          </table:table-cell>
          <table:table-cell office:value-type="float" office:value="60.00">
            <text:p>60.00</text:p>
          </table:table-cell>
          <table:table-cell office:value-type="string">
            <text:p>70% of the group had the same solution</text:p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72.00">
            <text:p>72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Bekhruz</text:p>
          </table:table-cell>
          <table:table-cell office:value-type="string">
            <text:p>Tokhtamishov</text:p>
          </table:table-cell>
          <table:table-cell office:value-type="string">
            <text:p>242007@astanait.edu.kz</text:p>
          </table:table-cell>
          <table:table-cell office:value-type="string">
            <text:p/>
          </table:table-cell>
          <table:table-cell office:value-type="string">
            <text:p>SE-2422</text:p>
          </table:table-cell>
          <table:table-cell office:value-type="string">
            <text:p>242007@astanait.edu.kz</text:p>
          </table:table-cell>
          <table:table-cell office:value-type="float" office:value="85.45">
            <text:p>85.45</text:p>
          </table:table-cell>
          <table:table-cell office:value-type="string">
            <text:p/>
          </table:table-cell>
          <table:table-cell office:value-type="float" office:value="80.17">
            <text:p>80.17</text:p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91.18">
            <text:p>91.18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.50">
            <text:p>9.5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>task 3 = []</text:p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Extra tasks for the higher grade are not solved/late submission </text:p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- extra tasks for the higher grade 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4/5 tasks 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70% of the group had the same solution</text:p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Yertugan</text:p>
          </table:table-cell>
          <table:table-cell office:value-type="string">
            <text:p>Toktal</text:p>
          </table:table-cell>
          <table:table-cell office:value-type="string">
            <text:p>240285@astanait.edu.kz</text:p>
          </table:table-cell>
          <table:table-cell office:value-type="string">
            <text:p/>
          </table:table-cell>
          <table:table-cell office:value-type="string">
            <text:p>SE-2420</text:p>
          </table:table-cell>
          <table:table-cell office:value-type="string">
            <text:p>240285@astanait.edu.kz</text:p>
          </table:table-cell>
          <table:table-cell office:value-type="float" office:value="94.43">
            <text:p>94.43</text:p>
          </table:table-cell>
          <table:table-cell office:value-type="string">
            <text:p/>
          </table:table-cell>
          <table:table-cell office:value-type="float" office:value="93.37">
            <text:p>93.37</text:p>
          </table:table-cell>
          <table:table-cell office:value-type="string">
            <text:p/>
          </table:table-cell>
          <table:table-cell office:value-type="float" office:value="94.00">
            <text:p>94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87.00">
            <text:p>87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7.50">
            <text:p>7.50</text:p>
          </table:table-cell>
          <table:table-cell office:value-type="string">
            <text:p/>
          </table:table-cell>
          <table:table-cell office:value-type="float" office:value="98.00">
            <text:p>98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Late submission </text:p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- extra tasks for the higher grade 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7.00">
            <text:p>87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Zaure</text:p>
          </table:table-cell>
          <table:table-cell office:value-type="string">
            <text:p>Tolegen</text:p>
          </table:table-cell>
          <table:table-cell office:value-type="string">
            <text:p>241104@astanait.edu.kz</text:p>
          </table:table-cell>
          <table:table-cell office:value-type="string">
            <text:p/>
          </table:table-cell>
          <table:table-cell office:value-type="string">
            <text:p>SE-2416</text:p>
          </table:table-cell>
          <table:table-cell office:value-type="string">
            <text:p>241104@astanait.edu.kz</text:p>
          </table:table-cell>
          <table:table-cell office:value-type="float" office:value="83.34">
            <text:p>83.34</text:p>
          </table:table-cell>
          <table:table-cell office:value-type="string">
            <text:p/>
          </table:table-cell>
          <table:table-cell office:value-type="float" office:value="68.70">
            <text:p>68.70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71.00">
            <text:p>71.00</text:p>
          </table:table-cell>
          <table:table-cell office:value-type="string">
            <text:p/>
          </table:table-cell>
          <table:table-cell office:value-type="float" office:value="88.24">
            <text:p>88.2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.00">
            <text:p>9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Week 5 - empty/ tasks for the higher grade not solved</text:p>
          </table:table-cell>
          <table:table-cell office:value-type="float" office:value="85.00">
            <text:p>85.00</text:p>
          </table:table-cell>
          <table:table-cell office:value-type="string">
            <text:p>- defense</text:p>
          </table:table-cell>
          <table:table-cell office:value-type="float" office:value="80.00">
            <text:p>80.00</text:p>
          </table:table-cell>
          <table:table-cell office:value-type="string">
            <text:p>-defense, late submission, interval between solving tasks</text:p>
          </table:table-cell>
          <table:table-cell office:value-type="float" office:value="80.00">
            <text:p>80.00</text:p>
          </table:table-cell>
          <table:table-cell office:value-type="string">
            <text:p>- extra tasks for the higher grade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9 - empty (10.11.24)</text:p>
          </table:table-cell>
          <table:table-cell office:value-type="float" office:value="80.00">
            <text:p>80.00</text:p>
          </table:table-cell>
          <table:table-cell office:value-type="string">
            <text:p>- defense</text:p>
          </table:table-cell>
          <table:table-cell office:value-type="float" office:value="70.00">
            <text:p>70.00</text:p>
          </table:table-cell>
          <table:table-cell office:value-type="string">
            <text:p>70% of the group had the same solution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1.00">
            <text:p>71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Alizhan</text:p>
          </table:table-cell>
          <table:table-cell office:value-type="string">
            <text:p>Toleukhan</text:p>
          </table:table-cell>
          <table:table-cell office:value-type="string">
            <text:p>242361@astanait.edu.kz</text:p>
          </table:table-cell>
          <table:table-cell office:value-type="string">
            <text:p/>
          </table:table-cell>
          <table:table-cell office:value-type="string">
            <text:p>SE-2421</text:p>
          </table:table-cell>
          <table:table-cell office:value-type="string">
            <text:p>242361@astanait.edu.kz</text:p>
          </table:table-cell>
          <table:table-cell office:value-type="float" office:value="82.49">
            <text:p>82.49</text:p>
          </table:table-cell>
          <table:table-cell office:value-type="string">
            <text:p/>
          </table:table-cell>
          <table:table-cell office:value-type="float" office:value="73.13">
            <text:p>73.13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2.35">
            <text:p>82.35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.00">
            <text:p>8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7.00">
            <text:p>87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Extra tasks for the higher grade are not solved</text:p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Late submission </text:p>
          </table:table-cell>
          <table:table-cell office:value-type="float" office:value="80.00">
            <text:p>80.00</text:p>
          </table:table-cell>
          <table:table-cell office:value-type="string">
            <text:p>- extra tasks for the higher grade 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3/5 tasks </text:p>
          </table:table-cell>
          <table:table-cell office:value-type="float" office:value="80.00">
            <text:p>80.00</text:p>
          </table:table-cell>
          <table:table-cell office:value-type="string">
            <text:p>- defense </text:p>
          </table:table-cell>
          <table:table-cell office:value-type="float" office:value="50.00">
            <text:p>50.00</text:p>
          </table:table-cell>
          <table:table-cell office:value-type="string">
            <text:p>70% of the group had the same solution</text:p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Anatoliy</text:p>
          </table:table-cell>
          <table:table-cell office:value-type="string">
            <text:p>Tsoy</text:p>
          </table:table-cell>
          <table:table-cell office:value-type="string">
            <text:p>241876@astanait.edu.kz</text:p>
          </table:table-cell>
          <table:table-cell office:value-type="string">
            <text:p/>
          </table:table-cell>
          <table:table-cell office:value-type="string">
            <text:p>SE-2419</text:p>
          </table:table-cell>
          <table:table-cell office:value-type="string">
            <text:p>241876@astanait.edu.kz</text:p>
          </table:table-cell>
          <table:table-cell office:value-type="float" office:value="84.74">
            <text:p>84.74</text:p>
          </table:table-cell>
          <table:table-cell office:value-type="string">
            <text:p/>
          </table:table-cell>
          <table:table-cell office:value-type="float" office:value="82.83">
            <text:p>82.83</text:p>
          </table:table-cell>
          <table:table-cell office:value-type="string">
            <text:p/>
          </table:table-cell>
          <table:table-cell office:value-type="float" office:value="84.00">
            <text:p>84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.50">
            <text:p>9.5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Late submission </text:p>
          </table:table-cell>
          <table:table-cell office:value-type="float" office:value="85.00">
            <text:p>85.00</text:p>
          </table:table-cell>
          <table:table-cell office:value-type="string">
            <text:p>grade depends on your defence</text:p>
          </table:table-cell>
          <table:table-cell office:value-type="float" office:value="80.00">
            <text:p>80.00</text:p>
          </table:table-cell>
          <table:table-cell office:value-type="string">
            <text:p>- hometask</text:p>
          </table:table-cell>
          <table:table-cell office:value-type="float" office:value="85.00">
            <text:p>85.00</text:p>
          </table:table-cell>
          <table:table-cell office:value-type="string">
            <text:p>- defense </text:p>
          </table:table-cell>
          <table:table-cell office:value-type="float" office:value="90.91">
            <text:p>90.91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- extra tasks for the higher grade </text:p>
          </table:table-cell>
          <table:table-cell office:value-type="float" office:value="85.00">
            <text:p>85.00</text:p>
          </table:table-cell>
          <table:table-cell office:value-type="string">
            <text:p>- defense </text:p>
          </table:table-cell>
          <table:table-cell office:value-type="float" office:value="80.00">
            <text:p>80.00</text:p>
          </table:table-cell>
          <table:table-cell office:value-type="string">
            <text:p>Task 
70% of the group had the same solution</text:p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Ruslan</text:p>
          </table:table-cell>
          <table:table-cell office:value-type="string">
            <text:p>Tsoy</text:p>
          </table:table-cell>
          <table:table-cell office:value-type="string">
            <text:p>240609@astanait.edu.kz</text:p>
          </table:table-cell>
          <table:table-cell office:value-type="string">
            <text:p/>
          </table:table-cell>
          <table:table-cell office:value-type="string">
            <text:p>SE-2420</text:p>
          </table:table-cell>
          <table:table-cell office:value-type="string">
            <text:p>240609@astanait.edu.kz</text:p>
          </table:table-cell>
          <table:table-cell office:value-type="float" office:value="90.96">
            <text:p>90.96</text:p>
          </table:table-cell>
          <table:table-cell office:value-type="string">
            <text:p/>
          </table:table-cell>
          <table:table-cell office:value-type="float" office:value="86.93">
            <text:p>86.93</text:p>
          </table:table-cell>
          <table:table-cell office:value-type="string">
            <text:p/>
          </table:table-cell>
          <table:table-cell office:value-type="float" office:value="89.00">
            <text:p>89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4.12">
            <text:p>94.1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6.50">
            <text:p>6.5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6.67">
            <text:p>96.67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Late submission </text:p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Late submission 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91">
            <text:p>90.91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4/5 tasks 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- task 3 </text:p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Nikita</text:p>
          </table:table-cell>
          <table:table-cell office:value-type="string">
            <text:p>Tsybus</text:p>
          </table:table-cell>
          <table:table-cell office:value-type="string">
            <text:p>241994@astanait.edu.kz</text:p>
          </table:table-cell>
          <table:table-cell office:value-type="string">
            <text:p/>
          </table:table-cell>
          <table:table-cell office:value-type="string">
            <text:p>SE-2421</text:p>
          </table:table-cell>
          <table:table-cell office:value-type="string">
            <text:p>241994@astanait.edu.kz</text:p>
          </table:table-cell>
          <table:table-cell office:value-type="float" office:value="90.73">
            <text:p>90.73</text:p>
          </table:table-cell>
          <table:table-cell office:value-type="string">
            <text:p/>
          </table:table-cell>
          <table:table-cell office:value-type="float" office:value="85.60">
            <text:p>85.60</text:p>
          </table:table-cell>
          <table:table-cell office:value-type="string">
            <text:p/>
          </table:table-cell>
          <table:table-cell office:value-type="float" office:value="88.00">
            <text:p>88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7.00">
            <text:p>87.00</text:p>
          </table:table-cell>
          <table:table-cell office:value-type="string">
            <text:p/>
          </table:table-cell>
          <table:table-cell office:value-type="float" office:value="82.35">
            <text:p>82.35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.50">
            <text:p>7.5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1st</text:p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98.00">
            <text:p>98.00</text:p>
          </table:table-cell>
          <table:table-cell office:value-type="string">
            <text:p>val</text:p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Extra tasks for the higher grade are not solved</text:p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- additional tasks </text:p>
          </table:table-cell>
          <table:table-cell office:value-type="float" office:value="80.00">
            <text:p>80.00</text:p>
          </table:table-cell>
          <table:table-cell office:value-type="string">
            <text:p>- extra tasks for the higher grade 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- extra tasks for the higher grade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>Check your report </text:p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7.00">
            <text:p>87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Kausar</text:p>
          </table:table-cell>
          <table:table-cell office:value-type="string">
            <text:p>Tukezhan</text:p>
          </table:table-cell>
          <table:table-cell office:value-type="string">
            <text:p>240589@astanait.edu.kz</text:p>
          </table:table-cell>
          <table:table-cell office:value-type="string">
            <text:p/>
          </table:table-cell>
          <table:table-cell office:value-type="string">
            <text:p>SE-2422</text:p>
          </table:table-cell>
          <table:table-cell office:value-type="string">
            <text:p>240589@astanait.edu.kz</text:p>
          </table:table-cell>
          <table:table-cell office:value-type="float" office:value="87.91">
            <text:p>87.91</text:p>
          </table:table-cell>
          <table:table-cell office:value-type="string">
            <text:p/>
          </table:table-cell>
          <table:table-cell office:value-type="float" office:value="68.30">
            <text:p>68.30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71.00">
            <text:p>71.00</text:p>
          </table:table-cell>
          <table:table-cell office:value-type="string">
            <text:p/>
          </table:table-cell>
          <table:table-cell office:value-type="float" office:value="88.24">
            <text:p>88.2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.50">
            <text:p>8.5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8.00">
            <text:p>98.00</text:p>
          </table:table-cell>
          <table:table-cell office:value-type="string">
            <text:p>t</text:p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>? Week 5 - empty</text:p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- additional tasks 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9 - empty (10.11.24)</text:p>
          </table:table-cell>
          <table:table-cell office:value-type="float" office:value="85.00">
            <text:p>85.00</text:p>
          </table:table-cell>
          <table:table-cell office:value-type="string">
            <text:p>- Defense </text:p>
          </table:table-cell>
          <table:table-cell office:value-type="float" office:value="75.00">
            <text:p>75.00</text:p>
          </table:table-cell>
          <table:table-cell office:value-type="string">
            <text:p>Task 2 - 70% of the group had the same solution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1.00">
            <text:p>71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Karina</text:p>
          </table:table-cell>
          <table:table-cell office:value-type="string">
            <text:p>Tulegenova</text:p>
          </table:table-cell>
          <table:table-cell office:value-type="string">
            <text:p>241438@astanait.edu.kz</text:p>
          </table:table-cell>
          <table:table-cell office:value-type="string">
            <text:p/>
          </table:table-cell>
          <table:table-cell office:value-type="string">
            <text:p>SE-2426</text:p>
          </table:table-cell>
          <table:table-cell office:value-type="string">
            <text:p>241438@astanait.edu.kz</text:p>
          </table:table-cell>
          <table:table-cell office:value-type="float" office:value="90.18">
            <text:p>90.18</text:p>
          </table:table-cell>
          <table:table-cell office:value-type="string">
            <text:p/>
          </table:table-cell>
          <table:table-cell office:value-type="float" office:value="88.67">
            <text:p>88.67</text:p>
          </table:table-cell>
          <table:table-cell office:value-type="string">
            <text:p/>
          </table:table-cell>
          <table:table-cell office:value-type="float" office:value="89.00">
            <text:p>89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9.00">
            <text:p>89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Late submission </text:p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- extra tasks for the higher grade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70% of the group had the same solution</text:p>
          </table:table-cell>
          <table:table-cell office:value-type="float" office:value="96.67">
            <text:p>96.67</text:p>
          </table:table-cell>
          <table:table-cell office:value-type="string">
            <text:p/>
          </table:table-cell>
          <table:table-cell office:value-type="float" office:value="89.00">
            <text:p>89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Ginayat</text:p>
          </table:table-cell>
          <table:table-cell office:value-type="string">
            <text:p>Yerassyl</text:p>
          </table:table-cell>
          <table:table-cell office:value-type="string">
            <text:p>242414@astanait.edu.kz</text:p>
          </table:table-cell>
          <table:table-cell office:value-type="string">
            <text:p/>
          </table:table-cell>
          <table:table-cell office:value-type="string">
            <text:p>SE-2422</text:p>
          </table:table-cell>
          <table:table-cell office:value-type="string">
            <text:p>242414@astanait.edu.kz</text:p>
          </table:table-cell>
          <table:table-cell office:value-type="float" office:value="87.32">
            <text:p>87.32</text:p>
          </table:table-cell>
          <table:table-cell office:value-type="string">
            <text:p/>
          </table:table-cell>
          <table:table-cell office:value-type="float" office:value="63.73">
            <text:p>63.73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float" office:value="94.12">
            <text:p>94.1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.00">
            <text:p>8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task 2 = val</text:p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Extra tasks for the higher grade are not solved</text:p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- additional tasks </text:p>
          </table:table-cell>
          <table:table-cell office:value-type="float" office:value="75.00">
            <text:p>75.00</text:p>
          </table:table-cell>
          <table:table-cell office:value-type="string">
            <text:p>- extra tasks for the higher grade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9 - empty (10.11.24)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>70% of the group had the same solution</text:p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Altynay</text:p>
          </table:table-cell>
          <table:table-cell office:value-type="string">
            <text:p>Yertay</text:p>
          </table:table-cell>
          <table:table-cell office:value-type="string">
            <text:p>240782@astanait.edu.kz</text:p>
          </table:table-cell>
          <table:table-cell office:value-type="string">
            <text:p/>
          </table:table-cell>
          <table:table-cell office:value-type="string">
            <text:p>SE-2416</text:p>
          </table:table-cell>
          <table:table-cell office:value-type="string">
            <text:p>240782@astanait.edu.kz</text:p>
          </table:table-cell>
          <table:table-cell office:value-type="float" office:value="85.28">
            <text:p>85.28</text:p>
          </table:table-cell>
          <table:table-cell office:value-type="string">
            <text:p/>
          </table:table-cell>
          <table:table-cell office:value-type="float" office:value="79.63">
            <text:p>79.63</text:p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7.00">
            <text:p>77.00</text:p>
          </table:table-cell>
          <table:table-cell office:value-type="string">
            <text:p/>
          </table:table-cell>
          <table:table-cell office:value-type="float" office:value="82.35">
            <text:p>82.35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98.00">
            <text:p>98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- defense, Interval between solving tasks less than 1 min?!</text:p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- extra tasks for the higher grade </text:p>
          </table:table-cell>
          <table:table-cell office:value-type="float" office:value="70.00">
            <text:p>70.00</text:p>
          </table:table-cell>
          <table:table-cell office:value-type="string">
            <text:p>- defense </text:p>
          </table:table-cell>
          <table:table-cell office:value-type="float" office:value="70.00">
            <text:p>70.00</text:p>
          </table:table-cell>
          <table:table-cell office:value-type="string">
            <text:p>70% of the group had the same solution</text:p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77.00">
            <text:p>77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Batyrkhan</text:p>
          </table:table-cell>
          <table:table-cell office:value-type="string">
            <text:p>Yessemkhan</text:p>
          </table:table-cell>
          <table:table-cell office:value-type="string">
            <text:p>241902@astanait.edu.kz</text:p>
          </table:table-cell>
          <table:table-cell office:value-type="string">
            <text:p/>
          </table:table-cell>
          <table:table-cell office:value-type="string">
            <text:p>SE-2415</text:p>
          </table:table-cell>
          <table:table-cell office:value-type="string">
            <text:p>241902@astanait.edu.kz</text:p>
          </table:table-cell>
          <table:table-cell office:value-type="float" office:value="90.07">
            <text:p>90.07</text:p>
          </table:table-cell>
          <table:table-cell office:value-type="string">
            <text:p/>
          </table:table-cell>
          <table:table-cell office:value-type="float" office:value="77.70">
            <text:p>77.70</text:p>
          </table:table-cell>
          <table:table-cell office:value-type="string">
            <text:p/>
          </table:table-cell>
          <table:table-cell office:value-type="float" office:value="84.00">
            <text:p>84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Week 5 - empty/ late submission </text:p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No hometask, - defense, extra tasks are not solved for higher grade</text:p>
          </table:table-cell>
          <table:table-cell office:value-type="float" office:value="85.00">
            <text:p>85.00</text:p>
          </table:table-cell>
          <table:table-cell office:value-type="string">
            <text:p>Late submission, - extra tasks for the higher grade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2/5 (tasks)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Task 1 
Task 2 
70% of the group had the same solution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Assanali</text:p>
          </table:table-cell>
          <table:table-cell office:value-type="string">
            <text:p>Yessenbekov</text:p>
          </table:table-cell>
          <table:table-cell office:value-type="string">
            <text:p>242305@astanait.edu.kz</text:p>
          </table:table-cell>
          <table:table-cell office:value-type="string">
            <text:p/>
          </table:table-cell>
          <table:table-cell office:value-type="string">
            <text:p>SE-2416</text:p>
          </table:table-cell>
          <table:table-cell office:value-type="string">
            <text:p>242305@astanait.edu.kz</text:p>
          </table:table-cell>
          <table:table-cell office:value-type="float" office:value="81.36">
            <text:p>81.36</text:p>
          </table:table-cell>
          <table:table-cell office:value-type="string">
            <text:p/>
          </table:table-cell>
          <table:table-cell office:value-type="float" office:value="84.00">
            <text:p>84.00</text:p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float" office:value="72.00">
            <text:p>72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.00">
            <text:p>8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Late submission 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Interval between solving tasks less than 1 min?!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Week 9 - empty</text:p>
          </table:table-cell>
          <table:table-cell office:value-type="float" office:value="85.00">
            <text:p>85.00</text:p>
          </table:table-cell>
          <table:table-cell office:value-type="string">
            <text:p>- defense</text:p>
          </table:table-cell>
          <table:table-cell office:value-type="float" office:value="70.00">
            <text:p>70.00</text:p>
          </table:table-cell>
          <table:table-cell office:value-type="string">
            <text:p>70% of the group had the same solution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2.00">
            <text:p>72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Nurgeldi</text:p>
          </table:table-cell>
          <table:table-cell office:value-type="string">
            <text:p>Yessengeldi</text:p>
          </table:table-cell>
          <table:table-cell office:value-type="string">
            <text:p>241647@astanait.edu.kz</text:p>
          </table:table-cell>
          <table:table-cell office:value-type="string">
            <text:p/>
          </table:table-cell>
          <table:table-cell office:value-type="string">
            <text:p>SE-2417</text:p>
          </table:table-cell>
          <table:table-cell office:value-type="string">
            <text:p>241647@astanait.edu.kz</text:p>
          </table:table-cell>
          <table:table-cell office:value-type="float" office:value="91.54">
            <text:p>91.54</text:p>
          </table:table-cell>
          <table:table-cell office:value-type="string">
            <text:p/>
          </table:table-cell>
          <table:table-cell office:value-type="float" office:value="81.93">
            <text:p>81.93</text:p>
          </table:table-cell>
          <table:table-cell office:value-type="string">
            <text:p/>
          </table:table-cell>
          <table:table-cell office:value-type="float" office:value="87.00">
            <text:p>87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float" office:value="94.12">
            <text:p>94.1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.50">
            <text:p>9.5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Late submission 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Additional tasks - late submission </text:p>
          </table:table-cell>
          <table:table-cell office:value-type="float" office:value="75.00">
            <text:p>75.00</text:p>
          </table:table-cell>
          <table:table-cell office:value-type="string">
            <text:p>Late submission 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Week 9 - empty 
! 3/5 (tasks)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Time limit - 30 min</text:p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Dinmukhammed</text:p>
          </table:table-cell>
          <table:table-cell office:value-type="string">
            <text:p>Yessenkhossov</text:p>
          </table:table-cell>
          <table:table-cell office:value-type="string">
            <text:p>242229@astanait.edu.kz</text:p>
          </table:table-cell>
          <table:table-cell office:value-type="string">
            <text:p/>
          </table:table-cell>
          <table:table-cell office:value-type="string">
            <text:p>SE-2419</text:p>
          </table:table-cell>
          <table:table-cell office:value-type="string">
            <text:p>242229@astanait.edu.kz</text:p>
          </table:table-cell>
          <table:table-cell office:value-type="float" office:value="84.43">
            <text:p>84.43</text:p>
          </table:table-cell>
          <table:table-cell office:value-type="string">
            <text:p/>
          </table:table-cell>
          <table:table-cell office:value-type="float" office:value="84.00">
            <text:p>84.00</text:p>
          </table:table-cell>
          <table:table-cell office:value-type="string">
            <text:p/>
          </table:table-cell>
          <table:table-cell office:value-type="float" office:value="84.00">
            <text:p>84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Late submission, extra tasks for the higher grade are not solved </text:p>
          </table:table-cell>
          <table:table-cell office:value-type="float" office:value="90.00">
            <text:p>90.00</text:p>
          </table:table-cell>
          <table:table-cell office:value-type="string">
            <text:p>grade depends on your defence</text:p>
          </table:table-cell>
          <table:table-cell office:value-type="float" office:value="90.00">
            <text:p>90.00</text:p>
          </table:table-cell>
          <table:table-cell office:value-type="string">
            <text:p>Late submission 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Hometask?
4/5 (tasks)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70% of the group had the same solution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Yergun</text:p>
          </table:table-cell>
          <table:table-cell office:value-type="string">
            <text:p>Yessentemirov</text:p>
          </table:table-cell>
          <table:table-cell office:value-type="string">
            <text:p>240168@astanait.edu.kz</text:p>
          </table:table-cell>
          <table:table-cell office:value-type="string">
            <text:p/>
          </table:table-cell>
          <table:table-cell office:value-type="string">
            <text:p>SE-2418</text:p>
          </table:table-cell>
          <table:table-cell office:value-type="string">
            <text:p>240168@astanait.edu.kz</text:p>
          </table:table-cell>
          <table:table-cell office:value-type="float" office:value="90.58">
            <text:p>90.58</text:p>
          </table:table-cell>
          <table:table-cell office:value-type="string">
            <text:p/>
          </table:table-cell>
          <table:table-cell office:value-type="float" office:value="70.97">
            <text:p>70.97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91.18">
            <text:p>91.18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5.50">
            <text:p>5.5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>- task 2</text:p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? Week 5 - Empty 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Late submission 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2.73">
            <text:p>72.7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1 task: -2D array. 3 task: array (elements)</text:p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Tamerlan</text:p>
          </table:table-cell>
          <table:table-cell office:value-type="string">
            <text:p>Yessimov</text:p>
          </table:table-cell>
          <table:table-cell office:value-type="string">
            <text:p>241648@astanait.edu.kz</text:p>
          </table:table-cell>
          <table:table-cell office:value-type="string">
            <text:p/>
          </table:table-cell>
          <table:table-cell office:value-type="string">
            <text:p>SE-2420</text:p>
          </table:table-cell>
          <table:table-cell office:value-type="string">
            <text:p>241648@astanait.edu.kz</text:p>
          </table:table-cell>
          <table:table-cell office:value-type="float" office:value="89.39">
            <text:p>89.39</text:p>
          </table:table-cell>
          <table:table-cell office:value-type="string">
            <text:p/>
          </table:table-cell>
          <table:table-cell office:value-type="float" office:value="89.41">
            <text:p>89.41</text:p>
          </table:table-cell>
          <table:table-cell office:value-type="string">
            <text:p/>
          </table:table-cell>
          <table:table-cell office:value-type="float" office:value="89.00">
            <text:p>89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4.50">
            <text:p>4.5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Extra tasks for the higher grade are not solved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4/5 tasks 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7.00">
            <text:p>97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Dias</text:p>
          </table:table-cell>
          <table:table-cell office:value-type="string">
            <text:p>Yestemes</text:p>
          </table:table-cell>
          <table:table-cell office:value-type="string">
            <text:p>240935@astanait.edu.kz</text:p>
          </table:table-cell>
          <table:table-cell office:value-type="string">
            <text:p/>
          </table:table-cell>
          <table:table-cell office:value-type="string">
            <text:p>SE-2421</text:p>
          </table:table-cell>
          <table:table-cell office:value-type="string">
            <text:p>240935@astanait.edu.kz</text:p>
          </table:table-cell>
          <table:table-cell office:value-type="float" office:value="82.96">
            <text:p>82.96</text:p>
          </table:table-cell>
          <table:table-cell office:value-type="string">
            <text:p/>
          </table:table-cell>
          <table:table-cell office:value-type="float" office:value="80.73">
            <text:p>80.73</text:p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7.00">
            <text:p>77.00</text:p>
          </table:table-cell>
          <table:table-cell office:value-type="string">
            <text:p/>
          </table:table-cell>
          <table:table-cell office:value-type="float" office:value="94.12">
            <text:p>94.1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.50">
            <text:p>8.5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>val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Extra tasks for the higher grade are not solved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- extra tasks for the higher grade 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Week 9 - empty </text:p>
          </table:table-cell>
          <table:table-cell office:value-type="float" office:value="80.00">
            <text:p>80.00</text:p>
          </table:table-cell>
          <table:table-cell office:value-type="string">
            <text:p>- defense </text:p>
          </table:table-cell>
          <table:table-cell office:value-type="float" office:value="75.00">
            <text:p>75.00</text:p>
          </table:table-cell>
          <table:table-cell office:value-type="string">
            <text:p>Array 1D</text:p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77.00">
            <text:p>77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Baldauren</text:p>
          </table:table-cell>
          <table:table-cell office:value-type="string">
            <text:p>Zaman</text:p>
          </table:table-cell>
          <table:table-cell office:value-type="string">
            <text:p>241588@astanait.edu.kz</text:p>
          </table:table-cell>
          <table:table-cell office:value-type="string">
            <text:p/>
          </table:table-cell>
          <table:table-cell office:value-type="string">
            <text:p>SE-2421</text:p>
          </table:table-cell>
          <table:table-cell office:value-type="string">
            <text:p>241588@astanait.edu.kz</text:p>
          </table:table-cell>
          <table:table-cell office:value-type="float" office:value="90.41">
            <text:p>90.41</text:p>
          </table:table-cell>
          <table:table-cell office:value-type="string">
            <text:p/>
          </table:table-cell>
          <table:table-cell office:value-type="float" office:value="76.13">
            <text:p>76.13</text:p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4.00">
            <text:p>84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.00">
            <text:p>8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6.67">
            <text:p>96.67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Extra tasks for the higher grade are not solved</text:p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- additional tasks </text:p>
          </table:table-cell>
          <table:table-cell office:value-type="float" office:value="75.00">
            <text:p>75.00</text:p>
          </table:table-cell>
          <table:table-cell office:value-type="string">
            <text:p>- extra tasks for the higher grade 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2/5 tasks </text:p>
          </table:table-cell>
          <table:table-cell office:value-type="float" office:value="85.00">
            <text:p>85.00</text:p>
          </table:table-cell>
          <table:table-cell office:value-type="string">
            <text:p>- defense </text:p>
          </table:table-cell>
          <table:table-cell office:value-type="float" office:value="60.00">
            <text:p>60.00</text:p>
          </table:table-cell>
          <table:table-cell office:value-type="string">
            <text:p>70% of the group had the same solution</text:p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84.00">
            <text:p>84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Aruzhan</text:p>
          </table:table-cell>
          <table:table-cell office:value-type="string">
            <text:p>Zhagipar</text:p>
          </table:table-cell>
          <table:table-cell office:value-type="string">
            <text:p>240966@astanait.edu.kz</text:p>
          </table:table-cell>
          <table:table-cell office:value-type="string">
            <text:p/>
          </table:table-cell>
          <table:table-cell office:value-type="string">
            <text:p>SE-2419</text:p>
          </table:table-cell>
          <table:table-cell office:value-type="string">
            <text:p>240966@astanait.edu.kz</text:p>
          </table:table-cell>
          <table:table-cell office:value-type="float" office:value="87.97">
            <text:p>87.97</text:p>
          </table:table-cell>
          <table:table-cell office:value-type="string">
            <text:p/>
          </table:table-cell>
          <table:table-cell office:value-type="float" office:value="83.55">
            <text:p>83.55</text:p>
          </table:table-cell>
          <table:table-cell office:value-type="string">
            <text:p/>
          </table:table-cell>
          <table:table-cell office:value-type="float" office:value="86.00">
            <text:p>86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8.00">
            <text:p>88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Sorting alg, extra tasks for the higher grade are not solved </text:p>
          </table:table-cell>
          <table:table-cell office:value-type="float" office:value="90.00">
            <text:p>90.00</text:p>
          </table:table-cell>
          <table:table-cell office:value-type="string">
            <text:p>grade depends on your defence</text:p>
          </table:table-cell>
          <table:table-cell office:value-type="float" office:value="80.00">
            <text:p>80.00</text:p>
          </table:table-cell>
          <table:table-cell office:value-type="string">
            <text:p>- hometask 
Time interval between solved tasks?!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9.00">
            <text:p>89.00</text:p>
          </table:table-cell>
          <table:table-cell office:value-type="string">
            <text:p>Late submission, - extra tasks for the higher grade 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Task 1</text:p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88.00">
            <text:p>88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Daniyar</text:p>
          </table:table-cell>
          <table:table-cell office:value-type="string">
            <text:p>Zhailanov</text:p>
          </table:table-cell>
          <table:table-cell office:value-type="string">
            <text:p>240565@astanait.edu.kz</text:p>
          </table:table-cell>
          <table:table-cell office:value-type="string">
            <text:p/>
          </table:table-cell>
          <table:table-cell office:value-type="string">
            <text:p>SE-2414</text:p>
          </table:table-cell>
          <table:table-cell office:value-type="string">
            <text:p>240565@astanait.edu.kz</text:p>
          </table:table-cell>
          <table:table-cell office:value-type="float" office:value="90.72">
            <text:p>90.72</text:p>
          </table:table-cell>
          <table:table-cell office:value-type="string">
            <text:p/>
          </table:table-cell>
          <table:table-cell office:value-type="float" office:value="85.23">
            <text:p>85.23</text:p>
          </table:table-cell>
          <table:table-cell office:value-type="string">
            <text:p/>
          </table:table-cell>
          <table:table-cell office:value-type="float" office:value="88.00">
            <text:p>88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contester-week2=empty 1/2</text:p>
          </table:table-cell>
          <table:table-cell office:value-type="float" office:value="9.00">
            <text:p>9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Sort alg not solved</text:p>
          </table:table-cell>
          <table:table-cell office:value-type="float" office:value="95.00">
            <text:p>95.00</text:p>
          </table:table-cell>
          <table:table-cell office:value-type="string">
            <text:p>defense</text:p>
          </table:table-cell>
          <table:table-cell office:value-type="float" office:value="80.00">
            <text:p>80.00</text:p>
          </table:table-cell>
          <table:table-cell office:value-type="string">
            <text:p>Late submission 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Late submission </text:p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Task 1 - array </text:p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Dias</text:p>
          </table:table-cell>
          <table:table-cell office:value-type="string">
            <text:p>Zhakin</text:p>
          </table:table-cell>
          <table:table-cell office:value-type="string">
            <text:p>240114@astanait.edu.kz</text:p>
          </table:table-cell>
          <table:table-cell office:value-type="string">
            <text:p/>
          </table:table-cell>
          <table:table-cell office:value-type="string">
            <text:p>SE-2415</text:p>
          </table:table-cell>
          <table:table-cell office:value-type="string">
            <text:p>240114@astanait.edu.kz</text:p>
          </table:table-cell>
          <table:table-cell office:value-type="float" office:value="89.89">
            <text:p>89.89</text:p>
          </table:table-cell>
          <table:table-cell office:value-type="string">
            <text:p/>
          </table:table-cell>
          <table:table-cell office:value-type="float" office:value="76.73">
            <text:p>76.73</text:p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2.00">
            <text:p>92.00</text:p>
          </table:table-cell>
          <table:table-cell office:value-type="string">
            <text:p/>
          </table:table-cell>
          <table:table-cell office:value-type="float" office:value="6.50">
            <text:p>6.50</text:p>
          </table:table-cell>
          <table:table-cell office:value-type="string">
            <text:p/>
          </table:table-cell>
          <table:table-cell office:value-type="float" office:value="92.00">
            <text:p>92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507, 508?! Extra tasks for the higher grade are not solved 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Late submission, - defense</text:p>
          </table:table-cell>
          <table:table-cell office:value-type="float" office:value="85.00">
            <text:p>85.00</text:p>
          </table:table-cell>
          <table:table-cell office:value-type="string">
            <text:p>late submission(contester)</text:p>
          </table:table-cell>
          <table:table-cell office:value-type="float" office:value="63.64">
            <text:p>63.6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3/5 (tasks)</text:p>
          </table:table-cell>
          <table:table-cell office:value-type="float" office:value="80.00">
            <text:p>80.00</text:p>
          </table:table-cell>
          <table:table-cell office:value-type="string">
            <text:p>-defense</text:p>
          </table:table-cell>
          <table:table-cell office:value-type="float" office:value="75.00">
            <text:p>75.00</text:p>
          </table:table-cell>
          <table:table-cell office:value-type="string">
            <text:p>- task 3</text:p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Akhmet</text:p>
          </table:table-cell>
          <table:table-cell office:value-type="string">
            <text:p>Zhaksybay</text:p>
          </table:table-cell>
          <table:table-cell office:value-type="string">
            <text:p>241371@astanait.edu.kz</text:p>
          </table:table-cell>
          <table:table-cell office:value-type="string">
            <text:p/>
          </table:table-cell>
          <table:table-cell office:value-type="string">
            <text:p>SE-2416</text:p>
          </table:table-cell>
          <table:table-cell office:value-type="string">
            <text:p>241371@astanait.edu.kz</text:p>
          </table:table-cell>
          <table:table-cell office:value-type="float" office:value="84.60">
            <text:p>84.60</text:p>
          </table:table-cell>
          <table:table-cell office:value-type="string">
            <text:p/>
          </table:table-cell>
          <table:table-cell office:value-type="float" office:value="79.70">
            <text:p>79.70</text:p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98.00">
            <text:p>98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Extra tasks for the higher grade are not solved 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Late submission, - defense</text:p>
          </table:table-cell>
          <table:table-cell office:value-type="float" office:value="85.00">
            <text:p>85.00</text:p>
          </table:table-cell>
          <table:table-cell office:value-type="string">
            <text:p>Late submission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- extra tasks for the higher grade </text:p>
          </table:table-cell>
          <table:table-cell office:value-type="float" office:value="80.00">
            <text:p>80.00</text:p>
          </table:table-cell>
          <table:table-cell office:value-type="string">
            <text:p>- defense</text:p>
          </table:table-cell>
          <table:table-cell office:value-type="float" office:value="70.00">
            <text:p>70.00</text:p>
          </table:table-cell>
          <table:table-cell office:value-type="string">
            <text:p>Task 1-70% of the group had the same solution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Aldiyar</text:p>
          </table:table-cell>
          <table:table-cell office:value-type="string">
            <text:p>Zhaksylyk</text:p>
          </table:table-cell>
          <table:table-cell office:value-type="string">
            <text:p>240517@astanait.edu.kz</text:p>
          </table:table-cell>
          <table:table-cell office:value-type="string">
            <text:p/>
          </table:table-cell>
          <table:table-cell office:value-type="string">
            <text:p>SE-2417</text:p>
          </table:table-cell>
          <table:table-cell office:value-type="string">
            <text:p>240517@astanait.edu.kz</text:p>
          </table:table-cell>
          <table:table-cell office:value-type="float" office:value="87.12">
            <text:p>87.12</text:p>
          </table:table-cell>
          <table:table-cell office:value-type="string">
            <text:p/>
          </table:table-cell>
          <table:table-cell office:value-type="float" office:value="78.03">
            <text:p>78.03</text:p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8.00">
            <text:p>98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Sorting alg, extra tasks for the higher grade are not solved </text:p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No hometask </text:p>
          </table:table-cell>
          <table:table-cell office:value-type="float" office:value="85.00">
            <text:p>85.00</text:p>
          </table:table-cell>
          <table:table-cell office:value-type="string">
            <text:p>- extra tasks for the higher grade </text:p>
          </table:table-cell>
          <table:table-cell office:value-type="float" office:value="90.91">
            <text:p>90.91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3/5 tasks</text:p>
          </table:table-cell>
          <table:table-cell office:value-type="float" office:value="80.00">
            <text:p>80.00</text:p>
          </table:table-cell>
          <table:table-cell office:value-type="string">
            <text:p>- defense</text:p>
          </table:table-cell>
          <table:table-cell office:value-type="float" office:value="75.00">
            <text:p>75.00</text:p>
          </table:table-cell>
          <table:table-cell office:value-type="string">
            <text:p>Task 1 </text:p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Bekassyl</text:p>
          </table:table-cell>
          <table:table-cell office:value-type="string">
            <text:p>Zhaksylyk</text:p>
          </table:table-cell>
          <table:table-cell office:value-type="string">
            <text:p>242083@astanait.edu.kz</text:p>
          </table:table-cell>
          <table:table-cell office:value-type="string">
            <text:p/>
          </table:table-cell>
          <table:table-cell office:value-type="string">
            <text:p>SE-2418</text:p>
          </table:table-cell>
          <table:table-cell office:value-type="string">
            <text:p>242083@astanait.edu.kz</text:p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76.80">
            <text:p>76.80</text:p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73.00">
            <text:p>73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.50">
            <text:p>9.5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Sorting alg, extra tasks for the higher grade are not solved </text:p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Late submission </text:p>
          </table:table-cell>
          <table:table-cell office:value-type="float" office:value="80.00">
            <text:p>80.00</text:p>
          </table:table-cell>
          <table:table-cell office:value-type="string">
            <text:p>Late submission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Hometask?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>70% of the group had the same solution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3.00">
            <text:p>73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Dinmukhamed</text:p>
          </table:table-cell>
          <table:table-cell office:value-type="string">
            <text:p>Zhambulkhan</text:p>
          </table:table-cell>
          <table:table-cell office:value-type="string">
            <text:p>242310@astanait.edu.kz</text:p>
          </table:table-cell>
          <table:table-cell office:value-type="string">
            <text:p/>
          </table:table-cell>
          <table:table-cell office:value-type="string">
            <text:p>SE-2419</text:p>
          </table:table-cell>
          <table:table-cell office:value-type="string">
            <text:p>242310@astanait.edu.kz</text:p>
          </table:table-cell>
          <table:table-cell office:value-type="float" office:value="84.58">
            <text:p>84.58</text:p>
          </table:table-cell>
          <table:table-cell office:value-type="string">
            <text:p/>
          </table:table-cell>
          <table:table-cell office:value-type="float" office:value="54.00">
            <text:p>54.00</text:p>
          </table:table-cell>
          <table:table-cell office:value-type="string">
            <text:p/>
          </table:table-cell>
          <table:table-cell office:value-type="float" office:value="69.00">
            <text:p>69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float" office:value="86.11">
            <text:p>86.11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Late submission, extra tasks for the higher grade are not solved </text:p>
          </table:table-cell>
          <table:table-cell office:value-type="float" office:value="70.00">
            <text:p>70.00</text:p>
          </table:table-cell>
          <table:table-cell office:value-type="string">
            <text:p>extra tasks are not solved/
- defense</text:p>
          </table:table-cell>
          <table:table-cell office:value-type="float" office:value="0.00">
            <text:p>0.00</text:p>
          </table:table-cell>
          <table:table-cell office:value-type="string">
            <text:p>- 6 week
- hometask </text:p>
          </table:table-cell>
          <table:table-cell office:value-type="float" office:value="0.00">
            <text:p>0.00</text:p>
          </table:table-cell>
          <table:table-cell office:value-type="string">
            <text:p>- hometask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9 - empty (10.11.24)</text:p>
          </table:table-cell>
          <table:table-cell office:value-type="float" office:value="75.00">
            <text:p>75.00</text:p>
          </table:table-cell>
          <table:table-cell office:value-type="string">
            <text:p>- defense </text:p>
          </table:table-cell>
          <table:table-cell office:value-type="float" office:value="70.00">
            <text:p>70.00</text:p>
          </table:table-cell>
          <table:table-cell office:value-type="string">
            <text:p>70% of the group had the same solution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Adilet</text:p>
          </table:table-cell>
          <table:table-cell office:value-type="string">
            <text:p>Zhambyl</text:p>
          </table:table-cell>
          <table:table-cell office:value-type="string">
            <text:p>240436@astanait.edu.kz</text:p>
          </table:table-cell>
          <table:table-cell office:value-type="string">
            <text:p/>
          </table:table-cell>
          <table:table-cell office:value-type="string">
            <text:p>SE-2420</text:p>
          </table:table-cell>
          <table:table-cell office:value-type="string">
            <text:p>240436@astanait.edu.kz</text:p>
          </table:table-cell>
          <table:table-cell office:value-type="float" office:value="75.85">
            <text:p>75.85</text:p>
          </table:table-cell>
          <table:table-cell office:value-type="string">
            <text:p/>
          </table:table-cell>
          <table:table-cell office:value-type="float" office:value="65.70">
            <text:p>65.70</text:p>
          </table:table-cell>
          <table:table-cell office:value-type="string">
            <text:p/>
          </table:table-cell>
          <table:table-cell office:value-type="float" office:value="71.00">
            <text:p>71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82.35">
            <text:p>82.35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9.50">
            <text:p>9.5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>task 2 = val</text:p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Late submission, extra tasks for the higher grade are not solved</text:p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30.00">
            <text:p>30.00</text:p>
          </table:table-cell>
          <table:table-cell office:value-type="string">
            <text:p>- week 6 = 1/6
- hometask </text:p>
          </table:table-cell>
          <table:table-cell office:value-type="float" office:value="75.00">
            <text:p>75.00</text:p>
          </table:table-cell>
          <table:table-cell office:value-type="string">
            <text:p>- defense 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9 - empty (10.11.24)</text:p>
          </table:table-cell>
          <table:table-cell office:value-type="float" office:value="60.00">
            <text:p>60.00</text:p>
          </table:table-cell>
          <table:table-cell office:value-type="string">
            <text:p>Defense?</text:p>
          </table:table-cell>
          <table:table-cell office:value-type="float" office:value="75.00">
            <text:p>75.00</text:p>
          </table:table-cell>
          <table:table-cell office:value-type="string">
            <text:p>Array 1D 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Dulat</text:p>
          </table:table-cell>
          <table:table-cell office:value-type="string">
            <text:p>Zhambyl</text:p>
          </table:table-cell>
          <table:table-cell office:value-type="string">
            <text:p>240469@astanait.edu.kz</text:p>
          </table:table-cell>
          <table:table-cell office:value-type="string">
            <text:p/>
          </table:table-cell>
          <table:table-cell office:value-type="string">
            <text:p>SE-2421</text:p>
          </table:table-cell>
          <table:table-cell office:value-type="string">
            <text:p>240469@astanait.edu.kz</text:p>
          </table:table-cell>
          <table:table-cell office:value-type="float" office:value="82.55">
            <text:p>82.55</text:p>
          </table:table-cell>
          <table:table-cell office:value-type="string">
            <text:p/>
          </table:table-cell>
          <table:table-cell office:value-type="float" office:value="73.03">
            <text:p>73.03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8.24">
            <text:p>88.2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5.00">
            <text:p>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Extra tasks for the higher grade are not solved</text:p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>Week 6 - empty</text:p>
          </table:table-cell>
          <table:table-cell office:value-type="float" office:value="75.00">
            <text:p>75.00</text:p>
          </table:table-cell>
          <table:table-cell office:value-type="string">
            <text:p>- defense 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Week 9 - empty 
! - extra tasks for the higher grade </text:p>
          </table:table-cell>
          <table:table-cell office:value-type="float" office:value="70.00">
            <text:p>70.00</text:p>
          </table:table-cell>
          <table:table-cell office:value-type="string">
            <text:p>Defense?</text:p>
          </table:table-cell>
          <table:table-cell office:value-type="float" office:value="60.00">
            <text:p>60.00</text:p>
          </table:table-cell>
          <table:table-cell office:value-type="string">
            <text:p>70% of the group had the same solution</text:p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Almat</text:p>
          </table:table-cell>
          <table:table-cell office:value-type="string">
            <text:p>Zhamsat</text:p>
          </table:table-cell>
          <table:table-cell office:value-type="string">
            <text:p>240265@astanait.edu.kz</text:p>
          </table:table-cell>
          <table:table-cell office:value-type="string">
            <text:p/>
          </table:table-cell>
          <table:table-cell office:value-type="string">
            <text:p>SE-2422</text:p>
          </table:table-cell>
          <table:table-cell office:value-type="string">
            <text:p>240265@astanait.edu.kz</text:p>
          </table:table-cell>
          <table:table-cell office:value-type="float" office:value="86.86">
            <text:p>86.86</text:p>
          </table:table-cell>
          <table:table-cell office:value-type="string">
            <text:p/>
          </table:table-cell>
          <table:table-cell office:value-type="float" office:value="70.43">
            <text:p>70.43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.00">
            <text:p>8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>task 2 = val</text:p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Extra tasks for the higher grade are not solved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- additional tasks </text:p>
          </table:table-cell>
          <table:table-cell office:value-type="float" office:value="80.00">
            <text:p>80.00</text:p>
          </table:table-cell>
          <table:table-cell office:value-type="string">
            <text:p>- extra tasks for the higher grade 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9 - empty (10.11.24)</text:p>
          </table:table-cell>
          <table:table-cell office:value-type="float" office:value="70.00">
            <text:p>70.00</text:p>
          </table:table-cell>
          <table:table-cell office:value-type="string">
            <text:p>Defense?</text:p>
          </table:table-cell>
          <table:table-cell office:value-type="float" office:value="75.00">
            <text:p>75.00</text:p>
          </table:table-cell>
          <table:table-cell office:value-type="string">
            <text:p>Task 1: array 1D, - rand</text:p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Orken</text:p>
          </table:table-cell>
          <table:table-cell office:value-type="string">
            <text:p>Zhilkibek</text:p>
          </table:table-cell>
          <table:table-cell office:value-type="string">
            <text:p>242061@astanait.edu.kz</text:p>
          </table:table-cell>
          <table:table-cell office:value-type="string">
            <text:p/>
          </table:table-cell>
          <table:table-cell office:value-type="string">
            <text:p>SE-2414</text:p>
          </table:table-cell>
          <table:table-cell office:value-type="string">
            <text:p>242061@astanait.edu.kz</text:p>
          </table:table-cell>
          <table:table-cell office:value-type="float" office:value="78.73">
            <text:p>78.73</text:p>
          </table:table-cell>
          <table:table-cell office:value-type="string">
            <text:p/>
          </table:table-cell>
          <table:table-cell office:value-type="float" office:value="71.20">
            <text:p>71.2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93.75">
            <text:p>93.75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contester-week2=empty 1/2</text:p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53.33">
            <text:p>53.33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Week 5 - empty, sorting alg not solved/late submission </text:p>
          </table:table-cell>
          <table:table-cell office:value-type="float" office:value="75.00">
            <text:p>75.00</text:p>
          </table:table-cell>
          <table:table-cell office:value-type="string">
            <text:p>grade depends on your defense (contester)</text:p>
          </table:table-cell>
          <table:table-cell office:value-type="float" office:value="75.00">
            <text:p>75.00</text:p>
          </table:table-cell>
          <table:table-cell office:value-type="string">
            <text:p>No hometask</text:p>
          </table:table-cell>
          <table:table-cell office:value-type="float" office:value="75.00">
            <text:p>75.00</text:p>
          </table:table-cell>
          <table:table-cell office:value-type="string">
            <text:p>Time interval between solved tasks?!</text:p>
          </table:table-cell>
          <table:table-cell office:value-type="float" office:value="81.82">
            <text:p>81.8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3/5 (tasks)</text:p>
          </table:table-cell>
          <table:table-cell office:value-type="float" office:value="75.00">
            <text:p>75.00</text:p>
          </table:table-cell>
          <table:table-cell office:value-type="string">
            <text:p>- defense</text:p>
          </table:table-cell>
          <table:table-cell office:value-type="float" office:value="60.00">
            <text:p>60.00</text:p>
          </table:table-cell>
          <table:table-cell office:value-type="string">
            <text:p>Task 1,
Task 2,
70% of the group had the same solution</text:p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Aidyn</text:p>
          </table:table-cell>
          <table:table-cell office:value-type="string">
            <text:p>Zhubanyshev</text:p>
          </table:table-cell>
          <table:table-cell office:value-type="string">
            <text:p>242642@astanait.edu.kz</text:p>
          </table:table-cell>
          <table:table-cell office:value-type="string">
            <text:p/>
          </table:table-cell>
          <table:table-cell office:value-type="string">
            <text:p>SE-2417</text:p>
          </table:table-cell>
          <table:table-cell office:value-type="string">
            <text:p>242642@astanait.edu.kz</text:p>
          </table:table-cell>
          <table:table-cell office:value-type="float" office:value="81.92">
            <text:p>81.92</text:p>
          </table:table-cell>
          <table:table-cell office:value-type="string">
            <text:p/>
          </table:table-cell>
          <table:table-cell office:value-type="float" office:value="79.13">
            <text:p>79.13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.50">
            <text:p>9.5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Sorting alg, extra tasks for the higher grade are not solved 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Additional tasks - late submission </text:p>
          </table:table-cell>
          <table:table-cell office:value-type="float" office:value="85.00">
            <text:p>85.00</text:p>
          </table:table-cell>
          <table:table-cell office:value-type="string">
            <text:p>- extra tasks for the higher grade </text:p>
          </table:table-cell>
          <table:table-cell office:value-type="float" office:value="90.91">
            <text:p>90.91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3/5 tasks</text:p>
          </table:table-cell>
          <table:table-cell office:value-type="float" office:value="85.00">
            <text:p>85.00</text:p>
          </table:table-cell>
          <table:table-cell office:value-type="string">
            <text:p>- defense</text:p>
          </table:table-cell>
          <table:table-cell office:value-type="float" office:value="60.00">
            <text:p>60.00</text:p>
          </table:table-cell>
          <table:table-cell office:value-type="string">
            <text:p>70% of the group had the same solution</text:p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Nursultan</text:p>
          </table:table-cell>
          <table:table-cell office:value-type="string">
            <text:p>Zhumabay</text:p>
          </table:table-cell>
          <table:table-cell office:value-type="string">
            <text:p>241510@astanait.edu.kz</text:p>
          </table:table-cell>
          <table:table-cell office:value-type="string">
            <text:p/>
          </table:table-cell>
          <table:table-cell office:value-type="string">
            <text:p>SE-2418</text:p>
          </table:table-cell>
          <table:table-cell office:value-type="string">
            <text:p>241510@astanait.edu.kz</text:p>
          </table:table-cell>
          <table:table-cell office:value-type="float" office:value="84.49">
            <text:p>84.49</text:p>
          </table:table-cell>
          <table:table-cell office:value-type="string">
            <text:p/>
          </table:table-cell>
          <table:table-cell office:value-type="float" office:value="80.01">
            <text:p>80.01</text:p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.00">
            <text:p>9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Sorting alg, extra tasks for the higher grade are not solved </text:p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Late submission </text:p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9.00">
            <text:p>89.00</text:p>
          </table:table-cell>
          <table:table-cell office:value-type="string">
            <text:p>- extra tasks for the higher grade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1 task=70% of the group had the same solution</text:p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Sultanbek</text:p>
          </table:table-cell>
          <table:table-cell office:value-type="string">
            <text:p>Zhumagali</text:p>
          </table:table-cell>
          <table:table-cell office:value-type="string">
            <text:p>241841@astanait.edu.kz</text:p>
          </table:table-cell>
          <table:table-cell office:value-type="string">
            <text:p/>
          </table:table-cell>
          <table:table-cell office:value-type="string">
            <text:p>SE-2420</text:p>
          </table:table-cell>
          <table:table-cell office:value-type="string">
            <text:p>241841@astanait.edu.kz</text:p>
          </table:table-cell>
          <table:table-cell office:value-type="float" office:value="89.00">
            <text:p>89.00</text:p>
          </table:table-cell>
          <table:table-cell office:value-type="string">
            <text:p/>
          </table:table-cell>
          <table:table-cell office:value-type="float" office:value="66.50">
            <text:p>66.50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float" office:value="70.59">
            <text:p>70.59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.50">
            <text:p>9.5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Extra tasks for the higher grade are not solved</text:p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30.00">
            <text:p>30.00</text:p>
          </table:table-cell>
          <table:table-cell office:value-type="string">
            <text:p>- week 6 = 1/6
- hometask </text:p>
          </table:table-cell>
          <table:table-cell office:value-type="float" office:value="75.00">
            <text:p>75.00</text:p>
          </table:table-cell>
          <table:table-cell office:value-type="string">
            <text:p>- classroom task, defense</text:p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9 - empty (10.11.24)</text:p>
          </table:table-cell>
          <table:table-cell office:value-type="float" office:value="75.00">
            <text:p>75.00</text:p>
          </table:table-cell>
          <table:table-cell office:value-type="string">
            <text:p>- defense</text:p>
          </table:table-cell>
          <table:table-cell office:value-type="float" office:value="80.00">
            <text:p>80.00</text:p>
          </table:table-cell>
          <table:table-cell office:value-type="string">
            <text:p>70% of the group had the same solution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Yessen</text:p>
          </table:table-cell>
          <table:table-cell office:value-type="string">
            <text:p>Zhumagali</text:p>
          </table:table-cell>
          <table:table-cell office:value-type="string">
            <text:p>241415@astanait.edu.kz</text:p>
          </table:table-cell>
          <table:table-cell office:value-type="string">
            <text:p/>
          </table:table-cell>
          <table:table-cell office:value-type="string">
            <text:p>SE-2419</text:p>
          </table:table-cell>
          <table:table-cell office:value-type="string">
            <text:p>241415@astanait.edu.kz</text:p>
          </table:table-cell>
          <table:table-cell office:value-type="float" office:value="82.78">
            <text:p>82.78</text:p>
          </table:table-cell>
          <table:table-cell office:value-type="string">
            <text:p/>
          </table:table-cell>
          <table:table-cell office:value-type="float" office:value="88.51">
            <text:p>88.51</text:p>
          </table:table-cell>
          <table:table-cell office:value-type="string">
            <text:p/>
          </table:table-cell>
          <table:table-cell office:value-type="float" office:value="86.00">
            <text:p>86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8.00">
            <text:p>88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.00">
            <text:p>7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Extra tasks for the higher grade are not solved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Late submission 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2.00">
            <text:p>92.00</text:p>
          </table:table-cell>
          <table:table-cell office:value-type="string">
            <text:p>Late submission 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70% of the group had the same solution</text:p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8.00">
            <text:p>88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Sabina</text:p>
          </table:table-cell>
          <table:table-cell office:value-type="string">
            <text:p>Zhumagaliyeva</text:p>
          </table:table-cell>
          <table:table-cell office:value-type="string">
            <text:p>242164@astanait.edu.kz</text:p>
          </table:table-cell>
          <table:table-cell office:value-type="string">
            <text:p/>
          </table:table-cell>
          <table:table-cell office:value-type="string">
            <text:p>SE-2422</text:p>
          </table:table-cell>
          <table:table-cell office:value-type="string">
            <text:p>242164@astanait.edu.kz</text:p>
          </table:table-cell>
          <table:table-cell office:value-type="float" office:value="87.12">
            <text:p>87.12</text:p>
          </table:table-cell>
          <table:table-cell office:value-type="string">
            <text:p/>
          </table:table-cell>
          <table:table-cell office:value-type="float" office:value="72.23">
            <text:p>72.2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68.00">
            <text:p>68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Extra tasks for the higher grade are not solved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Time interval between solved tasks?!</text:p>
          </table:table-cell>
          <table:table-cell office:value-type="float" office:value="80.00">
            <text:p>80.00</text:p>
          </table:table-cell>
          <table:table-cell office:value-type="string">
            <text:p>Time interval between solved tasks?!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9 - empty (10.11.24)</text:p>
          </table:table-cell>
          <table:table-cell office:value-type="float" office:value="80.00">
            <text:p>80.00</text:p>
          </table:table-cell>
          <table:table-cell office:value-type="string">
            <text:p>- Defense </text:p>
          </table:table-cell>
          <table:table-cell office:value-type="float" office:value="80.00">
            <text:p>80.00</text:p>
          </table:table-cell>
          <table:table-cell office:value-type="string">
            <text:p>Task 1=1D array, task 3</text:p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68.00">
            <text:p>68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Altynay</text:p>
          </table:table-cell>
          <table:table-cell office:value-type="string">
            <text:p>Zhumagazykyzy</text:p>
          </table:table-cell>
          <table:table-cell office:value-type="string">
            <text:p>241592@astanait.edu.kz</text:p>
          </table:table-cell>
          <table:table-cell office:value-type="string">
            <text:p/>
          </table:table-cell>
          <table:table-cell office:value-type="string">
            <text:p>SE-2420</text:p>
          </table:table-cell>
          <table:table-cell office:value-type="string">
            <text:p>241592@astanait.edu.kz</text:p>
          </table:table-cell>
          <table:table-cell office:value-type="float" office:value="82.22">
            <text:p>82.22</text:p>
          </table:table-cell>
          <table:table-cell office:value-type="string">
            <text:p/>
          </table:table-cell>
          <table:table-cell office:value-type="float" office:value="64.63">
            <text:p>64.63</text:p>
          </table:table-cell>
          <table:table-cell office:value-type="string">
            <text:p/>
          </table:table-cell>
          <table:table-cell office:value-type="float" office:value="73.00">
            <text:p>73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64.00">
            <text:p>64.00</text:p>
          </table:table-cell>
          <table:table-cell office:value-type="string">
            <text:p/>
          </table:table-cell>
          <table:table-cell office:value-type="float" office:value="82.35">
            <text:p>82.35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.50">
            <text:p>8.5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>Late submission </text:p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30.00">
            <text:p>30.00</text:p>
          </table:table-cell>
          <table:table-cell office:value-type="string">
            <text:p>- week 6 = 1/6
- hometask </text:p>
          </table:table-cell>
          <table:table-cell office:value-type="float" office:value="75.00">
            <text:p>75.00</text:p>
          </table:table-cell>
          <table:table-cell office:value-type="string">
            <text:p>- defense </text:p>
          </table:table-cell>
          <table:table-cell office:value-type="float" office:value="90.91">
            <text:p>90.91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>Week 9 - empty (10.11.24)</text:p>
          </table:table-cell>
          <table:table-cell office:value-type="float" office:value="60.00">
            <text:p>60.00</text:p>
          </table:table-cell>
          <table:table-cell office:value-type="string">
            <text:p>Defense?</text:p>
          </table:table-cell>
          <table:table-cell office:value-type="float" office:value="70.00">
            <text:p>70.00</text:p>
          </table:table-cell>
          <table:table-cell office:value-type="string">
            <text:p>70% of the group had the same solution</text:p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64.00">
            <text:p>64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Yeraly</text:p>
          </table:table-cell>
          <table:table-cell office:value-type="string">
            <text:p>Zhumagul</text:p>
          </table:table-cell>
          <table:table-cell office:value-type="string">
            <text:p>240882@astanait.edu.kz</text:p>
          </table:table-cell>
          <table:table-cell office:value-type="string">
            <text:p/>
          </table:table-cell>
          <table:table-cell office:value-type="string">
            <text:p>SE-2421</text:p>
          </table:table-cell>
          <table:table-cell office:value-type="string">
            <text:p>240882@astanait.edu.kz</text:p>
          </table:table-cell>
          <table:table-cell office:value-type="float" office:value="85.29">
            <text:p>85.29</text:p>
          </table:table-cell>
          <table:table-cell office:value-type="string">
            <text:p/>
          </table:table-cell>
          <table:table-cell office:value-type="float" office:value="77.40">
            <text:p>77.40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float" office:value="82.35">
            <text:p>82.35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.00">
            <text:p>8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7.00">
            <text:p>87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Extra tasks for the higher grade are not solved</text:p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Late submission </text:p>
          </table:table-cell>
          <table:table-cell office:value-type="float" office:value="75.00">
            <text:p>75.00</text:p>
          </table:table-cell>
          <table:table-cell office:value-type="string">
            <text:p>- defense 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Week 9 empty 
! - extra tasks for the higher grade </text:p>
          </table:table-cell>
          <table:table-cell office:value-type="float" office:value="70.00">
            <text:p>70.00</text:p>
          </table:table-cell>
          <table:table-cell office:value-type="string">
            <text:p>Defense?</text:p>
          </table:table-cell>
          <table:table-cell office:value-type="float" office:value="75.00">
            <text:p>75.00</text:p>
          </table:table-cell>
          <table:table-cell office:value-type="string">
            <text:p>Task 1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Adilzhan</text:p>
          </table:table-cell>
          <table:table-cell office:value-type="string">
            <text:p>Zhumash</text:p>
          </table:table-cell>
          <table:table-cell office:value-type="string">
            <text:p>241824@astanait.edu.kz</text:p>
          </table:table-cell>
          <table:table-cell office:value-type="string">
            <text:p/>
          </table:table-cell>
          <table:table-cell office:value-type="string">
            <text:p>SE-2422</text:p>
          </table:table-cell>
          <table:table-cell office:value-type="string">
            <text:p>241824@astanait.edu.kz</text:p>
          </table:table-cell>
          <table:table-cell office:value-type="float" office:value="87.47">
            <text:p>87.47</text:p>
          </table:table-cell>
          <table:table-cell office:value-type="string">
            <text:p/>
          </table:table-cell>
          <table:table-cell office:value-type="float" office:value="79.53">
            <text:p>79.53</text:p>
          </table:table-cell>
          <table:table-cell office:value-type="string">
            <text:p/>
          </table:table-cell>
          <table:table-cell office:value-type="float" office:value="84.00">
            <text:p>84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.50">
            <text:p>8.5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>task 2 = val</text:p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Extra tasks for the higher grade are not solved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>- additional tasks </text:p>
          </table:table-cell>
          <table:table-cell office:value-type="float" office:value="80.00">
            <text:p>80.00</text:p>
          </table:table-cell>
          <table:table-cell office:value-type="string">
            <text:p>Late submission 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Week 9 - empty 
! Late submission 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- rand</text:p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  <table:table-row>
          <table:table-cell office:value-type="string">
            <text:p>Bekzat</text:p>
          </table:table-cell>
          <table:table-cell office:value-type="string">
            <text:p>Zhumirov</text:p>
          </table:table-cell>
          <table:table-cell office:value-type="string">
            <text:p>241390@astanait.edu.kz</text:p>
          </table:table-cell>
          <table:table-cell office:value-type="string">
            <text:p/>
          </table:table-cell>
          <table:table-cell office:value-type="string">
            <text:p>SE-2416</text:p>
          </table:table-cell>
          <table:table-cell office:value-type="string">
            <text:p>241390@astanait.edu.kz</text:p>
          </table:table-cell>
          <table:table-cell office:value-type="float" office:value="84.42">
            <text:p>84.42</text:p>
          </table:table-cell>
          <table:table-cell office:value-type="string">
            <text:p/>
          </table:table-cell>
          <table:table-cell office:value-type="float" office:value="83.60">
            <text:p>83.60</text:p>
          </table:table-cell>
          <table:table-cell office:value-type="string">
            <text:p/>
          </table:table-cell>
          <table:table-cell office:value-type="float" office:value="84.00">
            <text:p>84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8.00">
            <text:p>98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Extra tasks for the higher grade are not solved </text:p>
          </table:table-cell>
          <table:table-cell office:value-type="float" office:value="90.00">
            <text:p>90.00</text:p>
          </table:table-cell>
          <table:table-cell office:value-type="string">
            <text:p>- defense</text:p>
          </table:table-cell>
          <table:table-cell office:value-type="float" office:value="70.00">
            <text:p>70.00</text:p>
          </table:table-cell>
          <table:table-cell office:value-type="string">
            <text:p>Interval between solving tasks less than 1 min?! - defense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91">
            <text:p>90.91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Week 9 - empty</text:p>
          </table:table-cell>
          <table:table-cell office:value-type="float" office:value="80.00">
            <text:p>80.00</text:p>
          </table:table-cell>
          <table:table-cell office:value-type="string">
            <text:p>- defense</text:p>
          </table:table-cell>
          <table:table-cell office:value-type="float" office:value="85.00">
            <text:p>85.00</text:p>
          </table:table-cell>
          <table:table-cell office:value-type="string">
            <text:p>- report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string">
            <text:p>17320331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3.11.6+ (Build: 20220325)</meta:generator>
    <meta:initial-creator>Aisulu Nurlankyzy</meta:initial-creator>
    <meta:creation-date>2024-11-19T21:18:42</meta:creation-date>
    <meta:document-statistic meta:table-count="1" meta:cell-count="0" meta:object-count="0"/>
  </office:meta>
</office:document-meta>
</file>